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Times New Roman1" svg:font-family="'Times New Roman'" style:font-adornments="Normal" style:font-family-generic="roman"/>
    <style:font-face style:name="Arial4" svg:font-family="Arial" style:font-adornments="Normal" style:font-family-generic="swiss"/>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left="0.05pt solid #000000" fo:border-right="none" fo:border-top="0.05pt solid #000000" fo:border-bottom="none"/>
    </style:style>
    <style:style style:name="Tableau1.B1" style:family="table-cell">
      <style:table-cell-properties fo:padding="0.097cm" fo:border-left="1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none"/>
    </style:style>
    <style:style style:name="Tableau1.B2" style:family="table-cell">
      <style:table-cell-properties fo:padding="0.097cm" fo:border-left="1pt solid #000000" fo:border-right="0.05pt solid #000000" fo:border-top="none" fo:border-bottom="none"/>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1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6.334cm" style:rel-column-width="21845*"/>
    </style:style>
    <style:style style:name="Tableau2.B" style:family="table-column">
      <style:table-column-properties style:column-width="3.166cm" style:rel-column-width="10922*"/>
    </style:style>
    <style:style style:name="Tableau2.C" style:family="table-column">
      <style:table-column-properties style:column-width="3.166cm" style:rel-column-width="10923*"/>
    </style:style>
    <style:style style:name="Tableau2.A1" style:family="table-cell">
      <style:table-cell-properties fo:padding="0.097cm" fo:border-left="1pt solid #000000" fo:border-right="none" fo:border-top="1pt solid #000000" fo:border-bottom="1pt solid #000000"/>
    </style:style>
    <style:style style:name="Tableau2.D1" style:family="table-cell">
      <style:table-cell-properties fo:padding="0.097cm" fo:border="1pt solid #000000"/>
    </style:style>
    <style:style style:name="Tableau2.A2" style:family="table-cell">
      <style:table-cell-properties fo:padding="0.097cm" fo:border-left="1pt solid #000000" fo:border-right="none" fo:border-top="none" fo:border-bottom="1pt solid #000000"/>
    </style:style>
    <style:style style:name="Tableau2.C2" style:family="table-cell">
      <style:table-cell-properties fo:padding="0.097cm" fo:border-left="1pt solid #000000" fo:border-right="1pt solid #000000" fo:border-top="none" fo:border-bottom="1pt solid #000000"/>
    </style:style>
    <style:style style:name="Tableau3" style:family="table">
      <style:table-properties style:width="6.6cm" fo:margin-top="0.3cm" fo:margin-bottom="0.3cm" table:align="center"/>
    </style:style>
    <style:style style:name="Tableau3.A" style:family="table-column">
      <style:table-column-properties style:column-width="1.796cm"/>
    </style:style>
    <style:style style:name="Tableau3.B" style:family="table-column">
      <style:table-column-properties style:column-width="2.006cm"/>
    </style:style>
    <style:style style:name="Tableau3.C" style:family="table-column">
      <style:table-column-properties style:column-width="2.799cm"/>
    </style:style>
    <style:style style:name="Tableau3.A1" style:family="table-cell">
      <style:table-cell-properties style:vertical-align="middle" fo:padding="0.097cm" fo:border-left="1pt solid #000000" fo:border-right="none" fo:border-top="1pt solid #000000" fo:border-bottom="1pt solid #000000"/>
    </style:style>
    <style:style style:name="Tableau3.C1" style:family="table-cell">
      <style:table-cell-properties style:vertical-align="middle" fo:padding="0.097cm" fo:border="1pt solid #000000"/>
    </style:style>
    <style:style style:name="Tableau3.A2" style:family="table-cell">
      <style:table-cell-properties style:vertical-align="middle" fo:padding="0.097cm" fo:border-left="1pt solid #000000" fo:border-right="none" fo:border-top="none" fo:border-bottom="1pt solid #000000"/>
    </style:style>
    <style:style style:name="Tableau3.C2"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4.491cm" fo:margin-top="1cm" fo:margin-bottom="1cm" table:align="center"/>
    </style:style>
    <style:style style:name="Tableau4.A" style:family="table-column">
      <style:table-column-properties style:column-width="1.122cm"/>
    </style:style>
    <style:style style:name="Tableau4.B" style:family="table-column">
      <style:table-column-properties style:column-width="1.124cm"/>
    </style:style>
    <style:style style:name="Tableau4.A1" style:family="table-cell">
      <style:table-cell-properties fo:padding="0.097cm" fo:border="none"/>
    </style:style>
    <style:style style:name="Tableau4.A3" style:family="table-cell">
      <style:table-cell-properties fo:padding="0.097cm" fo:border-left="none" fo:border-right="none" fo:border-top="1pt solid #000000" fo:border-bottom="none"/>
    </style:style>
    <style:style style:name="Tableau5" style:family="table">
      <style:table-properties style:width="7.735cm" fo:margin-top="0.3cm" fo:margin-bottom="0.3cm" table:align="center"/>
    </style:style>
    <style:style style:name="Tableau5.A" style:family="table-column">
      <style:table-column-properties style:column-width="1.547cm"/>
    </style:style>
    <style:style style:name="Tableau5.A1" style:family="table-cell">
      <style:table-cell-properties style:vertical-align="middle" fo:padding="0.097cm" fo:border-left="1pt solid #000000" fo:border-right="none" fo:border-top="1pt solid #000000" fo:border-bottom="1pt solid #000000"/>
    </style:style>
    <style:style style:name="Tableau5.E1" style:family="table-cell">
      <style:table-cell-properties style:vertical-align="middle" fo:padding="0.097cm" fo:border="1pt solid #000000"/>
    </style:style>
    <style:style style:name="Tableau5.A2" style:family="table-cell">
      <style:table-cell-properties style:vertical-align="middle" fo:padding="0.097cm" fo:border-left="1pt solid #000000" fo:border-right="none" fo:border-top="none" fo:border-bottom="1pt solid #000000"/>
    </style:style>
    <style:style style:name="Tableau5.E2" style:family="table-cell">
      <style:table-cell-properties style:vertical-align="middle" fo:padding="0.097cm" fo:border-left="1pt solid #000000" fo:border-right="1pt solid #000000" fo:border-top="none" fo:border-bottom="1pt solid #000000"/>
    </style:style>
    <style:style style:name="Tableau6" style:family="table">
      <style:table-properties style:width="19.001cm" table:align="margins"/>
    </style:style>
    <style:style style:name="Tableau6.A" style:family="table-column">
      <style:table-column-properties style:column-width="5.593cm" style:rel-column-width="19291*"/>
    </style:style>
    <style:style style:name="Tableau6.B" style:family="table-column">
      <style:table-column-properties style:column-width="10.206cm" style:rel-column-width="35201*"/>
    </style:style>
    <style:style style:name="Tableau6.C" style:family="table-column">
      <style:table-column-properties style:column-width="3.201cm" style:rel-column-width="11043*"/>
    </style:style>
    <style:style style:name="Tableau6.A1" style:family="table-cell">
      <style:table-cell-properties fo:padding="0cm" fo:border="none"/>
    </style:style>
    <style:style style:name="Tableau6.C1" style:family="table-cell">
      <style:table-cell-properties style:vertical-align="bottom" fo:padding="0cm" fo:border="none"/>
    </style:style>
    <style:style style:name="Tableau7" style:family="table">
      <style:table-properties style:width="2.401cm" table:align="left"/>
    </style:style>
    <style:style style:name="Tableau7.A" style:family="table-column">
      <style:table-column-properties style:column-width="1.157cm"/>
    </style:style>
    <style:style style:name="Tableau7.B" style:family="table-column">
      <style:table-column-properties style:column-width="1.244cm"/>
    </style:style>
    <style:style style:name="Tableau7.A1" style:family="table-cell">
      <style:table-cell-properties fo:padding="0.097cm" fo:border-left="1pt solid #000000" fo:border-right="none" fo:border-top="1pt solid #000000" fo:border-bottom="1pt solid #000000"/>
    </style:style>
    <style:style style:name="Tableau7.B1" style:family="table-cell">
      <style:table-cell-properties fo:padding="0.097cm" fo:border="1pt solid #000000"/>
    </style:style>
    <style:style style:name="Tableau7.A2" style:family="table-cell">
      <style:table-cell-properties fo:padding="0.097cm" fo:border-left="1pt solid #000000" fo:border-right="none" fo:border-top="none" fo:border-bottom="1pt solid #000000"/>
    </style:style>
    <style:style style:name="Tableau7.B2" style:family="table-cell">
      <style:table-cell-properties fo:padding="0.097cm" fo:border-left="1pt solid #000000" fo:border-right="1pt solid #000000" fo:border-top="none" fo:border-bottom="1pt solid #000000"/>
    </style:style>
    <style:style style:name="Tableau7" style:family="table">
      <style:table-properties style:width="2.401cm" table:align="left"/>
    </style:style>
    <style:style style:name="Tableau7.A" style:family="table-column">
      <style:table-column-properties style:column-width="1.157cm"/>
    </style:style>
    <style:style style:name="Tableau7.B" style:family="table-column">
      <style:table-column-properties style:column-width="1.244cm"/>
    </style:style>
    <style:style style:name="Tableau7.A1" style:family="table-cell">
      <style:table-cell-properties fo:padding="0.097cm" fo:border-left="1pt solid #000000" fo:border-right="none" fo:border-top="1pt solid #000000" fo:border-bottom="1pt solid #000000"/>
    </style:style>
    <style:style style:name="Tableau7.B1" style:family="table-cell">
      <style:table-cell-properties fo:padding="0.097cm" fo:border="1pt solid #000000"/>
    </style:style>
    <style:style style:name="Tableau7.A2" style:family="table-cell">
      <style:table-cell-properties fo:padding="0.097cm" fo:border-left="1pt solid #000000" fo:border-right="none" fo:border-top="none" fo:border-bottom="1pt solid #000000"/>
    </style:style>
    <style:style style:name="Tableau7.B2" style:family="table-cell">
      <style:table-cell-properties fo:padding="0.097cm" fo:border-left="1pt solid #000000" fo:border-right="1pt solid #000000" fo:border-top="none" fo:border-bottom="1pt solid #000000"/>
    </style:style>
    <style:style style:name="P1" style:family="paragraph" style:parent-style-name="tfTitre_20_Chapitre">
      <style:text-properties officeooo:paragraph-rsid="00fe52ac"/>
    </style:style>
    <style:style style:name="P2" style:family="paragraph" style:parent-style-name="Standard">
      <style:text-properties officeooo:paragraph-rsid="0101d793"/>
    </style:style>
    <style:style style:name="P3" style:family="paragraph" style:parent-style-name="Standard">
      <style:paragraph-properties fo:text-align="center" style:justify-single-word="false"/>
      <style:text-properties officeooo:paragraph-rsid="0103c6c1"/>
    </style:style>
    <style:style style:name="P4" style:family="paragraph" style:parent-style-name="Standard">
      <style:paragraph-properties fo:text-align="center" style:justify-single-word="false"/>
      <style:text-properties officeooo:paragraph-rsid="012ece35"/>
    </style:style>
    <style:style style:name="P5" style:family="paragraph" style:parent-style-name="Standard">
      <style:paragraph-properties fo:text-align="center" style:justify-single-word="false"/>
      <style:text-properties officeooo:paragraph-rsid="013371ce"/>
    </style:style>
    <style:style style:name="P6" style:family="paragraph" style:parent-style-name="Standard">
      <style:text-properties officeooo:rsid="0107fa44" officeooo:paragraph-rsid="0107fa44"/>
    </style:style>
    <style:style style:name="P7" style:family="paragraph" style:parent-style-name="Standard">
      <style:paragraph-properties fo:text-align="center" style:justify-single-word="false"/>
      <style:text-properties fo:font-size="12pt" officeooo:rsid="0103c6c1" officeooo:paragraph-rsid="0103c6c1" style:font-size-asian="12pt" style:font-size-complex="12pt"/>
    </style:style>
    <style:style style:name="P8" style:family="paragraph" style:parent-style-name="Standard">
      <style:text-properties fo:font-weight="bold" officeooo:rsid="0107fa44" officeooo:paragraph-rsid="0107fa44" style:font-weight-asian="bold" style:font-weight-complex="bold"/>
    </style:style>
    <style:style style:name="P9" style:family="paragraph" style:parent-style-name="Standard">
      <style:text-properties fo:font-weight="bold" officeooo:rsid="011349dc" officeooo:paragraph-rsid="011349dc" style:font-weight-asian="bold" style:font-weight-complex="bold"/>
    </style:style>
    <style:style style:name="P10" style:family="paragraph" style:parent-style-name="Standard">
      <style:text-properties officeooo:paragraph-rsid="0107fa44"/>
    </style:style>
    <style:style style:name="P11" style:family="paragraph" style:parent-style-name="Standard">
      <style:text-properties officeooo:rsid="010b2673" officeooo:paragraph-rsid="010b2673"/>
    </style:style>
    <style:style style:name="P12" style:family="paragraph" style:parent-style-name="Standard">
      <style:text-properties officeooo:rsid="010b2673" officeooo:paragraph-rsid="01128cd5"/>
    </style:style>
    <style:style style:name="P13" style:family="paragraph" style:parent-style-name="Standard">
      <style:text-properties officeooo:rsid="0113e8e1" officeooo:paragraph-rsid="0113e8e1"/>
    </style:style>
    <style:style style:name="P14" style:family="paragraph" style:parent-style-name="Standard">
      <style:paragraph-properties fo:text-align="center" style:justify-single-word="false"/>
      <style:text-properties officeooo:rsid="011fce17" officeooo:paragraph-rsid="011fce17"/>
    </style:style>
    <style:style style:name="P15" style:family="paragraph" style:parent-style-name="Standard">
      <style:text-properties officeooo:rsid="0120e6d5" officeooo:paragraph-rsid="0136c562"/>
    </style:style>
    <style:style style:name="P16" style:family="paragraph" style:parent-style-name="Standard">
      <style:text-properties officeooo:rsid="012285d0" officeooo:paragraph-rsid="012285d0"/>
    </style:style>
    <style:style style:name="P17" style:family="paragraph" style:parent-style-name="Standard">
      <style:text-properties officeooo:rsid="012285d0" officeooo:paragraph-rsid="012ece35"/>
    </style:style>
    <style:style style:name="P18" style:family="paragraph" style:parent-style-name="Standard">
      <style:text-properties officeooo:paragraph-rsid="0123f4be"/>
    </style:style>
    <style:style style:name="P19" style:family="paragraph" style:parent-style-name="Standard">
      <style:paragraph-properties fo:text-align="start" style:justify-single-word="false"/>
      <style:text-properties officeooo:rsid="012d7276" officeooo:paragraph-rsid="012d7276"/>
    </style:style>
    <style:style style:name="P20" style:family="paragraph" style:parent-style-name="Standard">
      <style:text-properties officeooo:paragraph-rsid="012ece35"/>
    </style:style>
    <style:style style:name="P21" style:family="paragraph" style:parent-style-name="Standard">
      <style:text-properties officeooo:paragraph-rsid="013371ce"/>
    </style:style>
    <style:style style:name="P22" style:family="paragraph" style:parent-style-name="Standard">
      <style:text-properties officeooo:rsid="01169579" officeooo:paragraph-rsid="01169579"/>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103c6c1"/>
    </style:style>
    <style:style style:name="P25" style:family="paragraph" style:parent-style-name="Table_20_Contents">
      <style:paragraph-properties fo:text-align="center" style:justify-single-word="false"/>
      <style:text-properties officeooo:rsid="0101d793" officeooo:paragraph-rsid="0101d793"/>
    </style:style>
    <style:style style:name="P26" style:family="paragraph" style:parent-style-name="Table_20_Contents">
      <style:paragraph-properties fo:text-align="center" style:justify-single-word="false"/>
      <style:text-properties officeooo:rsid="010c41e2" officeooo:paragraph-rsid="010c41e2"/>
    </style:style>
    <style:style style:name="P27" style:family="paragraph" style:parent-style-name="Table_20_Contents">
      <style:paragraph-properties fo:text-align="center" style:justify-single-word="false"/>
      <style:text-properties officeooo:rsid="010d60c5" officeooo:paragraph-rsid="010d60c5"/>
    </style:style>
    <style:style style:name="P28" style:family="paragraph" style:parent-style-name="Table_20_Contents">
      <style:paragraph-properties fo:text-align="center" style:justify-single-word="false"/>
      <style:text-properties officeooo:rsid="01169579" officeooo:paragraph-rsid="01169579"/>
    </style:style>
    <style:style style:name="P29" style:family="paragraph" style:parent-style-name="Table_20_Contents">
      <style:paragraph-properties fo:text-align="center" style:justify-single-word="false"/>
      <style:text-properties officeooo:rsid="01169579" officeooo:paragraph-rsid="011e4f59"/>
    </style:style>
    <style:style style:name="P30" style:family="paragraph" style:parent-style-name="Table_20_Contents">
      <style:paragraph-properties fo:text-align="center" style:justify-single-word="false"/>
      <style:text-properties officeooo:rsid="01186718" officeooo:paragraph-rsid="01186718"/>
    </style:style>
    <style:style style:name="P31" style:family="paragraph" style:parent-style-name="Table_20_Contents">
      <style:paragraph-properties fo:text-align="center" style:justify-single-word="false"/>
      <style:text-properties officeooo:rsid="011e4f59" officeooo:paragraph-rsid="011e4f59"/>
    </style:style>
    <style:style style:name="P32" style:family="paragraph" style:parent-style-name="Table_20_Contents">
      <style:paragraph-properties fo:text-align="center" style:justify-single-word="false"/>
      <style:text-properties officeooo:rsid="011b27ae" officeooo:paragraph-rsid="011b27ae"/>
    </style:style>
    <style:style style:name="P33" style:family="paragraph" style:parent-style-name="Table_20_Contents">
      <style:paragraph-properties fo:text-align="center" style:justify-single-word="false"/>
      <style:text-properties officeooo:rsid="012d7276" officeooo:paragraph-rsid="012d7276"/>
    </style:style>
    <style:style style:name="P34" style:family="paragraph" style:parent-style-name="Table_20_Contents">
      <style:paragraph-properties fo:text-align="start" style:justify-single-word="false"/>
      <style:text-properties officeooo:rsid="012d7276" officeooo:paragraph-rsid="012d7276"/>
    </style:style>
    <style:style style:name="P35" style:family="paragraph" style:parent-style-name="Standard">
      <loext:graphic-properties draw:fill="none"/>
      <style:paragraph-properties fo:margin-left="0.499cm" fo:margin-right="0cm" fo:text-indent="0cm" style:auto-text-indent="false" fo:background-color="transparent"/>
      <style:text-properties officeooo:rsid="011c8924" officeooo:paragraph-rsid="011c8924"/>
    </style:style>
    <style:style style:name="P36" style:family="paragraph" style:parent-style-name="Standard">
      <loext:graphic-properties draw:fill="none"/>
      <style:paragraph-properties fo:margin-left="0.499cm" fo:margin-right="0cm" fo:text-indent="0cm" style:auto-text-indent="false" fo:background-color="transparent"/>
      <style:text-properties officeooo:rsid="011d596f" officeooo:paragraph-rsid="011d596f"/>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paragraph-rsid="0153fc12"/>
    </style:style>
    <style:style style:name="P38" style:family="paragraph" style:parent-style-name="Standard">
      <loext:graphic-properties draw:fill="none"/>
      <style:paragraph-properties fo:margin-left="0.499cm" fo:margin-right="0cm" fo:text-indent="0cm" style:auto-text-indent="false" fo:background-color="transparent"/>
      <style:text-properties officeooo:paragraph-rsid="0159ab35"/>
    </style:style>
    <style:style style:name="P39" style:family="paragraph" style:parent-style-name="Standard" style:master-page-name="">
      <loext:graphic-properties draw:fill="none"/>
      <style:paragraph-properties fo:margin-left="0.499cm" fo:margin-right="0cm" fo:margin-top="0cm" fo:margin-bottom="0.199cm" loext:contextual-spacing="false" fo:text-indent="0cm" style:auto-text-indent="false" style:page-number="auto" fo:background-color="transparent"/>
      <style:text-properties officeooo:paragraph-rsid="0120e6d5"/>
    </style:style>
    <style:style style:name="P40" style:family="paragraph" style:parent-style-name="Standard" style:master-page-name="">
      <loext:graphic-properties draw:fill="none" draw:fill-gradient-name="gradient" draw:fill-hatch-name="hatch"/>
      <style:paragraph-properties fo:margin-left="0.499cm" fo:margin-right="0cm" fo:margin-top="0cm" fo:margin-bottom="0.499cm" loext:contextual-spacing="false" fo:text-indent="0cm" style:auto-text-indent="false" style:page-number="auto" fo:background-color="transparent">
        <style:tab-stops/>
      </style:paragraph-properties>
      <style:text-properties officeooo:paragraph-rsid="013e533a"/>
    </style:style>
    <style:style style:name="P41" style:family="paragraph" style:parent-style-name="Standard" style:master-page-name="">
      <loext:graphic-properties draw:fill="none"/>
      <style:paragraph-properties fo:margin-left="0.499cm" fo:margin-right="0cm" fo:margin-top="0cm" fo:margin-bottom="0.499cm" loext:contextual-spacing="false" fo:text-indent="0cm" style:auto-text-indent="false" style:page-number="auto" fo:background-color="transparent"/>
      <style:text-properties officeooo:paragraph-rsid="0145a002"/>
    </style:style>
    <style:style style:name="P42" style:family="paragraph" style:parent-style-name="Standard" style:master-page-name="">
      <loext:graphic-properties draw:fill="none"/>
      <style:paragraph-properties fo:margin-left="0.499cm" fo:margin-right="0cm" fo:margin-top="0cm" fo:margin-bottom="0.499cm" loext:contextual-spacing="false" fo:text-indent="0cm" style:auto-text-indent="false" style:page-number="auto" fo:background-color="transparent"/>
      <style:text-properties officeooo:paragraph-rsid="014b218e"/>
    </style:style>
    <style:style style:name="P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13e533a"/>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141303a"/>
    </style:style>
    <style:style style:name="P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14e24af"/>
    </style:style>
    <style:style style:name="P46" style:family="paragraph" style:parent-style-name="Standard">
      <loext:graphic-properties draw:fill="none"/>
      <style:paragraph-properties fo:margin-left="0cm" fo:margin-right="0cm" fo:text-indent="0cm" style:auto-text-indent="false" fo:background-color="transparent"/>
      <style:text-properties officeooo:rsid="0120e6d5" officeooo:paragraph-rsid="0120e6d5"/>
    </style:style>
    <style:style style:name="P47" style:family="paragraph" style:parent-style-name="Standard">
      <loext:graphic-properties draw:fill="none"/>
      <style:paragraph-properties fo:margin-left="0cm" fo:margin-right="0cm" fo:text-indent="0cm" style:auto-text-indent="false" fo:background-color="transparent"/>
      <style:text-properties officeooo:rsid="0120e6d5" officeooo:paragraph-rsid="0146e56e"/>
    </style:style>
    <style:style style:name="P48" style:family="paragraph" style:parent-style-name="Standard">
      <loext:graphic-properties draw:fill-hatch-name="hatch"/>
      <style:paragraph-properties fo:margin-top="0cm" fo:margin-bottom="0.199cm" loext:contextual-spacing="false"/>
      <style:text-properties officeooo:rsid="01307bb3" officeooo:paragraph-rsid="01307bb3"/>
    </style:style>
    <style:style style:name="P49" style:family="paragraph" style:parent-style-name="Standard">
      <loext:graphic-properties draw:fill-hatch-name="hatch"/>
      <style:paragraph-properties fo:margin-top="0cm" fo:margin-bottom="0.199cm" loext:contextual-spacing="false"/>
      <style:text-properties officeooo:rsid="01307bb3" officeooo:paragraph-rsid="013371ce"/>
    </style:style>
    <style:style style:name="P50" style:family="paragraph" style:parent-style-name="Standard" style:master-page-name="">
      <style:paragraph-properties fo:margin-top="0cm" fo:margin-bottom="0.199cm" loext:contextual-spacing="false" style:page-number="auto"/>
      <style:text-properties officeooo:paragraph-rsid="0153fc12"/>
    </style:style>
    <style:style style:name="P51" style:family="paragraph" style:parent-style-name="Standard" style:master-page-name="">
      <style:paragraph-properties fo:margin-top="0cm" fo:margin-bottom="0.199cm" loext:contextual-spacing="false" style:page-number="auto"/>
      <style:text-properties officeooo:paragraph-rsid="0159ab35"/>
    </style:style>
    <style:style style:name="P52" style:family="paragraph" style:parent-style-name="Standard" style:list-style-name="tfPuce">
      <style:text-properties officeooo:paragraph-rsid="010a55e9"/>
    </style:style>
    <style:style style:name="P53" style:family="paragraph" style:parent-style-name="Standard" style:list-style-name="tfPuce">
      <style:text-properties officeooo:paragraph-rsid="0127ebf1"/>
    </style:style>
    <style:style style:name="P54" style:family="paragraph" style:parent-style-name="Standard" style:list-style-name="tfPuce">
      <style:text-properties officeooo:paragraph-rsid="011349dc"/>
    </style:style>
    <style:style style:name="P55" style:family="paragraph" style:parent-style-name="Standard" style:list-style-name="tfPuce">
      <style:text-properties officeooo:paragraph-rsid="01169579"/>
    </style:style>
    <style:style style:name="P56" style:family="paragraph" style:parent-style-name="Standard" style:list-style-name="tfPuce">
      <style:text-properties officeooo:paragraph-rsid="011e4f59"/>
    </style:style>
    <style:style style:name="P57" style:family="paragraph" style:parent-style-name="Standard" style:list-style-name="tfPuce">
      <style:text-properties officeooo:paragraph-rsid="012d7276"/>
    </style:style>
    <style:style style:name="P58" style:family="paragraph" style:parent-style-name="Standard" style:list-style-name="tfPuce">
      <style:text-properties officeooo:rsid="0107fa44" officeooo:paragraph-rsid="0107fa44"/>
    </style:style>
    <style:style style:name="P59" style:family="paragraph" style:parent-style-name="Standard" style:list-style-name="tfPuce">
      <style:text-properties officeooo:rsid="010b2673" officeooo:paragraph-rsid="01128cd5"/>
    </style:style>
    <style:style style:name="P60" style:family="paragraph" style:parent-style-name="Standard" style:list-style-name="tfPuce">
      <style:paragraph-properties>
        <style:tab-stops>
          <style:tab-stop style:position="3.496cm"/>
          <style:tab-stop style:position="6.502cm"/>
          <style:tab-stop style:position="9.506cm"/>
          <style:tab-stop style:position="12.492cm"/>
        </style:tab-stops>
      </style:paragraph-properties>
      <style:text-properties officeooo:rsid="010b2673" officeooo:paragraph-rsid="01128cd5"/>
    </style:style>
    <style:style style:name="P61" style:family="paragraph" style:parent-style-name="Standard" style:list-style-name="tfPuce">
      <style:text-properties officeooo:rsid="011b27ae" officeooo:paragraph-rsid="011b27ae"/>
    </style:style>
    <style:style style:name="P62" style:family="paragraph" style:parent-style-name="Standard" style:list-style-name="tfPuce">
      <style:paragraph-properties fo:line-height="150%"/>
      <style:text-properties officeooo:rsid="011e4f59" officeooo:paragraph-rsid="011fce17"/>
    </style:style>
    <style:style style:name="P63" style:family="paragraph" style:parent-style-name="Standard" style:list-style-name="tfPuce">
      <style:text-properties officeooo:rsid="011fce17" officeooo:paragraph-rsid="011fce17"/>
    </style:style>
    <style:style style:name="P64" style:family="paragraph" style:parent-style-name="Standard">
      <style:paragraph-properties fo:text-align="center" style:justify-single-word="false"/>
    </style:style>
    <style:style style:name="P65" style:family="paragraph" style:parent-style-name="Standard" style:list-style-name="tfPuce">
      <loext:graphic-properties draw:fill-gradient-name="gradient" draw:fill-hatch-name="hatch"/>
      <style:paragraph-properties fo:margin-top="0cm" fo:margin-bottom="0.199cm" loext:contextual-spacing="false">
        <style:tab-stops/>
      </style:paragraph-properties>
      <style:text-properties officeooo:rsid="01186718" officeooo:paragraph-rsid="013e533a"/>
    </style:style>
    <style:style style:name="P66" style:family="paragraph" style:parent-style-name="Standard" style:list-style-name="tfPuce">
      <style:paragraph-properties fo:margin-top="0cm" fo:margin-bottom="0.199cm" loext:contextual-spacing="false"/>
      <style:text-properties style:font-name="Arial4" officeooo:rsid="011fce17" officeooo:paragraph-rsid="013e533a" style:font-name-asian="Arial4" style:font-name-complex="Arial4"/>
    </style:style>
    <style:style style:name="P67" style:family="paragraph" style:parent-style-name="Standard" style:list-style-name="tfPuce">
      <loext:graphic-properties draw:fill="none"/>
      <style:paragraph-properties fo:margin-top="0cm" fo:margin-bottom="0.199cm" loext:contextual-spacing="false" fo:background-color="transparent"/>
      <style:text-properties officeooo:paragraph-rsid="0149c638"/>
    </style:style>
    <style:style style:name="P68" style:family="paragraph" style:parent-style-name="Standard" style:list-style-name="tfPuce">
      <style:paragraph-properties fo:margin-top="0cm" fo:margin-bottom="0.199cm" loext:contextual-spacing="false"/>
      <style:text-properties officeooo:paragraph-rsid="014e24af"/>
    </style:style>
    <style:style style:name="P69" style:family="paragraph" style:parent-style-name="Standard" style:list-style-name="tfPuce">
      <loext:graphic-properties draw:fill-hatch-name="hatch"/>
      <style:paragraph-properties fo:margin-top="0cm" fo:margin-bottom="0.199cm" loext:contextual-spacing="false"/>
      <style:text-properties officeooo:paragraph-rsid="01307bb3"/>
    </style:style>
    <style:style style:name="P70" style:family="paragraph" style:parent-style-name="Standard" style:list-style-name="tfPuce">
      <loext:graphic-properties draw:fill-hatch-name="hatch"/>
      <style:paragraph-properties fo:margin-top="0cm" fo:margin-bottom="0.199cm" loext:contextual-spacing="false"/>
      <style:text-properties officeooo:rsid="012ece35" officeooo:paragraph-rsid="012ece35"/>
    </style:style>
    <style:style style:name="P71" style:family="paragraph" style:parent-style-name="Standard" style:list-style-name="tfPuce">
      <loext:graphic-properties draw:fill-hatch-name="hatch"/>
      <style:paragraph-properties fo:margin-top="0cm" fo:margin-bottom="0.199cm" loext:contextual-spacing="false"/>
      <style:text-properties officeooo:rsid="01307bb3" officeooo:paragraph-rsid="013371ce"/>
    </style:style>
    <style:style style:name="P72" style:family="paragraph" style:parent-style-name="Standard" style:list-style-name="tfPuce">
      <loext:graphic-properties draw:fill-hatch-name="hatch"/>
      <style:paragraph-properties fo:margin-top="0cm" fo:margin-bottom="0.199cm" loext:contextual-spacing="false"/>
      <style:text-properties officeooo:rsid="0120e6d5" officeooo:paragraph-rsid="0139fe5a"/>
    </style:style>
    <style:style style:name="P73" style:family="paragraph" style:parent-style-name="Standard" style:list-style-name="tfPuce" style:master-page-name="">
      <loext:graphic-properties draw:fill="none"/>
      <style:paragraph-properties fo:margin-top="0cm" fo:margin-bottom="0.199cm" loext:contextual-spacing="false" style:page-number="auto" fo:background-color="transparent"/>
      <style:text-properties officeooo:paragraph-rsid="0145a002"/>
    </style:style>
    <style:style style:name="P74" style:family="paragraph" style:parent-style-name="tfTitre_20_1_29_">
      <style:text-properties officeooo:rsid="01169579" officeooo:paragraph-rsid="01169579"/>
    </style:style>
    <style:style style:name="P75" style:family="paragraph" style:parent-style-name="tfTitre_20_1_29_">
      <style:text-properties officeooo:paragraph-rsid="0146e56e"/>
    </style:style>
    <style:style style:name="P76" style:family="paragraph" style:parent-style-name="tfTitre_20_1_29_">
      <style:text-properties officeooo:paragraph-rsid="012ece35"/>
    </style:style>
    <style:style style:name="P77" style:family="paragraph" style:parent-style-name="tfTitre_20_1_29_">
      <style:paragraph-properties fo:break-before="page"/>
      <style:text-properties officeooo:rsid="011d596f" officeooo:paragraph-rsid="011d596f"/>
    </style:style>
    <style:style style:name="P78" style:family="paragraph" style:parent-style-name="tfTitre_20_1_29_">
      <style:paragraph-properties fo:break-before="page"/>
      <style:text-properties officeooo:paragraph-rsid="011fce17"/>
    </style:style>
    <style:style style:name="P79" style:family="paragraph" style:parent-style-name="tfTitre_20_1_29_">
      <style:paragraph-properties fo:break-before="page"/>
      <style:text-properties officeooo:paragraph-rsid="013371ce"/>
    </style:style>
    <style:style style:name="P80" style:family="paragraph" style:parent-style-name="tfTitre_20_I_29_">
      <style:paragraph-properties fo:break-before="page"/>
    </style:style>
    <style:style style:name="P81" style:family="paragraph" style:parent-style-name="tfTitre_20_I_29_">
      <style:paragraph-properties fo:break-before="page"/>
      <style:text-properties officeooo:rsid="0120e6d5" officeooo:paragraph-rsid="012285d0"/>
    </style:style>
    <style:style style:name="P8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indent="0cm"/>
    </style:style>
    <style:style style:name="P8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writing-mode="lr-tb"/>
    </style:style>
    <style:style style:name="P9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c0c0c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98"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1128cd5" style:font-weight-asian="bold" style:font-weight-complex="bold"/>
    </style:style>
    <style:style style:name="T3" style:family="text">
      <style:text-properties officeooo:rsid="00fe52ac"/>
    </style:style>
    <style:style style:name="T4" style:family="text">
      <style:text-properties officeooo:rsid="0101ba2e"/>
    </style:style>
    <style:style style:name="T5" style:family="text">
      <style:text-properties officeooo:rsid="0101d793"/>
    </style:style>
    <style:style style:name="T6" style:family="text">
      <style:text-properties officeooo:rsid="0103c6c1"/>
    </style:style>
    <style:style style:name="T7" style:family="text">
      <style:text-properties officeooo:rsid="01046ad5"/>
    </style:style>
    <style:style style:name="T8" style:family="text">
      <style:text-properties officeooo:rsid="01050b15"/>
    </style:style>
    <style:style style:name="T9" style:family="text">
      <style:text-properties officeooo:rsid="010645f9"/>
    </style:style>
    <style:style style:name="T10" style:family="text">
      <style:text-properties officeooo:rsid="0107fa44"/>
    </style:style>
    <style:style style:name="T11" style:family="text">
      <style:text-properties officeooo:rsid="0108d592"/>
    </style:style>
    <style:style style:name="T12" style:family="text">
      <style:text-properties officeooo:rsid="010a55e9"/>
    </style:style>
    <style:style style:name="T13" style:family="text">
      <style:text-properties officeooo:rsid="010c3cef"/>
    </style:style>
    <style:style style:name="T14" style:family="text">
      <style:text-properties officeooo:rsid="010c41e2"/>
    </style:style>
    <style:style style:name="T15" style:family="text">
      <style:text-properties officeooo:rsid="01128cd5"/>
    </style:style>
    <style:style style:name="T16" style:family="text">
      <style:text-properties officeooo:rsid="011349dc"/>
    </style:style>
    <style:style style:name="T17" style:family="text">
      <style:text-properties officeooo:rsid="0113e8e1"/>
    </style:style>
    <style:style style:name="T18" style:family="text">
      <style:text-properties officeooo:rsid="0114c316"/>
    </style:style>
    <style:style style:name="T19" style:family="text">
      <style:text-properties officeooo:rsid="01161c9e"/>
    </style:style>
    <style:style style:name="T20" style:family="text">
      <style:text-properties officeooo:rsid="01169579"/>
    </style:style>
    <style:style style:name="T21" style:family="text">
      <style:text-properties officeooo:rsid="011b0a5b"/>
    </style:style>
    <style:style style:name="T22" style:family="text">
      <style:text-properties officeooo:rsid="011b27ae"/>
    </style:style>
    <style:style style:name="T23" style:family="text">
      <style:text-properties officeooo:rsid="011d596f"/>
    </style:style>
    <style:style style:name="T24" style:family="text">
      <style:text-properties officeooo:rsid="011e4f59"/>
    </style:style>
    <style:style style:name="T25" style:family="text">
      <style:text-properties style:font-name="Arial4" style:font-name-asian="Arial4" style:font-name-complex="Arial4"/>
    </style:style>
    <style:style style:name="T26" style:family="text">
      <style:text-properties style:font-name="Arial4" officeooo:rsid="011fce17" style:font-name-asian="Arial4" style:font-name-complex="Arial4"/>
    </style:style>
    <style:style style:name="T27" style:family="text">
      <style:text-properties style:font-name="Arial4" officeooo:rsid="013c7cb6" style:font-name-asian="Arial4" style:font-name-complex="Arial4"/>
    </style:style>
    <style:style style:name="T28" style:family="text">
      <style:text-properties style:font-name="Arial4" officeooo:rsid="0141303a" style:font-name-asian="Arial4" style:font-name-complex="Arial4"/>
    </style:style>
    <style:style style:name="T29" style:family="text">
      <style:text-properties style:font-name="Arial4" officeooo:rsid="0145d44a" style:font-name-asian="Arial4" style:font-name-complex="Arial4"/>
    </style:style>
    <style:style style:name="T30" style:family="text">
      <style:text-properties style:font-name="Arial4" officeooo:rsid="014b0d0d" style:font-name-asian="Arial4" style:font-name-complex="Arial4"/>
    </style:style>
    <style:style style:name="T31" style:family="text">
      <style:text-properties style:font-name="Arial4" officeooo:rsid="014c26e9" style:font-name-asian="Arial4" style:font-name-complex="Arial4"/>
    </style:style>
    <style:style style:name="T32" style:family="text">
      <style:text-properties style:font-name="Arial4" officeooo:rsid="014e24af" style:font-name-asian="Arial4" style:font-name-complex="Arial4"/>
    </style:style>
    <style:style style:name="T33" style:family="text">
      <style:text-properties style:font-name="Arial4" officeooo:rsid="0153fc12" style:font-name-asian="Arial4" style:font-name-complex="Arial4"/>
    </style:style>
    <style:style style:name="T34" style:family="text">
      <style:text-properties style:font-name="Arial4" officeooo:rsid="01580666" style:font-name-asian="Arial4" style:font-name-complex="Arial4"/>
    </style:style>
    <style:style style:name="T35" style:family="text">
      <style:text-properties style:font-name="Arial4" officeooo:rsid="0159ab35" style:font-name-asian="Arial4" style:font-name-complex="Arial4"/>
    </style:style>
    <style:style style:name="T36" style:family="text">
      <style:text-properties officeooo:rsid="011fce17"/>
    </style:style>
    <style:style style:name="T37" style:family="text">
      <style:text-properties officeooo:rsid="012285d0"/>
    </style:style>
    <style:style style:name="T38" style:family="text">
      <style:text-properties officeooo:rsid="0123f4be"/>
    </style:style>
    <style:style style:name="T39" style:family="text">
      <style:text-properties officeooo:rsid="01260027"/>
    </style:style>
    <style:style style:name="T40" style:family="text">
      <style:text-properties officeooo:rsid="0127ebf1"/>
    </style:style>
    <style:style style:name="T41" style:family="text">
      <style:text-properties officeooo:rsid="01291d07"/>
    </style:style>
    <style:style style:name="T42" style:family="text">
      <style:text-properties officeooo:rsid="012d7276"/>
    </style:style>
    <style:style style:name="T43" style:family="text">
      <style:text-properties officeooo:rsid="012ec32a"/>
    </style:style>
    <style:style style:name="T44" style:family="text">
      <style:text-properties officeooo:rsid="012ece35"/>
    </style:style>
    <style:style style:name="T45" style:family="text">
      <style:text-properties officeooo:rsid="0132ae93"/>
    </style:style>
    <style:style style:name="T46" style:family="text">
      <style:text-properties officeooo:rsid="013371ce"/>
    </style:style>
    <style:style style:name="T47" style:family="text">
      <style:text-properties officeooo:rsid="0139fe5a"/>
    </style:style>
    <style:style style:name="T48" style:family="text">
      <style:text-properties style:font-name="Arial" officeooo:rsid="013bd983"/>
    </style:style>
    <style:style style:name="T49" style:family="text">
      <style:text-properties style:font-name="Arial" officeooo:rsid="013c669f"/>
    </style:style>
    <style:style style:name="T50" style:family="text">
      <style:text-properties style:font-name="Arial" officeooo:rsid="013e533a"/>
    </style:style>
    <style:style style:name="T51" style:family="text">
      <style:text-properties style:font-name="Arial" officeooo:rsid="01425412"/>
    </style:style>
    <style:style style:name="T52" style:family="text">
      <style:text-properties style:font-name="Arial" officeooo:rsid="0148d18e"/>
    </style:style>
    <style:style style:name="T53" style:family="text">
      <style:text-properties style:font-name="Arial" officeooo:rsid="0153fc12"/>
    </style:style>
    <style:style style:name="T54" style:family="text">
      <style:text-properties fo:font-variant="normal" fo:text-transform="none" style:font-name="Arial2" fo:font-size="14pt" fo:font-style="normal" fo:font-weight="bold" officeooo:rsid="0146e56e" style:font-size-asian="13pt" style:font-weight-asian="bold" style:font-size-complex="13pt" style:font-weight-complex="bold"/>
    </style:style>
    <style:style style:name="T55" style:family="text">
      <style:text-properties fo:font-variant="normal" fo:text-transform="none" style:font-name="Arial2" fo:font-size="14pt" fo:font-style="normal" fo:font-weight="bold" officeooo:rsid="014c3e92" style:font-size-asian="13pt" style:font-weight-asian="bold" style:font-size-complex="13pt" style:font-weight-complex="bold"/>
    </style:style>
    <style:style style:name="T56" style:family="text">
      <style:text-properties fo:font-variant="normal" fo:text-transform="none" style:font-name="Arial2" fo:font-size="14pt" fo:font-style="normal" fo:font-weight="bold" officeooo:rsid="014e24af" style:font-size-asian="13pt" style:font-weight-asian="bold" style:font-size-complex="13pt" style:font-weight-complex="bold"/>
    </style:style>
    <style:style style:name="T57" style:family="text">
      <style:text-properties fo:font-variant="normal" fo:text-transform="none" style:font-name="Arial3" fo:font-size="18pt" fo:font-style="italic" fo:font-weight="bold" officeooo:rsid="015a3cd1" style:font-size-asian="20pt" style:font-weight-asian="bold" style:font-size-complex="20pt" style:font-weight-complex="bold"/>
    </style:style>
    <style:style style:name="T58" style:family="text">
      <style:text-properties officeooo:rsid="013c669f"/>
    </style:style>
    <style:style style:name="T59" style:family="text">
      <style:text-properties officeooo:rsid="013c7cb6"/>
    </style:style>
    <style:style style:name="T60" style:family="text">
      <style:text-properties officeooo:rsid="013e533a"/>
    </style:style>
    <style:style style:name="T61" style:family="text">
      <style:text-properties officeooo:rsid="01425412"/>
    </style:style>
    <style:style style:name="T62" style:family="text">
      <style:text-properties officeooo:rsid="0120e6d5"/>
    </style:style>
    <style:style style:name="T63" style:family="text">
      <style:text-properties officeooo:rsid="0145a002"/>
    </style:style>
    <style:style style:name="T64" style:family="text">
      <style:text-properties style:text-position="0% 100%" officeooo:rsid="014b218e"/>
    </style:style>
    <style:style style:name="T65" style:family="text">
      <style:text-properties style:text-position="0% 100%" officeooo:rsid="0149c638"/>
    </style:style>
    <style:style style:name="T66" style:family="text">
      <style:text-properties style:text-position="0% 100%" style:font-name="Arial" officeooo:rsid="014b218e"/>
    </style:style>
    <style:style style:name="T67" style:family="text">
      <style:text-properties style:text-position="0% 100%" officeooo:rsid="014b218e" style:text-overline-style="solid" style:text-overline-width="auto" style:text-overline-color="font-color"/>
    </style:style>
    <style:style style:name="T68" style:family="text">
      <style:text-properties style:text-position="0% 100%" officeooo:rsid="014c26e9" style:text-overline-style="solid" style:text-overline-width="auto" style:text-overline-color="font-color"/>
    </style:style>
    <style:style style:name="T69" style:family="text">
      <style:text-properties style:text-position="0% 100%" officeooo:rsid="014c26e9"/>
    </style:style>
    <style:style style:name="T70" style:family="text">
      <style:text-properties style:text-position="0% 100%" officeooo:rsid="014fb622"/>
    </style:style>
    <style:style style:name="T71" style:family="text">
      <style:text-properties officeooo:rsid="0148d18e"/>
    </style:style>
    <style:style style:name="T72" style:family="text">
      <style:text-properties officeooo:rsid="014e0e61"/>
    </style:style>
    <style:style style:name="T73" style:family="text">
      <style:text-properties officeooo:rsid="014e24af"/>
    </style:style>
    <style:style style:name="T74" style:family="text">
      <style:text-properties officeooo:rsid="0153fc12"/>
    </style:style>
    <style:style style:name="T75" style:family="text">
      <style:text-properties officeooo:rsid="01307bb3"/>
    </style:style>
    <style:style style:name="T76" style:family="text">
      <style:text-properties officeooo:rsid="015a3cd1"/>
    </style:style>
    <style:style style:name="T7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365cm" fo:min-width="1.134cm" fo:padding-top="0.139cm" fo:padding-bottom="0.139cm" fo:padding-left="0.265cm" fo:padding-right="0.26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78cm" fo:min-width="0.286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365cm" fo:min-width="1.136cm" fo:padding-top="0.139cm" fo:padding-bottom="0.139cm" fo:padding-left="0.265cm" fo:padding-right="0.26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78cm" fo:min-width="0.286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1.159cm" fo:min-width="0.794cm" fo:padding-top="0.139cm" fo:padding-bottom="0.139cm" fo:padding-left="0.265cm" fo:padding-right="0.265cm" draw:shadow="hidden" draw:shadow-offset-x="0.199cm" draw:shadow-offset-y="0.199cm" draw:shadow-color="#808080" style:run-through="foreground"/>
      <style:paragraph-properties style:writing-mode="lr-tb"/>
    </style:style>
    <style:style style:name="gr7"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1.157cm" fo:min-width="0.794cm" fo:padding-top="0.139cm" fo:padding-bottom="0.139cm" fo:padding-left="0.265cm" fo:padding-right="0.265cm" draw:shadow="hidden" draw:shadow-offset-x="0.199cm" draw:shadow-offset-y="0.199cm" draw:shadow-color="#808080" style:run-through="foreground"/>
      <style:paragraph-properties style:writing-mode="lr-tb"/>
    </style:style>
    <style:style style:name="gr8"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1.159cm" fo:min-width="0.794cm" fo:padding-top="0.139cm" fo:padding-bottom="0.139cm" fo:padding-left="0.265cm" fo:padding-right="0.265cm" draw:shadow="hidden" draw:shadow-offset-x="0.199cm" draw:shadow-offset-y="0.199cm" draw:shadow-color="#808080" style:run-through="foreground"/>
      <style:paragraph-properties style:writing-mode="lr-tb"/>
    </style:style>
    <style:style style:name="gr9"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1.157cm" fo:min-width="0.794cm" fo:padding-top="0.139cm" fo:padding-bottom="0.139cm" fo:padding-left="0.265cm" fo:padding-right="0.265cm" draw:shadow="hidden" draw:shadow-offset-x="0.199cm" draw:shadow-offset-y="0.199cm" draw:shadow-color="#808080" style:run-through="foreground"/>
      <style:paragraph-properties style:writing-mode="lr-tb"/>
    </style:style>
    <style:style style:name="gr10"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464cm" fo:min-width="0.889cm"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363cm" fo:min-width="1.136cm" fo:padding-top="0.139cm" fo:padding-bottom="0.139cm" fo:padding-left="0.265cm" fo:padding-right="0.26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78cm" fo:min-width="1.639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363cm" fo:min-width="0.418cm" fo:padding-top="0.139cm" fo:padding-bottom="0.139cm" fo:padding-left="0.265cm" fo:padding-right="0.26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478cm" fo:min-width="2.092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7"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0" style:family="graphic">
      <style:graphic-properties style:run-through="foreground"/>
    </style:style>
    <style:style style:name="gr21"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2"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1"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2"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3"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4"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5"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6"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7"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9"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0"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1"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2"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3"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solid" svg:stroke-width="0.101cm" svg:stroke-color="#000000" draw:marker-start="" draw:marker-start-width="0.349cm" draw:marker-start-center="false" draw:marker-end="" draw:marker-end-width="0.349cm" draw:marker-end-center="false" draw:fill="solid"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5"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0.82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48"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563cm" fo:min-width="0.593cm" fo:padding-top="0.139cm" fo:padding-bottom="0.139cm" fo:padding-left="0.265cm" fo:padding-right="0.265cm" fo:wrap-option="wrap"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69cm" fo:min-width="0.70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7cm" fo:min-width="0.7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69cm" fo:min-width="0.28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0.49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0.2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282cm" fo:min-width="0.171cm" fo:padding-top="0.139cm" fo:padding-bottom="0.139cm" fo:padding-left="0.265cm" fo:padding-right="0.265cm" fo:wrap-option="wrap"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0.82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6cm" fo:min-width="0.49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0.2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0.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draw:auto-grow-height="false" fo:min-height="0.813cm" fo:min-width="0.564cm" fo:padding-top="0.139cm" fo:padding-bottom="0.139cm" fo:padding-left="0.265cm" fo:padding-right="0.265cm" fo:wrap-option="wrap"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4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21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55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8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93cm" fo:min-width="0.4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5" style:family="graphic">
      <style:graphic-properties draw:stroke="solid" draw:stroke-dash="Dash_20_Dot_20_1" svg:stroke-width="0.03cm" svg:stroke-color="#000000" draw:marker-start="" draw:marker-start-width="0.25cm" draw:marker-start-center="false" draw:marker-end="" draw:marker-end-width="0.25cm" draw:marker-end-center="false" draw:stroke-linejoin="miter" svg:stroke-linecap="butt" draw:fill="solid" draw:fill-color="#729fcf" draw:textarea-horizontal-align="center" draw:textarea-vertical-align="middle" fo:padding-top="0.139cm" fo:padding-bottom="0.139cm" fo:padding-left="0.265cm" fo:padding-right="0.265cm" fo:wrap-option="wrap" draw:shadow="hidden" draw:shadow-offset-x="0.199cm" draw:shadow-offset-y="0.199cm" draw:shadow-color="#808080" style:run-through="foreground"/>
    </style:style>
    <style:style style:name="gr66" style:family="graphic">
      <style:graphic-properties draw:stroke="solid" draw:stroke-dash="Dash_20_Dot_20_1" svg:stroke-width="0.03cm" svg:stroke-color="#000000" draw:marker-start="" draw:marker-start-width="0.25cm" draw:marker-start-center="false" draw:marker-end="" draw:marker-end-width="0.25cm" draw:marker-end-center="false" draw:stroke-linejoin="miter" svg:stroke-linecap="butt" draw:fill="none" draw:fill-color="#ffffff" draw:textarea-horizontal-align="center" draw:textarea-vertical-align="middle" fo:padding-top="0.139cm" fo:padding-bottom="0.139cm" fo:padding-left="0.265cm" fo:padding-right="0.265cm" fo:wrap-option="wrap" draw:shadow="hidden" draw:shadow-offset-x="0.199cm" draw:shadow-offset-y="0.199cm" draw:shadow-color="#808080" style:run-through="foreground"/>
    </style:style>
    <style:style style:name="gr67" style:family="graphic">
      <style:graphic-properties draw:stroke="solid" draw:stroke-dash="Dash_20_Dot_20_1" svg:stroke-width="0.03cm" svg:stroke-color="#000000" draw:marker-start="" draw:marker-start-width="0.25cm" draw:marker-start-center="false" draw:marker-end="" draw:marker-end-width="0.25cm" draw:marker-end-center="false" draw:stroke-linejoin="miter" svg:stroke-linecap="butt" draw:fill="none" draw:fill-color="#c0c0c0" draw:textarea-horizontal-align="center" draw:textarea-vertical-align="middle" fo:padding-top="0.139cm" fo:padding-bottom="0.139cm" fo:padding-left="0.265cm" fo:padding-right="0.265cm" fo:wrap-option="wrap" draw:shadow="hidden" draw:shadow-offset-x="0.199cm" draw:shadow-offset-y="0.199cm" draw:shadow-color="#808080" style:run-through="foreground"/>
    </style:style>
    <style:style style:name="gr68" style:family="graphic">
      <style:graphic-properties draw:stroke="solid" draw:stroke-dash="Dash_20_Dot_20_1" svg:stroke-width="0.03cm" svg:stroke-color="#000000" draw:marker-start="" draw:marker-start-width="0.25cm" draw:marker-start-center="false" draw:marker-end="" draw:marker-end-width="0.25cm" draw:marker-end-center="false" draw:stroke-linejoin="none" svg:stroke-linecap="butt" draw:fill="solid" draw:fill-color="#000000" draw:textarea-horizontal-align="center" draw:textarea-vertical-align="middle" fo:padding-top="0.139cm" fo:padding-bottom="0.139cm" fo:padding-left="0.265cm" fo:padding-right="0.265cm" fo:wrap-option="wrap"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7cm" fo:min-width="0.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5cm" fo:min-width="0.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5cm" fo:min-width="0.2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5cm" fo:min-width="0.21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649cm" fo:min-width="0.4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651cm" fo:min-width="0.4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651cm" fo:min-width="0.2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653cm" fo:min-width="0.21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7" style:family="graphic">
      <style:graphic-properties draw:stroke="solid" draw:stroke-dash="Dash_20_Dot_20_1" svg:stroke-width="0.03cm" svg:stroke-color="#000000" draw:marker-start="" draw:marker-start-width="0.25cm" draw:marker-start-center="false" draw:marker-end="" draw:marker-end-width="0.25cm" draw:marker-end-center="false" draw:stroke-linejoin="miter" svg:stroke-linecap="butt" draw:fill="none" draw:fill-color="#000000" draw:textarea-horizontal-align="center" draw:textarea-vertical-align="middle" fo:padding-top="0.139cm" fo:padding-bottom="0.139cm" fo:padding-left="0.265cm" fo:padding-right="0.265cm" fo:wrap-option="wrap"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2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cm" fo:min-width="0.21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2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27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8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2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07cm" fo:min-width="0cm" fo:padding-top="0.03cm" fo:padding-bottom="0.03cm" fo:padding-left="0.15cm" fo:padding-right="0.15cm" fo:wrap-option="wrap" draw:shadow="hidden" draw:shadow-offset-x="0.199cm" draw:shadow-offset-y="0.199cm" draw:shadow-color="#808080" style:run-through="foreground"/>
      <style:paragraph-properties style:writing-mode="lr-tb"/>
    </style:style>
    <style:style style:name="gr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07cm" fo:min-width="0cm" fo:padding-top="0.03cm" fo:padding-bottom="0.03cm" fo:padding-left="0.049cm" fo:padding-right="0.049cm" fo:wrap-option="wrap" draw:shadow="hidden" draw:shadow-offset-x="0.199cm" draw:shadow-offset-y="0.199cm" draw:shadow-color="#808080" style:run-through="foreground"/>
      <style:paragraph-properties style:writing-mode="lr-tb"/>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242cm" fo:padding-top="0.03cm" fo:padding-bottom="0.03cm" fo:padding-left="0.049cm" fo:padding-right="0.049cm" fo:wrap-option="wrap" draw:shadow="hidden" draw:shadow-offset-x="0.199cm" draw:shadow-offset-y="0.199cm" draw:shadow-color="#808080" style:run-through="foreground"/>
      <style:paragraph-properties style:writing-mode="lr-tb"/>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217cm" fo:padding-top="0.03cm" fo:padding-bottom="0.03cm" fo:padding-left="0.049cm" fo:padding-right="0.049cm" fo:wrap-option="wrap" draw:shadow="hidden" draw:shadow-offset-x="0.199cm" draw:shadow-offset-y="0.199cm" draw:shadow-color="#808080" style:run-through="foreground"/>
      <style:paragraph-properties style:writing-mode="lr-tb"/>
    </style:style>
    <style:style style:name="gr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196cm" fo:padding-top="0.03cm" fo:padding-bottom="0.03cm" fo:padding-left="0.049cm" fo:padding-right="0.049cm" fo:wrap-option="wrap" draw:shadow="hidden" draw:shadow-offset-x="0.199cm" draw:shadow-offset-y="0.199cm" draw:shadow-color="#808080" style:run-through="foreground"/>
      <style:paragraph-properties style:writing-mode="lr-tb"/>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161cm" fo:padding-top="0.03cm" fo:padding-bottom="0.03cm" fo:padding-left="0.049cm" fo:padding-right="0.049cm" fo:wrap-option="wrap" draw:shadow="hidden" draw:shadow-offset-x="0.199cm" draw:shadow-offset-y="0.199cm" draw:shadow-color="#808080" style:run-through="foreground"/>
      <style:paragraph-properties style:writing-mode="lr-tb"/>
    </style:style>
    <style:style style:name="gr91" style:family="graphic">
      <style:graphic-properties draw:stroke="solid" draw:stroke-dash="Dash_20_Dot_20_1" svg:stroke-width="0.03cm" svg:stroke-color="#000000" draw:marker-start="" draw:marker-start-width="0.25cm" draw:marker-start-center="false" draw:marker-end="" draw:marker-end-width="0.25cm" draw:marker-end-center="false" draw:stroke-linejoin="none" svg:stroke-linecap="butt" draw:fill="none" draw:fill-color="#000000" draw:textarea-horizontal-align="center" draw:textarea-vertical-align="middle" fo:padding-top="0.139cm" fo:padding-bottom="0.139cm" fo:padding-left="0.265cm" fo:padding-right="0.26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P : </text:span><text:span text:style-name="T3">A l’intérieur d’un processeur</text:span></text:p>
      <text:p text:style-name="Standard"/>
      <text:p text:style-name="Standard">Un processeur est constitué d’un très grand nombre de transistors interconnectés (<text:span text:style-name="T48">environ </text:span>un milliard pour les processeurs actuels). Chacun de ces transistors fonctionne comme un interrupteur commandable électriquement. <text:span text:style-name="T3">Or</text:span> il est difficile de concevoir comment, en assemblant de simples interrupteurs, on peut obtenir quelque chose d’aussi puissant et compliqué qu'un processeur !</text:p>
      <text:p text:style-name="Standard">Le but de ce TP est donc d'approcher un tout petit peu ce grand mystère en réalisant une « U<text:span text:style-name="T76">nité </text:span>A<text:span text:style-name="T76">rithmétique et </text:span>L<text:span text:style-name="T76">ogique »</text:span> très rudimentaire.</text:p>
      <text:p text:style-name="Standard"/>
      <text:p text:style-name="Standard"/>
      <text:list xml:id="list1470313847" text:style-name="tfNum_20_I_29_">
        <text:list-item>
          <text:p text:style-name="tfTitre_20_I_29_">La brique de base : le transistor MOSFET</text:p>
        </text:list-item>
      </text:list>
      <text:p text:style-name="P18">Ces transistors ont 3 broches, dont l’une (la grille <text:span text:style-name="T5">G</text:span>) permet de commander le passage du courant entre les deux autres (le drain <text:span text:style-name="T5">D </text:span>et la source <text:span text:style-name="T38">S</text:span>).</text:p>
      <text:p text:style-name="P13">La grille est isolée du reste du transistor et n’est donc traversée par aucun courant.</text:p>
      <text:p text:style-name="P13"/>
      <text:p text:style-name="P2"><text:span text:style-name="T8">Il y a </text:span><text:span text:style-name="T4">deux </text:span><text:span text:style-name="T38">sorte</text:span><text:span text:style-name="T4">s </text:span><text:span text:style-name="T8">de transistors MOSFET,</text:span><text:span text:style-name="T4"> </text:span><text:span text:style-name="T8">ceux de</text:span><text:span text:style-name="T4"> type N et </text:span><text:span text:style-name="T8">ceux de</text:span><text:span text:style-name="T4"> type P, </text:span><text:span text:style-name="T6">dont la structure interne </text:span><text:span text:style-name="T7">et</text:span><text:span text:style-name="T6"> le fonctionnement sont symétriques.</text:span></text:p>
      <text:p text:style-name="P2"/>
      <text:p text:style-name="P6">Comme on cherche <text:span text:style-name="T14">ici</text:span> à implémenter des fonctions booléennes, on ne considérera que deux niveaux de tension : le niveau bas noté 0 (0V) et le niveau haut noté 1 (en général 5V).</text:p>
      <text:p text:style-name="Standard"/>
      <table:table table:name="Tableau1" table:style-name="Tableau1">
        <table:table-column table:style-name="Tableau1.A"/>
        <table:table-column table:style-name="Tableau1.B"/>
        <table:table-row table:style-name="TableLine94174589437088">
          <table:table-cell table:style-name="Tableau1.A1" office:value-type="string">
            <text:p text:style-name="P25">T<text:span text:style-name="T58">ransistor de t</text:span>ype N</text:p>
          </table:table-cell>
          <table:table-cell table:style-name="Tableau1.B1" office:value-type="string">
            <text:p text:style-name="P24"><text:span text:style-name="T49">Transistor d</text:span><text:span text:style-name="T58">e t</text:span><text:span text:style-name="T6">ype P </text:span><text:span text:style-name="T8">(petit rond sur la grille)</text:span></text:p>
          </table:table-cell>
        </table:table-row>
        <table:table-row table:style-name="TableLine94174591688528">
          <table:table-cell table:style-name="Tableau1.A2" office:value-type="string">
            <text:p text:style-name="P3"><draw:g text:anchor-type="as-char" draw:z-index="0" draw:name="Objet de groupe 1" draw:style-name="gr45"><draw:line draw:style-name="gr65" draw:text-style-name="P91" svg:x1="2.981cm" svg:y1="3.22cm" svg:x2="2.399cm" svg:y2="3.22cm"><text:p/></draw:line><draw:line draw:style-name="gr65" draw:text-style-name="P91" svg:x1="2.973cm" svg:y1="2.371cm" svg:x2="2.391cm" svg:y2="2.371cm"><text:p/></draw:line><draw:line draw:style-name="gr65" draw:text-style-name="P91" svg:x1="2.391cm" svg:y1="3.22cm" svg:x2="2.391cm" svg:y2="3.353cm"><text:p/></draw:line><draw:line draw:style-name="gr65" draw:text-style-name="P91" svg:x1="2.391cm" svg:y1="3.337cm" svg:x2="2.391cm" svg:y2="2.243cm"><text:p/></draw:line><draw:line draw:style-name="gr65" draw:text-style-name="P91" svg:x1="1.363cm" svg:y1="2.796cm" svg:x2="2.223cm" svg:y2="2.796cm"><text:p/></draw:line><draw:line draw:style-name="gr65" draw:text-style-name="P91" svg:x1="2.232cm" svg:y1="2.585cm" svg:x2="2.232cm" svg:y2="3.008cm"><text:p/></draw:line><draw:line draw:style-name="gr65" draw:text-style-name="P91" svg:x1="2.973cm" svg:y1="2.386cm" svg:x2="2.973cm" svg:y2="1.796cm"><text:p/></draw:line><draw:line draw:style-name="gr65" draw:text-style-name="P91" svg:x1="2.973cm" svg:y1="0.949cm" svg:x2="2.973cm" svg:y2="0.346cm"><text:p/></draw:line><draw:line draw:style-name="gr65" draw:text-style-name="P91" svg:x1="2.973cm" svg:y1="3.214cm" svg:x2="2.973cm" svg:y2="5.319cm"><text:p/></draw:line><draw:line draw:style-name="gr65" draw:text-style-name="P91" svg:x1="3.237cm" svg:y1="5.297cm" svg:x2="2.708cm" svg:y2="5.297cm"><text:p/></draw:line><draw:line draw:style-name="gr65" draw:text-style-name="P91" svg:x1="3.131cm" svg:y1="5.426cm" svg:x2="2.814cm" svg:y2="5.426cm"><text:p/></draw:line><draw:line draw:style-name="gr65" draw:text-style-name="P91" svg:x1="3.026cm" svg:y1="5.562cm" svg:x2="2.92cm" svg:y2="5.562cm"><text:p/></draw:line><draw:polyline draw:style-name="gr65" draw:text-style-name="P91" svg:width="0.316cm" svg:height="0.846cm" svg:x="2.814cm" svg:y="0.957cm" svg:viewBox="0 0 317 847" draw:points="159,847 317,794 0,688 317,582 0,477 317,371 0,265 317,159 0,53 159,0"><text:p/></draw:polyline><draw:line draw:style-name="gr65" draw:text-style-name="P91" svg:x1="2.973cm" svg:y1="2.371cm" svg:x2="4.093cm" svg:y2="2.371cm"><text:p/></draw:line><draw:path draw:style-name="gr68" draw:text-style-name="P92" svg:width="0.1cm" svg:height="0.1cm" svg:x="2.923cm" svg:y="2.32cm" svg:viewBox="0 0 101 101" svg:d="M101 50c0 67-101 67-101 0s99-67 99 0z"><text:p/></draw:path><draw:frame draw:style-name="gr85" draw:text-style-name="P99" svg:width="1.438cm" svg:height="0.468cm" svg:x="0cm" svg:y="2.556cm"><draw:text-box><text:p text:style-name="P93"><text:span text:style-name="T83"><text:s/></text:span><text:span text:style-name="T83">entrée </text:span></text:p></draw:text-box></draw:frame><draw:frame draw:style-name="gr86" draw:text-style-name="P99" svg:width="1.28cm" svg:height="0.468cm" svg:x="4.2cm" svg:y="2.124cm"><draw:text-box><text:p text:style-name="P93"><text:span text:style-name="T83">sortie <text:s/></text:span></text:p></draw:text-box></draw:frame><draw:frame draw:style-name="gr87" draw:text-style-name="P100" svg:width="0.341cm" svg:height="0.387cm" svg:x="1.903cm" svg:y="2.429cm"><draw:text-box><text:p text:style-name="P93"><text:span text:style-name="T84">G</text:span></text:p></draw:text-box></draw:frame><draw:frame draw:style-name="gr89" draw:text-style-name="P100" svg:width="0.295cm" svg:height="0.387cm" svg:x="2.988cm" svg:y="3.009cm"><draw:text-box><text:p text:style-name="P93"><text:span text:style-name="T84">S</text:span></text:p></draw:text-box></draw:frame><draw:frame draw:style-name="gr88" draw:text-style-name="P100" svg:width="0.317cm" svg:height="0.387cm" svg:x="2.988cm" svg:y="2.355cm"><draw:text-box><text:p text:style-name="P93"><text:span text:style-name="T84">D</text:span></text:p></draw:text-box></draw:frame><draw:line draw:style-name="gr65" draw:text-style-name="P91" svg:x1="3.237cm" svg:y1="0.346cm" svg:x2="2.708cm" svg:y2="0.346cm"><text:p/></draw:line><draw:frame draw:style-name="gr90" draw:text-style-name="P100" svg:width="0.26cm" svg:height="0.387cm" svg:x="2.836cm" svg:y="0cm"><draw:text-box><text:p text:style-name="P93"><text:span text:style-name="T84">1</text:span></text:p></draw:text-box></draw:frame></draw:g></text:p>
          </table:table-cell>
          <table:table-cell table:style-name="Tableau1.B2" office:value-type="string">
            <text:p text:style-name="P3"><draw:g text:anchor-type="as-char" draw:z-index="1" draw:name="Objet de groupe 2" draw:style-name="gr45"><draw:line draw:style-name="gr65" draw:text-style-name="P91" svg:x1="2.981cm" svg:y1="3.214cm" svg:x2="2.399cm" svg:y2="3.214cm"><text:p/></draw:line><draw:line draw:style-name="gr65" draw:text-style-name="P91" svg:x1="2.973cm" svg:y1="2.368cm" svg:x2="2.391cm" svg:y2="2.368cm"><text:p/></draw:line><draw:line draw:style-name="gr65" draw:text-style-name="P91" svg:x1="2.391cm" svg:y1="3.214cm" svg:x2="2.391cm" svg:y2="3.347cm"><text:p/></draw:line><draw:line draw:style-name="gr65" draw:text-style-name="P91" svg:x1="2.391cm" svg:y1="3.332cm" svg:x2="2.391cm" svg:y2="2.238cm"><text:p/></draw:line><draw:line draw:style-name="gr65" draw:text-style-name="P91" svg:x1="1.363cm" svg:y1="2.79cm" svg:x2="2.036cm" svg:y2="2.79cm"><text:p/></draw:line><draw:line draw:style-name="gr65" draw:text-style-name="P91" svg:x1="2.232cm" svg:y1="2.579cm" svg:x2="2.232cm" svg:y2="3.002cm"><text:p/></draw:line><draw:line draw:style-name="gr65" draw:text-style-name="P91" svg:x1="2.973cm" svg:y1="5.296cm" svg:x2="2.973cm" svg:y2="4.657cm"><text:p/></draw:line><draw:line draw:style-name="gr65" draw:text-style-name="P91" svg:x1="2.973cm" svg:y1="3.81cm" svg:x2="2.973cm" svg:y2="3.207cm"><text:p/></draw:line><draw:line draw:style-name="gr65" draw:text-style-name="P91" svg:x1="2.973cm" svg:y1="0.326cm" svg:x2="2.973cm" svg:y2="2.379cm"><text:p/></draw:line><draw:line draw:style-name="gr65" draw:text-style-name="P91" svg:x1="3.237cm" svg:y1="5.291cm" svg:x2="2.708cm" svg:y2="5.291cm"><text:p/></draw:line><draw:line draw:style-name="gr65" draw:text-style-name="P91" svg:x1="3.131cm" svg:y1="5.424cm" svg:x2="2.814cm" svg:y2="5.424cm"><text:p/></draw:line><draw:line draw:style-name="gr65" draw:text-style-name="P91" svg:x1="3.026cm" svg:y1="5.556cm" svg:x2="2.92cm" svg:y2="5.556cm"><text:p/></draw:line><draw:polyline draw:style-name="gr65" draw:text-style-name="P91" svg:width="0.316cm" svg:height="0.846cm" svg:x="2.814cm" svg:y="3.815cm" svg:viewBox="0 0 317 847" draw:points="159,847 317,794 0,688 317,582 0,477 317,371 0,265 317,159 0,53 159,0"><text:p/></draw:polyline><draw:line draw:style-name="gr65" draw:text-style-name="P91" svg:x1="2.973cm" svg:y1="3.22cm" svg:x2="4.093cm" svg:y2="3.22cm"><text:p/></draw:line><draw:path draw:style-name="gr68" draw:text-style-name="P92" svg:width="0.1cm" svg:height="0.1cm" svg:x="2.923cm" svg:y="3.169cm" svg:viewBox="0 0 101 101" svg:d="M101 50c0 67-101 67-101 0s99-67 99 0z"><text:p/></draw:path><draw:frame draw:style-name="gr85" draw:text-style-name="P99" svg:width="1.438cm" svg:height="0.468cm" svg:x="0cm" svg:y="2.551cm"><draw:text-box><text:p text:style-name="P93"><text:span text:style-name="T83"><text:s/></text:span><text:span text:style-name="T83">entrée </text:span></text:p></draw:text-box></draw:frame><draw:frame draw:style-name="gr86" draw:text-style-name="P99" svg:width="1.28cm" svg:height="0.468cm" svg:x="4.2cm" svg:y="2.972cm"><draw:text-box><text:p text:style-name="P93"><text:span text:style-name="T83">sortie <text:s/></text:span></text:p></draw:text-box></draw:frame><draw:frame draw:style-name="gr87" draw:text-style-name="P100" svg:width="0.341cm" svg:height="0.387cm" svg:x="1.903cm" svg:y="2.325cm"><draw:text-box><text:p text:style-name="P93"><text:span text:style-name="T84">G</text:span></text:p></draw:text-box></draw:frame><draw:frame draw:style-name="gr88" draw:text-style-name="P100" svg:width="0.317cm" svg:height="0.387cm" svg:x="2.988cm" svg:y="2.879cm"><draw:text-box><text:p text:style-name="P93"><text:span text:style-name="T84">D</text:span></text:p></draw:text-box></draw:frame><draw:frame draw:style-name="gr89" draw:text-style-name="P100" svg:width="0.295cm" svg:height="0.387cm" svg:x="2.988cm" svg:y="2.147cm"><draw:text-box><text:p text:style-name="P93"><text:span text:style-name="T84">S</text:span></text:p></draw:text-box></draw:frame><draw:line draw:style-name="gr65" draw:text-style-name="P91" svg:x1="3.237cm" svg:y1="0.344cm" svg:x2="2.708cm" svg:y2="0.344cm"><text:p/></draw:line><draw:frame draw:style-name="gr90" draw:text-style-name="P100" svg:width="0.26cm" svg:height="0.387cm" svg:x="2.847cm" svg:y="0cm"><draw:text-box><text:p text:style-name="P93"><text:span text:style-name="T84">1</text:span></text:p></draw:text-box></draw:frame><draw:path draw:style-name="gr91" draw:text-style-name="P98" svg:width="0.2cm" svg:height="0.198cm" svg:x="2.024cm" svg:y="2.685cm" svg:viewBox="0 0 201 199" svg:d="M201 100c0 133-201 133-201 0s199-133 199 0z"><text:p/></draw:path></draw:g></text:p>
          </table:table-cell>
        </table:table-row>
        <table:table-row table:style-name="TableLine94174591119024">
          <table:table-cell table:style-name="Tableau1.A3" office:value-type="string">
            <text:p text:style-name="P7">Si l’entrée est <text:span text:style-name="T10">à 0</text:span>, le transistor est bloqué</text:p>
            <text:p text:style-name="P7">Si l’entrée est <text:span text:style-name="T10">à 1</text:span>, <text:span text:style-name="T9">il</text:span> est passant</text:p>
          </table:table-cell>
          <table:table-cell table:style-name="Tableau1.B3" office:value-type="string">
            <text:p text:style-name="P7">Si l’entrée est <text:span text:style-name="T10">à 0</text:span>, le transistor est passant</text:p>
            <text:p text:style-name="P7">Si l’entrée est <text:span text:style-name="T10">à 1</text:span>, <text:span text:style-name="T9">il</text:span> est bloqué</text:p>
          </table:table-cell>
        </table:table-row>
      </table:table>
      <text:p text:style-name="Standard"/>
      <text:p text:style-name="P8">A faire :</text:p>
      <text:list xml:id="list3055145384" text:style-name="tfPuce">
        <text:list-item>
          <text:p text:style-name="P52"><text:span text:style-name="T12">Afficher la simulation ci-contre : </text:span><text:a xlink:type="simple" xlink:href="https://www.falstad.com/circuit/circuitjs.html?ctz=CQAgDOB0YzCsICMZICYaoOyYMxgByoBsAnCZiHBAlZQKYC0iiAUAGYhEAsIqXEiVPl79KqJJAQowqFokzjuIgUWXgQFLpHw11EFAgByASwBudAIYBXEABMA5HQB2AFwBOAS7osA7kiG8cKqCwjg4wb7+wqh8UbwE4CwA5nFhwQE4cOL6LABKcSFxJKr6IKJSepIsbgUBhejC1LBgLADycTE8nbyxiIkc-BB8EFxc0eU4ElLQsn6jwoXz8QuRS91rCS0pS2llYyCZ2Yn5S4v7xXpl1JcG1XvRQfcH4epUsG1PqI9wo4HBiX4lMNODxBgCQVcIOFhGCWn5oZCDkRxjl4ci1GDgS0gA" text:style-name="Internet_20_link" text:visited-style-name="Visited_20_Internet_20_Link"><text:span text:style-name="T13">Transistors MOSFET de type N et P</text:span></text:a></text:p>
        </text:list-item>
        <text:list-item>
          <text:p text:style-name="P53"><text:span text:style-name="T10">Bien observer le comportement des deux types de MOSFET </text:span>en <text:span text:style-name="T12">modifiant</text:span><text:span text:style-name="T40"> </text:span><text:span text:style-name="T12">le curseur « Niveau d’entrée » </text:span><text:span text:style-name="T40">(tout à fait à droite de l’écran)</text:span>.</text:p>
        </text:list-item>
        <text:list-item>
          <text:p text:style-name="P58">Dans les deux cas, quel<text:span text:style-name="T18">le</text:span> porte logique très simple obtient-on ?</text:p>
        </text:list-item>
      </text:list>
      <text:p text:style-name="P10"/>
      <text:p text:style-name="P10"/>
      <text:list xml:id="list173613883456973" text:continue-list="list1470313847" text:style-name="tfNum_20_I_29_">
        <text:list-item>
          <text:p text:style-name="P80"><text:span text:style-name="T10">F</text:span>aire une porte logique en assemblant des transistors</text:p>
        </text:list-item>
      </text:list>
      <text:p text:style-name="P11">Les 5 montages ci-dessous correspondent à des portes logiques <text:span text:style-name="T18">différentes</text:span>.</text:p>
      <text:p text:style-name="P11"/>
      <table:table table:name="Tableau2" table:style-name="Tableau2">
        <table:table-column table:style-name="Tableau2.A"/>
        <table:table-column table:style-name="Tableau2.B"/>
        <table:table-column table:style-name="Tableau2.C"/>
        <table:table-column table:style-name="Tableau2.A"/>
        <table:table-row table:style-name="TableLine94174591702160">
          <table:table-cell table:style-name="Tableau2.A1" office:value-type="string">
            <text:p text:style-name="P26">Montage 1</text:p>
            <text:p text:style-name="P23"><draw:g text:anchor-type="as-char" draw:z-index="2" draw:name="Objet de groupe 3" draw:style-name="gr45"><draw:line draw:style-name="gr65" draw:text-style-name="P91" svg:x1="3.242cm" svg:y1="2.281cm" svg:x2="2.66cm" svg:y2="2.281cm"><text:p/></draw:line><draw:line draw:style-name="gr65" draw:text-style-name="P91" svg:x1="3.242cm" svg:y1="1.435cm" svg:x2="2.66cm" svg:y2="1.435cm"><text:p/></draw:line><draw:line draw:style-name="gr65" draw:text-style-name="P91" svg:x1="2.66cm" svg:y1="2.282cm" svg:x2="2.66cm" svg:y2="2.15cm"><text:p/></draw:line><draw:line draw:style-name="gr65" draw:text-style-name="P91" svg:x1="2.66cm" svg:y1="2.148cm" svg:x2="2.66cm" svg:y2="1.99cm"><text:p/></draw:line><draw:line draw:style-name="gr65" draw:text-style-name="P91" svg:x1="2.66cm" svg:y1="1.99cm" svg:x2="2.66cm" svg:y2="1.856cm"><text:p/></draw:line><draw:line draw:style-name="gr65" draw:text-style-name="P91" svg:x1="2.66cm" svg:y1="1.858cm" svg:x2="2.66cm" svg:y2="1.727cm"><text:p/></draw:line><draw:line draw:style-name="gr65" draw:text-style-name="P91" svg:x1="2.66cm" svg:y1="1.727cm" svg:x2="2.66cm" svg:y2="1.568cm"><text:p/></draw:line><draw:line draw:style-name="gr65" draw:text-style-name="P91" svg:x1="2.66cm" svg:y1="1.568cm" svg:x2="2.66cm" svg:y2="1.435cm"><text:p/></draw:line><draw:line draw:style-name="gr65" draw:text-style-name="P91" svg:x1="2.66cm" svg:y1="2.281cm" svg:x2="2.66cm" svg:y2="2.414cm"><text:p/></draw:line><draw:line draw:style-name="gr65" draw:text-style-name="P91" svg:x1="2.66cm" svg:y1="1.435cm" svg:x2="2.66cm" svg:y2="1.304cm"><text:p/></draw:line><draw:line draw:style-name="gr65" draw:text-style-name="P91" svg:x1="1.55cm" svg:y1="1.856cm" svg:x2="2.355cm" svg:y2="1.856cm"><text:p/></draw:line><draw:line draw:style-name="gr65" draw:text-style-name="P91" svg:x1="2.502cm" svg:y1="1.646cm" svg:x2="2.502cm" svg:y2="2.069cm"><text:p/></draw:line><draw:path draw:style-name="gr77" draw:text-style-name="P98" svg:width="0.153cm" svg:height="0.154cm" svg:x="2.346cm" svg:y="1.78cm" svg:viewBox="0 0 154 155" svg:d="M154 77c0 104-154 104-154 0 0-103 154-103 154 0z"><text:p/></draw:path><draw:line draw:style-name="gr65" draw:text-style-name="P91" svg:x1="3.242cm" svg:y1="4.821cm" svg:x2="2.66cm" svg:y2="4.821cm"><text:p/></draw:line><draw:line draw:style-name="gr65" draw:text-style-name="P91" svg:x1="3.242cm" svg:y1="3.974cm" svg:x2="2.66cm" svg:y2="3.974cm"><text:p/></draw:line><draw:line draw:style-name="gr65" draw:text-style-name="P91" svg:x1="2.66cm" svg:y1="4.819cm" svg:x2="2.66cm" svg:y2="4.687cm"><text:p/></draw:line><draw:line draw:style-name="gr65" draw:text-style-name="P91" svg:x1="2.66cm" svg:y1="4.688cm" svg:x2="2.66cm" svg:y2="4.53cm"><text:p/></draw:line><draw:line draw:style-name="gr65" draw:text-style-name="P91" svg:x1="2.66cm" svg:y1="4.53cm" svg:x2="2.66cm" svg:y2="4.396cm"><text:p/></draw:line><draw:line draw:style-name="gr65" draw:text-style-name="P91" svg:x1="2.66cm" svg:y1="4.397cm" svg:x2="2.66cm" svg:y2="4.266cm"><text:p/></draw:line><draw:line draw:style-name="gr65" draw:text-style-name="P91" svg:x1="2.66cm" svg:y1="4.266cm" svg:x2="2.66cm" svg:y2="4.107cm"><text:p/></draw:line><draw:line draw:style-name="gr65" draw:text-style-name="P91" svg:x1="2.66cm" svg:y1="4.107cm" svg:x2="2.66cm" svg:y2="3.974cm"><text:p/></draw:line><draw:line draw:style-name="gr65" draw:text-style-name="P91" svg:x1="2.66cm" svg:y1="4.821cm" svg:x2="2.66cm" svg:y2="4.954cm"><text:p/></draw:line><draw:line draw:style-name="gr65" draw:text-style-name="P91" svg:x1="2.66cm" svg:y1="3.974cm" svg:x2="2.66cm" svg:y2="3.843cm"><text:p/></draw:line><draw:line draw:style-name="gr65" draw:text-style-name="P91" svg:x1="1.55cm" svg:y1="4.396cm" svg:x2="2.502cm" svg:y2="4.396cm"><text:p/></draw:line><draw:line draw:style-name="gr65" draw:text-style-name="P91" svg:x1="2.502cm" svg:y1="4.186cm" svg:x2="2.502cm" svg:y2="4.609cm"><text:p/></draw:line><draw:line draw:style-name="gr65" draw:text-style-name="P91" svg:x1="3.242cm" svg:y1="2.281cm" svg:x2="3.242cm" svg:y2="3.127cm"><text:p/></draw:line><draw:line draw:style-name="gr65" draw:text-style-name="P91" svg:x1="3.242cm" svg:y1="3.126cm" svg:x2="3.242cm" svg:y2="3.973cm"><text:p/></draw:line><draw:line draw:style-name="gr65" draw:text-style-name="P91" svg:x1="1.55cm" svg:y1="1.856cm" svg:x2="1.55cm" svg:y2="3.126cm"><text:p/></draw:line><draw:line draw:style-name="gr65" draw:text-style-name="P91" svg:x1="1.55cm" svg:y1="3.126cm" svg:x2="1.55cm" svg:y2="4.396cm"><text:p/></draw:line><draw:line draw:style-name="gr65" draw:text-style-name="P91" svg:x1="1.55cm" svg:y1="3.126cm" svg:x2="0.598cm" svg:y2="3.126cm"><text:p/></draw:line><draw:line draw:style-name="gr65" draw:text-style-name="P91" svg:x1="3.242cm" svg:y1="3.126cm" svg:x2="4.618cm" svg:y2="3.126cm"><text:p/></draw:line><draw:line draw:style-name="gr65" draw:text-style-name="P91" svg:x1="3.242cm" svg:y1="1.435cm" svg:x2="3.242cm" svg:y2="0.616cm"><text:p/></draw:line><draw:line draw:style-name="gr65" draw:text-style-name="P91" svg:x1="3.242cm" svg:y1="4.821cm" svg:x2="3.242cm" svg:y2="5.667cm"><text:p/></draw:line><draw:line draw:style-name="gr65" draw:text-style-name="P91" svg:x1="3.507cm" svg:y1="5.666cm" svg:x2="2.978cm" svg:y2="5.666cm"><text:p/></draw:line><draw:line draw:style-name="gr65" draw:text-style-name="P91" svg:x1="3.401cm" svg:y1="5.8cm" svg:x2="3.084cm" svg:y2="5.8cm"><text:p/></draw:line><draw:line draw:style-name="gr65" draw:text-style-name="P91" svg:x1="3.295cm" svg:y1="5.932cm" svg:x2="3.189cm" svg:y2="5.932cm"><text:p/></draw:line><draw:path draw:style-name="gr68" draw:text-style-name="P92" svg:width="0.099cm" svg:height="0.1cm" svg:x="1.501cm" svg:y="3.077cm" svg:viewBox="0 0 100 101" svg:d="M100 50c0 67-100 67-100 0s99-67 99 0z"><text:p/></draw:path><draw:path draw:style-name="gr68" draw:text-style-name="P92" svg:width="0.099cm" svg:height="0.1cm" svg:x="3.194cm" svg:y="3.077cm" svg:viewBox="0 0 100 101" svg:d="M100 50c0 67-100 67-100 0s99-67 99 0z"><text:p/></draw:path><draw:line draw:style-name="gr65" draw:text-style-name="P91" svg:x1="3.508cm" svg:y1="0.623cm" svg:x2="2.979cm" svg:y2="0.623cm"><text:p/></draw:line><draw:frame draw:style-name="gr84" draw:text-style-name="P85" svg:width="0.742cm" svg:height="0.74cm" svg:x="0cm" svg:y="2.727cm"><draw:text-box><text:p text:style-name="P84"><text:span text:style-name="T78">e</text:span></text:p></draw:text-box></draw:frame><draw:frame draw:style-name="gr61" draw:text-style-name="P85" svg:width="0.717cm" svg:height="0.74cm" svg:x="4.501cm" svg:y="2.729cm"><draw:text-box><text:p text:style-name="P84"><text:span text:style-name="T78">s</text:span></text:p></draw:text-box></draw:frame><draw:frame draw:style-name="gr84" draw:text-style-name="P85" svg:width="0.742cm" svg:height="0.74cm" svg:x="2.873cm" svg:y="0cm"><draw:text-box><text:p text:style-name="P84"><text:span text:style-name="T78">1</text:span></text:p></draw:text-box></draw:frame></draw:g></text:p>
          </table:table-cell>
          <table:table-cell table:style-name="Tableau2.A1" table:number-columns-spanned="2" office:value-type="string">
            <text:p text:style-name="P26">Montage 2</text:p>
            <text:p text:style-name="P26"><draw:g text:anchor-type="as-char" draw:z-index="3" draw:name="Objet de groupe 4" draw:style-name="gr45"><draw:line draw:style-name="gr65" draw:text-style-name="P91" svg:x1="4.398cm" svg:y1="2.586cm" svg:x2="4cm" svg:y2="2.586cm"><text:p/></draw:line><draw:line draw:style-name="gr65" draw:text-style-name="P91" svg:x1="4.398cm" svg:y1="1.94cm" svg:x2="4cm" svg:y2="1.94cm"><text:p/></draw:line><draw:line draw:style-name="gr65" draw:text-style-name="P91" svg:x1="4cm" svg:y1="2.586cm" svg:x2="4cm" svg:y2="2.486cm"><text:p/></draw:line><draw:line draw:style-name="gr65" draw:text-style-name="P91" svg:x1="4cm" svg:y1="2.486cm" svg:x2="4cm" svg:y2="2.365cm"><text:p/></draw:line><draw:line draw:style-name="gr65" draw:text-style-name="P91" svg:x1="4cm" svg:y1="2.365cm" svg:x2="4cm" svg:y2="2.263cm"><text:p/></draw:line><draw:line draw:style-name="gr65" draw:text-style-name="P91" svg:x1="4cm" svg:y1="2.264cm" svg:x2="4cm" svg:y2="2.164cm"><text:p/></draw:line><draw:line draw:style-name="gr65" draw:text-style-name="P91" svg:x1="4cm" svg:y1="2.165cm" svg:x2="4cm" svg:y2="2.044cm"><text:p/></draw:line><draw:line draw:style-name="gr65" draw:text-style-name="P91" svg:x1="4cm" svg:y1="2.042cm" svg:x2="4cm" svg:y2="1.94cm"><text:p/></draw:line><draw:line draw:style-name="gr65" draw:text-style-name="P91" svg:x1="4cm" svg:y1="2.586cm" svg:x2="4cm" svg:y2="2.689cm"><text:p/></draw:line><draw:line draw:style-name="gr65" draw:text-style-name="P91" svg:x1="4cm" svg:y1="1.944cm" svg:x2="4cm" svg:y2="1.843cm"><text:p/></draw:line><draw:line draw:style-name="gr65" draw:text-style-name="P91" svg:x1="3.241cm" svg:y1="2.263cm" svg:x2="3.747cm" svg:y2="2.263cm"><text:p/></draw:line><draw:line draw:style-name="gr65" draw:text-style-name="P91" svg:x1="3.892cm" svg:y1="2.104cm" svg:x2="3.892cm" svg:y2="2.429cm"><text:p/></draw:line><draw:path draw:style-name="gr77" draw:text-style-name="P98" svg:width="0.105cm" svg:height="0.118cm" svg:x="3.785cm" svg:y="2.203cm" svg:viewBox="0 0 106 119" svg:d="M106 59c0 80-106 80-106 0 0-79 106-79 106 0z"><text:p/></draw:path><draw:line draw:style-name="gr65" draw:text-style-name="P91" svg:x1="4.398cm" svg:y1="4.531cm" svg:x2="4cm" svg:y2="4.531cm"><text:p/></draw:line><draw:line draw:style-name="gr65" draw:text-style-name="P91" svg:x1="4.398cm" svg:y1="3.883cm" svg:x2="4cm" svg:y2="3.883cm"><text:p/></draw:line><draw:line draw:style-name="gr65" draw:text-style-name="P91" svg:x1="4cm" svg:y1="4.53cm" svg:x2="4cm" svg:y2="4.43cm"><text:p/></draw:line><draw:line draw:style-name="gr65" draw:text-style-name="P91" svg:x1="4cm" svg:y1="4.429cm" svg:x2="4cm" svg:y2="4.308cm"><text:p/></draw:line><draw:line draw:style-name="gr65" draw:text-style-name="P91" svg:x1="4cm" svg:y1="4.309cm" svg:x2="4cm" svg:y2="4.207cm"><text:p/></draw:line><draw:line draw:style-name="gr65" draw:text-style-name="P91" svg:x1="4cm" svg:y1="4.206cm" svg:x2="4cm" svg:y2="4.106cm"><text:p/></draw:line><draw:line draw:style-name="gr65" draw:text-style-name="P91" svg:x1="4cm" svg:y1="4.107cm" svg:x2="4cm" svg:y2="3.986cm"><text:p/></draw:line><draw:line draw:style-name="gr65" draw:text-style-name="P91" svg:x1="4cm" svg:y1="3.985cm" svg:x2="4cm" svg:y2="3.883cm"><text:p/></draw:line><draw:line draw:style-name="gr65" draw:text-style-name="P91" svg:x1="4cm" svg:y1="4.531cm" svg:x2="4cm" svg:y2="4.634cm"><text:p/></draw:line><draw:line draw:style-name="gr65" draw:text-style-name="P91" svg:x1="4cm" svg:y1="3.886cm" svg:x2="4cm" svg:y2="3.785cm"><text:p/></draw:line><draw:line draw:style-name="gr65" draw:text-style-name="P91" svg:x1="3.241cm" svg:y1="4.207cm" svg:x2="3.891cm" svg:y2="4.207cm"><text:p/></draw:line><draw:line draw:style-name="gr65" draw:text-style-name="P91" svg:x1="3.892cm" svg:y1="4.046cm" svg:x2="3.892cm" svg:y2="4.371cm"><text:p/></draw:line><draw:line draw:style-name="gr65" draw:text-style-name="P91" svg:x1="4.397cm" svg:y1="2.586cm" svg:x2="4.397cm" svg:y2="3.234cm"><text:p/></draw:line><draw:line draw:style-name="gr65" draw:text-style-name="P91" svg:x1="4.397cm" svg:y1="3.235cm" svg:x2="4.397cm" svg:y2="3.883cm"><text:p/></draw:line><draw:line draw:style-name="gr65" draw:text-style-name="P91" svg:x1="4.397cm" svg:y1="3.235cm" svg:x2="5.335cm" svg:y2="3.235cm"><text:p/></draw:line><draw:line draw:style-name="gr65" draw:text-style-name="P91" svg:x1="4.398cm" svg:y1="5.827cm" svg:x2="4cm" svg:y2="5.827cm"><text:p/></draw:line><draw:line draw:style-name="gr65" draw:text-style-name="P91" svg:x1="4.398cm" svg:y1="5.182cm" svg:x2="4cm" svg:y2="5.182cm"><text:p/></draw:line><draw:line draw:style-name="gr65" draw:text-style-name="P91" svg:x1="4cm" svg:y1="5.828cm" svg:x2="4cm" svg:y2="5.727cm"><text:p/></draw:line><draw:line draw:style-name="gr65" draw:text-style-name="P91" svg:x1="4cm" svg:y1="5.727cm" svg:x2="4cm" svg:y2="5.607cm"><text:p/></draw:line><draw:line draw:style-name="gr65" draw:text-style-name="P91" svg:x1="4cm" svg:y1="5.606cm" svg:x2="4cm" svg:y2="5.503cm"><text:p/></draw:line><draw:line draw:style-name="gr65" draw:text-style-name="P91" svg:x1="4cm" svg:y1="5.506cm" svg:x2="4cm" svg:y2="5.406cm"><text:p/></draw:line><draw:line draw:style-name="gr65" draw:text-style-name="P91" svg:x1="4cm" svg:y1="5.401cm" svg:x2="4cm" svg:y2="5.28cm"><text:p/></draw:line><draw:line draw:style-name="gr65" draw:text-style-name="P91" svg:x1="4cm" svg:y1="5.284cm" svg:x2="4cm" svg:y2="5.182cm"><text:p/></draw:line><draw:line draw:style-name="gr65" draw:text-style-name="P91" svg:x1="4cm" svg:y1="5.827cm" svg:x2="4cm" svg:y2="5.929cm"><text:p/></draw:line><draw:line draw:style-name="gr65" draw:text-style-name="P91" svg:x1="4cm" svg:y1="5.178cm" svg:x2="4cm" svg:y2="5.078cm"><text:p/></draw:line><draw:line draw:style-name="gr65" draw:text-style-name="P91" svg:x1="3.241cm" svg:y1="5.503cm" svg:x2="3.891cm" svg:y2="5.503cm"><text:p/></draw:line><draw:line draw:style-name="gr65" draw:text-style-name="P91" svg:x1="3.892cm" svg:y1="5.341cm" svg:x2="3.892cm" svg:y2="5.665cm"><text:p/></draw:line><draw:line draw:style-name="gr65" draw:text-style-name="P91" svg:x1="4.397cm" svg:y1="4.531cm" svg:x2="4.397cm" svg:y2="5.179cm"><text:p/></draw:line><draw:line draw:style-name="gr65" draw:text-style-name="P91" svg:x1="4.397cm" svg:y1="6.152cm" svg:x2="4.397cm" svg:y2="6.8cm"><text:p/></draw:line><draw:line draw:style-name="gr65" draw:text-style-name="P91" svg:x1="4.578cm" svg:y1="6.803cm" svg:x2="4.217cm" svg:y2="6.803cm"><text:p/></draw:line><draw:line draw:style-name="gr65" draw:text-style-name="P91" svg:x1="4.505cm" svg:y1="6.901cm" svg:x2="4.289cm" svg:y2="6.901cm"><text:p/></draw:line><draw:line draw:style-name="gr65" draw:text-style-name="P91" svg:x1="4.433cm" svg:y1="7.001cm" svg:x2="4.361cm" svg:y2="7.001cm"><text:p/></draw:line><draw:line draw:style-name="gr65" draw:text-style-name="P91" svg:x1="3.241cm" svg:y1="2.263cm" svg:x2="3.241cm" svg:y2="4.207cm"><text:p/></draw:line><draw:line draw:style-name="gr65" draw:text-style-name="P91" svg:x1="2.665cm" svg:y1="2.586cm" svg:x2="2.268cm" svg:y2="2.586cm"><text:p/></draw:line><draw:line draw:style-name="gr65" draw:text-style-name="P91" svg:x1="2.665cm" svg:y1="1.94cm" svg:x2="2.268cm" svg:y2="1.94cm"><text:p/></draw:line><draw:line draw:style-name="gr65" draw:text-style-name="P91" svg:x1="2.268cm" svg:y1="2.586cm" svg:x2="2.268cm" svg:y2="2.486cm"><text:p/></draw:line><draw:line draw:style-name="gr65" draw:text-style-name="P91" svg:x1="2.268cm" svg:y1="2.486cm" svg:x2="2.268cm" svg:y2="2.365cm"><text:p/></draw:line><draw:line draw:style-name="gr65" draw:text-style-name="P91" svg:x1="2.268cm" svg:y1="2.365cm" svg:x2="2.268cm" svg:y2="2.263cm"><text:p/></draw:line><draw:line draw:style-name="gr65" draw:text-style-name="P91" svg:x1="2.268cm" svg:y1="2.264cm" svg:x2="2.268cm" svg:y2="2.164cm"><text:p/></draw:line><draw:line draw:style-name="gr65" draw:text-style-name="P91" svg:x1="2.268cm" svg:y1="2.165cm" svg:x2="2.268cm" svg:y2="2.044cm"><text:p/></draw:line><draw:line draw:style-name="gr65" draw:text-style-name="P91" svg:x1="2.268cm" svg:y1="2.042cm" svg:x2="2.268cm" svg:y2="1.94cm"><text:p/></draw:line><draw:line draw:style-name="gr65" draw:text-style-name="P91" svg:x1="2.268cm" svg:y1="2.586cm" svg:x2="2.268cm" svg:y2="2.689cm"><text:p/></draw:line><draw:line draw:style-name="gr65" draw:text-style-name="P91" svg:x1="2.268cm" svg:y1="1.944cm" svg:x2="2.268cm" svg:y2="1.843cm"><text:p/></draw:line><draw:line draw:style-name="gr65" draw:text-style-name="P91" svg:x1="1.508cm" svg:y1="2.263cm" svg:x2="2.014cm" svg:y2="2.263cm"><text:p/></draw:line><draw:line draw:style-name="gr65" draw:text-style-name="P91" svg:x1="2.159cm" svg:y1="2.104cm" svg:x2="2.159cm" svg:y2="2.429cm"><text:p/></draw:line><draw:path draw:style-name="gr67" draw:text-style-name="P96" svg:width="0.105cm" svg:height="0.118cm" svg:x="2.052cm" svg:y="2.203cm" svg:viewBox="0 0 106 119" svg:d="M106 59c0 80-106 80-106 0 0-79 106-79 106 0z"><text:p/></draw:path><draw:line draw:style-name="gr65" draw:text-style-name="P91" svg:x1="2.665cm" svg:y1="1.291cm" svg:x2="2.665cm" svg:y2="1.939cm"><text:p/></draw:line><draw:line draw:style-name="gr65" draw:text-style-name="P91" svg:x1="4.397cm" svg:y1="1.291cm" svg:x2="4.397cm" svg:y2="1.939cm"><text:p/></draw:line><draw:line draw:style-name="gr65" draw:text-style-name="P91" svg:x1="3.531cm" svg:y1="1.292cm" svg:x2="3.531cm" svg:y2="0.664cm"><text:p/></draw:line><draw:line draw:style-name="gr65" draw:text-style-name="P91" svg:x1="1.508cm" svg:y1="2.263cm" svg:x2="1.508cm" svg:y2="5.503cm"><text:p/></draw:line><draw:line draw:style-name="gr65" draw:text-style-name="P91" svg:x1="1.508cm" svg:y1="5.503cm" svg:x2="3.241cm" svg:y2="5.503cm"><text:p/></draw:line><draw:line draw:style-name="gr65" draw:text-style-name="P91" svg:x1="3.242cm" svg:y1="4.207cm" svg:x2="0.82cm" svg:y2="4.207cm"><text:p/></draw:line><draw:line draw:style-name="gr65" draw:text-style-name="P91" svg:x1="1.508cm" svg:y1="5.503cm" svg:x2="0.834cm" svg:y2="5.503cm"><text:p/></draw:line><draw:line draw:style-name="gr65" draw:text-style-name="P91" svg:x1="2.665cm" svg:y1="2.586cm" svg:x2="2.665cm" svg:y2="3.234cm"><text:p/></draw:line><draw:line draw:style-name="gr65" draw:text-style-name="P91" svg:x1="2.665cm" svg:y1="3.235cm" svg:x2="4.398cm" svg:y2="3.235cm"><text:p/></draw:line><draw:line draw:style-name="gr65" draw:text-style-name="P91" svg:x1="2.665cm" svg:y1="1.291cm" svg:x2="3.532cm" svg:y2="1.291cm"><text:p/></draw:line><draw:line draw:style-name="gr65" draw:text-style-name="P91" svg:x1="3.531cm" svg:y1="1.291cm" svg:x2="4.398cm" svg:y2="1.291cm"><text:p/></draw:line><draw:line draw:style-name="gr65" draw:text-style-name="P91" svg:x1="4.397cm" svg:y1="6.151cm" svg:x2="4.397cm" svg:y2="5.827cm"><text:p/></draw:line><draw:path draw:style-name="gr68" draw:text-style-name="P92" svg:width="0.067cm" svg:height="0.076cm" svg:x="1.475cm" svg:y="5.466cm" svg:viewBox="0 0 68 77" svg:d="M68 38c0 51-68 51-68 0s68-51 68 0z"><text:p/></draw:path><draw:path draw:style-name="gr68" draw:text-style-name="P92" svg:width="0.067cm" svg:height="0.075cm" svg:x="3.209cm" svg:y="4.168cm" svg:viewBox="0 0 68 76" svg:d="M68 38c0 51-68 51-68 0s68-51 68 0z"><text:p/></draw:path><draw:path draw:style-name="gr68" draw:text-style-name="P92" svg:width="0.067cm" svg:height="0.076cm" svg:x="3.497cm" svg:y="1.252cm" svg:viewBox="0 0 68 77" svg:d="M68 38c0 51-68 51-68 0s68-51 68 0z"><text:p/></draw:path><draw:path draw:style-name="gr68" draw:text-style-name="P92" svg:width="0.067cm" svg:height="0.075cm" svg:x="4.364cm" svg:y="3.196cm" svg:viewBox="0 0 68 76" svg:d="M68 38c0 51-68 51-68 0s68-51 68 0z"><text:p/></draw:path><draw:line draw:style-name="gr65" draw:text-style-name="P91" svg:x1="3.7cm" svg:y1="0.677cm" svg:x2="3.339cm" svg:y2="0.677cm"><text:p/></draw:line><draw:frame draw:style-name="gr81" draw:text-style-name="P97" svg:width="0.743cm" svg:height="0.74cm" svg:x="3.161cm" svg:y="0cm"><draw:text-box><text:p text:style-name="P93"><text:span text:style-name="T82">1</text:span></text:p></draw:text-box></draw:frame><draw:frame draw:style-name="gr82" draw:text-style-name="P85" svg:width="1.057cm" svg:height="1.079cm" svg:x="0.002cm" svg:y="5.207cm"><draw:text-box><text:p text:style-name="P93"><text:span text:style-name="T78">e2</text:span></text:p></draw:text-box></draw:frame><draw:frame draw:style-name="gr82" draw:text-style-name="P85" svg:width="1.588cm" svg:height="1.079cm" svg:x="0cm" svg:y="3.888cm"><draw:text-box><text:p text:style-name="P93"><text:span text:style-name="T78">e1</text:span></text:p></draw:text-box></draw:frame><draw:frame draw:style-name="gr83" draw:text-style-name="P85" svg:width="0.816cm" svg:height="0.74cm" svg:x="5.325cm" svg:y="2.91cm"><draw:text-box><text:p text:style-name="P93"><text:span text:style-name="T78">s</text:span></text:p></draw:text-box></draw:frame></draw:g></text:p>
          </table:table-cell>
          <table:covered-table-cell/>
          <table:table-cell table:style-name="Tableau2.D1" office:value-type="string">
            <text:p text:style-name="P26">Montage 3</text:p>
            <text:p text:style-name="P26"><draw:g text:anchor-type="as-char" draw:z-index="4" draw:name="Objet de groupe 5" draw:style-name="gr45"><draw:line draw:style-name="gr65" draw:text-style-name="P91" svg:x1="4.472cm" svg:y1="2.118cm" svg:x2="4.037cm" svg:y2="2.118cm"><text:p/></draw:line><draw:line draw:style-name="gr65" draw:text-style-name="P91" svg:x1="4.472cm" svg:y1="1.339cm" svg:x2="4.037cm" svg:y2="1.339cm"><text:p/></draw:line><draw:line draw:style-name="gr65" draw:text-style-name="P91" svg:x1="4.037cm" svg:y1="2.118cm" svg:x2="4.037cm" svg:y2="1.997cm"><text:p/></draw:line><draw:line draw:style-name="gr65" draw:text-style-name="P91" svg:x1="4.037cm" svg:y1="1.997cm" svg:x2="4.037cm" svg:y2="1.852cm"><text:p/></draw:line><draw:line draw:style-name="gr65" draw:text-style-name="P91" svg:x1="4.037cm" svg:y1="1.853cm" svg:x2="4.037cm" svg:y2="1.73cm"><text:p/></draw:line><draw:line draw:style-name="gr65" draw:text-style-name="P91" svg:x1="4.037cm" svg:y1="1.731cm" svg:x2="4.037cm" svg:y2="1.61cm"><text:p/></draw:line><draw:line draw:style-name="gr65" draw:text-style-name="P91" svg:x1="4.037cm" svg:y1="1.608cm" svg:x2="4.037cm" svg:y2="1.462cm"><text:p/></draw:line><draw:line draw:style-name="gr65" draw:text-style-name="P91" svg:x1="4.037cm" svg:y1="1.461cm" svg:x2="4.037cm" svg:y2="1.339cm"><text:p/></draw:line><draw:line draw:style-name="gr65" draw:text-style-name="P91" svg:x1="4.037cm" svg:y1="2.118cm" svg:x2="4.037cm" svg:y2="2.24cm"><text:p/></draw:line><draw:line draw:style-name="gr65" draw:text-style-name="P91" svg:x1="4.037cm" svg:y1="1.34cm" svg:x2="4.037cm" svg:y2="1.219cm"><text:p/></draw:line><draw:line draw:style-name="gr65" draw:text-style-name="P91" svg:x1="3.918cm" svg:y1="1.536cm" svg:x2="3.918cm" svg:y2="1.925cm"><text:p/></draw:line><draw:path draw:style-name="gr77" draw:text-style-name="P98" svg:width="0.114cm" svg:height="0.142cm" svg:x="3.802cm" svg:y="1.657cm" svg:viewBox="0 0 115 143" svg:d="M115 71c0 96-115 96-115 0 0-95 115-95 115 0z"><text:p/></draw:path><draw:line draw:style-name="gr65" draw:text-style-name="P91" svg:x1="4.472cm" svg:y1="2.118cm" svg:x2="4.472cm" svg:y2="2.896cm"><text:p/></draw:line><draw:line draw:style-name="gr65" draw:text-style-name="P91" svg:x1="4.472cm" svg:y1="1.341cm" svg:x2="4.472cm" svg:y2="0.587cm"><text:p/></draw:line><draw:line draw:style-name="gr65" draw:text-style-name="P91" svg:x1="4.472cm" svg:y1="3.675cm" svg:x2="4.037cm" svg:y2="3.675cm"><text:p/></draw:line><draw:line draw:style-name="gr65" draw:text-style-name="P91" svg:x1="4.472cm" svg:y1="2.897cm" svg:x2="4.037cm" svg:y2="2.897cm"><text:p/></draw:line><draw:line draw:style-name="gr65" draw:text-style-name="P91" svg:x1="4.037cm" svg:y1="3.676cm" svg:x2="4.037cm" svg:y2="3.555cm"><text:p/></draw:line><draw:line draw:style-name="gr65" draw:text-style-name="P91" svg:x1="4.037cm" svg:y1="3.557cm" svg:x2="4.037cm" svg:y2="3.411cm"><text:p/></draw:line><draw:line draw:style-name="gr65" draw:text-style-name="P91" svg:x1="4.037cm" svg:y1="3.409cm" svg:x2="4.037cm" svg:y2="3.287cm"><text:p/></draw:line><draw:line draw:style-name="gr65" draw:text-style-name="P91" svg:x1="4.037cm" svg:y1="3.286cm" svg:x2="4.037cm" svg:y2="3.165cm"><text:p/></draw:line><draw:line draw:style-name="gr65" draw:text-style-name="P91" svg:x1="4.037cm" svg:y1="3.165cm" svg:x2="4.037cm" svg:y2="3.02cm"><text:p/></draw:line><draw:line draw:style-name="gr65" draw:text-style-name="P91" svg:x1="4.037cm" svg:y1="3.02cm" svg:x2="4.037cm" svg:y2="2.897cm"><text:p/></draw:line><draw:line draw:style-name="gr65" draw:text-style-name="P91" svg:x1="4.037cm" svg:y1="3.675cm" svg:x2="4.037cm" svg:y2="3.797cm"><text:p/></draw:line><draw:line draw:style-name="gr65" draw:text-style-name="P91" svg:x1="4.037cm" svg:y1="2.897cm" svg:x2="4.037cm" svg:y2="2.776cm"><text:p/></draw:line><draw:line draw:style-name="gr65" draw:text-style-name="P91" svg:x1="3.918cm" svg:y1="3.092cm" svg:x2="3.918cm" svg:y2="3.481cm"><text:p/></draw:line><draw:path draw:style-name="gr66" draw:text-style-name="P95" svg:width="0.114cm" svg:height="0.142cm" svg:x="3.802cm" svg:y="3.217cm" svg:viewBox="0 0 115 143" svg:d="M115 72c0 95-115 95-115 0 0-96 115-96 115 0z"><text:p/></draw:path><draw:line draw:style-name="gr65" draw:text-style-name="P91" svg:x1="4.472cm" svg:y1="3.675cm" svg:x2="4.472cm" svg:y2="4.064cm"><text:p/></draw:line><draw:line draw:style-name="gr65" draw:text-style-name="P91" svg:x1="4.472cm" svg:y1="4.064cm" svg:x2="4.472cm" svg:y2="4.454cm"><text:p/></draw:line><draw:line draw:style-name="gr65" draw:text-style-name="P91" svg:x1="4.472cm" svg:y1="5.233cm" svg:x2="4.037cm" svg:y2="5.233cm"><text:p/></draw:line><draw:line draw:style-name="gr65" draw:text-style-name="P91" svg:x1="4.472cm" svg:y1="4.454cm" svg:x2="4.037cm" svg:y2="4.454cm"><text:p/></draw:line><draw:line draw:style-name="gr65" draw:text-style-name="P91" svg:x1="4.037cm" svg:y1="5.233cm" svg:x2="4.037cm" svg:y2="5.112cm"><text:p/></draw:line><draw:line draw:style-name="gr65" draw:text-style-name="P91" svg:x1="4.037cm" svg:y1="5.112cm" svg:x2="4.037cm" svg:y2="4.966cm"><text:p/></draw:line><draw:line draw:style-name="gr65" draw:text-style-name="P91" svg:x1="4.037cm" svg:y1="4.967cm" svg:x2="4.037cm" svg:y2="4.845cm"><text:p/></draw:line><draw:line draw:style-name="gr65" draw:text-style-name="P91" svg:x1="4.037cm" svg:y1="4.844cm" svg:x2="4.037cm" svg:y2="4.723cm"><text:p/></draw:line><draw:line draw:style-name="gr65" draw:text-style-name="P91" svg:x1="4.037cm" svg:y1="4.723cm" svg:x2="4.037cm" svg:y2="4.577cm"><text:p/></draw:line><draw:line draw:style-name="gr65" draw:text-style-name="P91" svg:x1="4.037cm" svg:y1="4.576cm" svg:x2="4.037cm" svg:y2="4.454cm"><text:p/></draw:line><draw:line draw:style-name="gr65" draw:text-style-name="P91" svg:x1="4.037cm" svg:y1="5.233cm" svg:x2="4.037cm" svg:y2="5.356cm"><text:p/></draw:line><draw:line draw:style-name="gr65" draw:text-style-name="P91" svg:x1="4.037cm" svg:y1="4.454cm" svg:x2="4.037cm" svg:y2="4.333cm"><text:p/></draw:line><draw:line draw:style-name="gr65" draw:text-style-name="P91" svg:x1="3.207cm" svg:y1="4.845cm" svg:x2="3.919cm" svg:y2="4.845cm"><text:p/></draw:line><draw:line draw:style-name="gr65" draw:text-style-name="P91" svg:x1="3.918cm" svg:y1="4.648cm" svg:x2="3.918cm" svg:y2="5.038cm"><text:p/></draw:line><draw:line draw:style-name="gr65" draw:text-style-name="P91" svg:x1="4.472cm" svg:y1="4.064cm" svg:x2="5.501cm" svg:y2="4.064cm"><text:p/></draw:line><draw:line draw:style-name="gr65" draw:text-style-name="P91" svg:x1="2.574cm" svg:y1="5.233cm" svg:x2="2.139cm" svg:y2="5.233cm"><text:p/></draw:line><draw:line draw:style-name="gr65" draw:text-style-name="P91" svg:x1="2.574cm" svg:y1="4.454cm" svg:x2="2.139cm" svg:y2="4.454cm"><text:p/></draw:line><draw:line draw:style-name="gr65" draw:text-style-name="P91" svg:x1="2.139cm" svg:y1="5.233cm" svg:x2="2.139cm" svg:y2="5.112cm"><text:p/></draw:line><draw:line draw:style-name="gr65" draw:text-style-name="P91" svg:x1="2.139cm" svg:y1="5.112cm" svg:x2="2.139cm" svg:y2="4.966cm"><text:p/></draw:line><draw:line draw:style-name="gr65" draw:text-style-name="P91" svg:x1="2.139cm" svg:y1="4.967cm" svg:x2="2.139cm" svg:y2="4.845cm"><text:p/></draw:line><draw:line draw:style-name="gr65" draw:text-style-name="P91" svg:x1="2.139cm" svg:y1="4.844cm" svg:x2="2.139cm" svg:y2="4.723cm"><text:p/></draw:line><draw:line draw:style-name="gr65" draw:text-style-name="P91" svg:x1="2.139cm" svg:y1="4.723cm" svg:x2="2.139cm" svg:y2="4.577cm"><text:p/></draw:line><draw:line draw:style-name="gr65" draw:text-style-name="P91" svg:x1="2.139cm" svg:y1="4.576cm" svg:x2="2.139cm" svg:y2="4.454cm"><text:p/></draw:line><draw:line draw:style-name="gr65" draw:text-style-name="P91" svg:x1="2.139cm" svg:y1="5.233cm" svg:x2="2.139cm" svg:y2="5.356cm"><text:p/></draw:line><draw:line draw:style-name="gr65" draw:text-style-name="P91" svg:x1="2.139cm" svg:y1="4.454cm" svg:x2="2.139cm" svg:y2="4.333cm"><text:p/></draw:line><draw:line draw:style-name="gr65" draw:text-style-name="P91" svg:x1="1.309cm" svg:y1="4.845cm" svg:x2="2.021cm" svg:y2="4.845cm"><text:p/></draw:line><draw:line draw:style-name="gr65" draw:text-style-name="P91" svg:x1="2.021cm" svg:y1="4.648cm" svg:x2="2.021cm" svg:y2="5.038cm"><text:p/></draw:line><draw:line draw:style-name="gr65" draw:text-style-name="P91" svg:x1="2.574cm" svg:y1="4.064cm" svg:x2="2.574cm" svg:y2="4.454cm"><text:p/></draw:line><draw:line draw:style-name="gr65" draw:text-style-name="P91" svg:x1="2.574cm" svg:y1="4.064cm" svg:x2="4.473cm" svg:y2="4.064cm"><text:p/></draw:line><draw:line draw:style-name="gr65" draw:text-style-name="P91" svg:x1="3.207cm" svg:y1="6.012cm" svg:x2="3.207cm" svg:y2="6.791cm"><text:p/></draw:line><draw:line draw:style-name="gr65" draw:text-style-name="P91" svg:x1="3.406cm" svg:y1="6.791cm" svg:x2="3.01cm" svg:y2="6.791cm"><text:p/></draw:line><draw:line draw:style-name="gr65" draw:text-style-name="P91" svg:x1="3.326cm" svg:y1="6.914cm" svg:x2="3.088cm" svg:y2="6.914cm"><text:p/></draw:line><draw:line draw:style-name="gr65" draw:text-style-name="P91" svg:x1="3.246cm" svg:y1="7.034cm" svg:x2="3.167cm" svg:y2="7.034cm"><text:p/></draw:line><draw:line draw:style-name="gr65" draw:text-style-name="P91" svg:x1="3.207cm" svg:y1="3.287cm" svg:x2="3.207cm" svg:y2="4.845cm"><text:p/></draw:line><draw:line draw:style-name="gr65" draw:text-style-name="P91" svg:x1="1.309cm" svg:y1="1.73cm" svg:x2="1.309cm" svg:y2="4.846cm"><text:p/></draw:line><draw:line draw:style-name="gr65" draw:text-style-name="P91" svg:x1="1.309cm" svg:y1="1.73cm" svg:x2="3.806cm" svg:y2="1.73cm"><text:p/></draw:line><draw:line draw:style-name="gr65" draw:text-style-name="P91" svg:x1="1.309cm" svg:y1="1.73cm" svg:x2="0.815cm" svg:y2="1.73cm"><text:p/></draw:line><draw:line draw:style-name="gr65" draw:text-style-name="P91" svg:x1="3.813cm" svg:y1="3.287cm" svg:x2="0.805cm" svg:y2="3.287cm"><text:p/></draw:line><draw:line draw:style-name="gr65" draw:text-style-name="P91" svg:x1="2.574cm" svg:y1="5.233cm" svg:x2="2.574cm" svg:y2="6.012cm"><text:p/></draw:line><draw:line draw:style-name="gr65" draw:text-style-name="P91" svg:x1="2.574cm" svg:y1="6.012cm" svg:x2="3.207cm" svg:y2="6.012cm"><text:p/></draw:line><draw:line draw:style-name="gr65" draw:text-style-name="P91" svg:x1="3.207cm" svg:y1="6.012cm" svg:x2="4.473cm" svg:y2="6.012cm"><text:p/></draw:line><draw:line draw:style-name="gr65" draw:text-style-name="P91" svg:x1="4.472cm" svg:y1="5.233cm" svg:x2="4.472cm" svg:y2="6.012cm"><text:p/></draw:line><draw:path draw:style-name="gr68" draw:text-style-name="P92" svg:width="0.074cm" svg:height="0.091cm" svg:x="1.272cm" svg:y="1.681cm" svg:viewBox="0 0 75 92" svg:d="M75 46c0 62-75 62-75 0 0-61 74-61 74 0z"><text:p/></draw:path><draw:path draw:style-name="gr68" draw:text-style-name="P92" svg:width="0.074cm" svg:height="0.091cm" svg:x="3.17cm" svg:y="3.24cm" svg:viewBox="0 0 75 92" svg:d="M75 46c0 62-75 62-75 0 0-61 74-61 74 0z"><text:p/></draw:path><draw:path draw:style-name="gr68" draw:text-style-name="P92" svg:width="0.074cm" svg:height="0.091cm" svg:x="3.17cm" svg:y="5.966cm" svg:viewBox="0 0 75 92" svg:d="M75 46c0 62-75 62-75 0 0-61 74-61 74 0z"><text:p/></draw:path><draw:path draw:style-name="gr68" draw:text-style-name="P92" svg:width="0.074cm" svg:height="0.091cm" svg:x="4.437cm" svg:y="4.018cm" svg:viewBox="0 0 75 92" svg:d="M75 46c0 62-75 62-75 0 0-61 74-61 74 0z"><text:p/></draw:path><draw:line draw:style-name="gr65" draw:text-style-name="P91" svg:x1="4.661cm" svg:y1="0.598cm" svg:x2="4.265cm" svg:y2="0.598cm"><text:p/></draw:line><draw:frame draw:style-name="gr78" draw:text-style-name="P85" svg:width="0.981cm" svg:height="0.759cm" svg:x="0cm" svg:y="1.356cm"><draw:text-box><text:p text:style-name="P93"><text:span text:style-name="T78">e1</text:span></text:p></draw:text-box></draw:frame><draw:frame draw:style-name="gr78" draw:text-style-name="P85" svg:width="0.981cm" svg:height="0.759cm" svg:x="0cm" svg:y="2.917cm"><draw:text-box><text:p text:style-name="P93"><text:span text:style-name="T78">e2</text:span></text:p></draw:text-box></draw:frame><draw:frame draw:style-name="gr79" draw:text-style-name="P85" svg:width="0.743cm" svg:height="0.759cm" svg:x="4.103cm" svg:y="0cm"><draw:text-box><text:p text:style-name="P93"><text:span text:style-name="T78">1</text:span></text:p></draw:text-box></draw:frame><draw:frame draw:style-name="gr80" draw:text-style-name="P85" svg:width="0.717cm" svg:height="0.761cm" svg:x="5.443cm" svg:y="3.704cm"><draw:text-box><text:p text:style-name="P93"><text:span text:style-name="T78">s</text:span></text:p></draw:text-box></draw:frame></draw:g></text:p>
          </table:table-cell>
        </table:table-row>
        <table:table-row table:style-name="TableLine94174592734832">
          <table:table-cell table:style-name="Tableau2.A2" table:number-columns-spanned="2" office:value-type="string">
            <text:p text:style-name="P27">Montage 4</text:p>
            <text:p text:style-name="P27"><draw:g text:anchor-type="as-char" draw:z-index="5" draw:name="Objet de groupe 6" draw:style-name="gr45"><draw:line draw:style-name="gr65" draw:text-style-name="P91" svg:x1="4.016cm" svg:y1="1.425cm" svg:x2="4.942cm" svg:y2="1.425cm"><text:p/></draw:line><draw:line draw:style-name="gr65" draw:text-style-name="P91" svg:x1="3.091cm" svg:y1="1.425cm" svg:x2="4.017cm" svg:y2="1.425cm"><text:p/></draw:line><draw:line draw:style-name="gr65" draw:text-style-name="P91" svg:x1="3.091cm" svg:y1="3.797cm" svg:x2="4.944cm" svg:y2="3.797cm"><text:p/></draw:line><draw:line draw:style-name="gr65" draw:text-style-name="P91" svg:x1="3.091cm" svg:y1="3.006cm" svg:x2="3.091cm" svg:y2="3.797cm"><text:p/></draw:line><draw:line draw:style-name="gr65" draw:text-style-name="P91" svg:x1="1.855cm" svg:y1="6.562cm" svg:x2="0.852cm" svg:y2="6.562cm"><text:p/></draw:line><draw:line draw:style-name="gr65" draw:text-style-name="P91" svg:x1="3.708cm" svg:y1="4.983cm" svg:x2="0.852cm" svg:y2="4.983cm"><text:p/></draw:line><draw:line draw:style-name="gr65" draw:text-style-name="P91" svg:x1="1.855cm" svg:y1="6.562cm" svg:x2="3.708cm" svg:y2="6.562cm"><text:p/></draw:line><draw:line draw:style-name="gr65" draw:text-style-name="P91" svg:x1="1.855cm" svg:y1="2.611cm" svg:x2="1.855cm" svg:y2="6.565cm"><text:p/></draw:line><draw:line draw:style-name="gr65" draw:text-style-name="P91" svg:x1="4.016cm" svg:y1="1.425cm" svg:x2="4.016cm" svg:y2="0.66cm"><text:p/></draw:line><draw:line draw:style-name="gr65" draw:text-style-name="P91" svg:x1="4.942cm" svg:y1="1.425cm" svg:x2="4.942cm" svg:y2="2.216cm"><text:p/></draw:line><draw:line draw:style-name="gr65" draw:text-style-name="P91" svg:x1="3.091cm" svg:y1="1.425cm" svg:x2="3.091cm" svg:y2="2.216cm"><text:p/></draw:line><draw:line draw:style-name="gr65" draw:text-style-name="P91" svg:x1="3.091cm" svg:y1="3.006cm" svg:x2="2.666cm" svg:y2="3.006cm"><text:p/></draw:line><draw:line draw:style-name="gr65" draw:text-style-name="P91" svg:x1="3.091cm" svg:y1="2.214cm" svg:x2="2.666cm" svg:y2="2.214cm"><text:p/></draw:line><draw:line draw:style-name="gr65" draw:text-style-name="P91" svg:x1="2.666cm" svg:y1="3.006cm" svg:x2="2.666cm" svg:y2="2.884cm"><text:p/></draw:line><draw:line draw:style-name="gr65" draw:text-style-name="P91" svg:x1="2.666cm" svg:y1="2.885cm" svg:x2="2.666cm" svg:y2="2.736cm"><text:p/></draw:line><draw:line draw:style-name="gr65" draw:text-style-name="P91" svg:x1="2.666cm" svg:y1="2.735cm" svg:x2="2.666cm" svg:y2="2.611cm"><text:p/></draw:line><draw:line draw:style-name="gr65" draw:text-style-name="P91" svg:x1="2.666cm" svg:y1="2.612cm" svg:x2="2.666cm" svg:y2="2.49cm"><text:p/></draw:line><draw:line draw:style-name="gr65" draw:text-style-name="P91" svg:x1="2.666cm" svg:y1="2.488cm" svg:x2="2.666cm" svg:y2="2.339cm"><text:p/></draw:line><draw:line draw:style-name="gr65" draw:text-style-name="P91" svg:x1="2.666cm" svg:y1="2.338cm" svg:x2="2.666cm" svg:y2="2.214cm"><text:p/></draw:line><draw:line draw:style-name="gr65" draw:text-style-name="P91" svg:x1="2.666cm" svg:y1="3.006cm" svg:x2="2.666cm" svg:y2="3.131cm"><text:p/></draw:line><draw:line draw:style-name="gr65" draw:text-style-name="P91" svg:x1="2.666cm" svg:y1="2.217cm" svg:x2="2.666cm" svg:y2="2.094cm"><text:p/></draw:line><draw:line draw:style-name="gr65" draw:text-style-name="P91" svg:x1="1.855cm" svg:y1="2.611cm" svg:x2="2.395cm" svg:y2="2.611cm"><text:p/></draw:line><draw:line draw:style-name="gr65" draw:text-style-name="P91" svg:x1="2.549cm" svg:y1="2.413cm" svg:x2="2.549cm" svg:y2="2.809cm"><text:p/></draw:line><draw:path draw:style-name="gr66" draw:text-style-name="P95" svg:width="0.112cm" svg:height="0.145cm" svg:x="2.435cm" svg:y="2.539cm" svg:viewBox="0 0 113 146" svg:d="M113 73c0 98-113 98-113 0 0-97 113-97 113 0z"><text:p/></draw:path><draw:line draw:style-name="gr65" draw:text-style-name="P91" svg:x1="3.707cm" svg:y1="2.611cm" svg:x2="3.707cm" svg:y2="4.983cm"><text:p/></draw:line><draw:line draw:style-name="gr65" draw:text-style-name="P91" svg:x1="4.942cm" svg:y1="6.959cm" svg:x2="4.942cm" svg:y2="7.749cm"><text:p/></draw:line><draw:line draw:style-name="gr65" draw:text-style-name="P91" svg:x1="5.135cm" svg:y1="7.751cm" svg:x2="4.749cm" svg:y2="7.751cm"><text:p/></draw:line><draw:line draw:style-name="gr65" draw:text-style-name="P91" svg:x1="5.057cm" svg:y1="7.876cm" svg:x2="4.826cm" svg:y2="7.876cm"><text:p/></draw:line><draw:line draw:style-name="gr65" draw:text-style-name="P91" svg:x1="4.979cm" svg:y1="7.996cm" svg:x2="4.903cm" svg:y2="7.996cm"><text:p/></draw:line><draw:line draw:style-name="gr65" draw:text-style-name="P91" svg:x1="4.942cm" svg:y1="5.375cm" svg:x2="4.942cm" svg:y2="6.166cm"><text:p/></draw:line><draw:line draw:style-name="gr65" draw:text-style-name="P91" svg:x1="4.942cm" svg:y1="6.959cm" svg:x2="4.517cm" svg:y2="6.959cm"><text:p/></draw:line><draw:line draw:style-name="gr65" draw:text-style-name="P91" svg:x1="4.942cm" svg:y1="6.167cm" svg:x2="4.517cm" svg:y2="6.167cm"><text:p/></draw:line><draw:line draw:style-name="gr65" draw:text-style-name="P91" svg:x1="4.517cm" svg:y1="6.961cm" svg:x2="4.517cm" svg:y2="6.838cm"><text:p/></draw:line><draw:line draw:style-name="gr65" draw:text-style-name="P91" svg:x1="4.517cm" svg:y1="6.837cm" svg:x2="4.517cm" svg:y2="6.689cm"><text:p/></draw:line><draw:line draw:style-name="gr65" draw:text-style-name="P91" svg:x1="4.517cm" svg:y1="6.687cm" svg:x2="4.517cm" svg:y2="6.562cm"><text:p/></draw:line><draw:line draw:style-name="gr65" draw:text-style-name="P91" svg:x1="4.517cm" svg:y1="6.564cm" svg:x2="4.517cm" svg:y2="6.442cm"><text:p/></draw:line><draw:line draw:style-name="gr65" draw:text-style-name="P91" svg:x1="4.517cm" svg:y1="6.442cm" svg:x2="4.517cm" svg:y2="6.293cm"><text:p/></draw:line><draw:line draw:style-name="gr65" draw:text-style-name="P91" svg:x1="4.517cm" svg:y1="6.291cm" svg:x2="4.517cm" svg:y2="6.167cm"><text:p/></draw:line><draw:line draw:style-name="gr65" draw:text-style-name="P91" svg:x1="4.517cm" svg:y1="6.959cm" svg:x2="4.517cm" svg:y2="7.083cm"><text:p/></draw:line><draw:line draw:style-name="gr65" draw:text-style-name="P91" svg:x1="4.517cm" svg:y1="6.168cm" svg:x2="4.517cm" svg:y2="6.046cm"><text:p/></draw:line><draw:line draw:style-name="gr65" draw:text-style-name="P91" svg:x1="3.707cm" svg:y1="6.562cm" svg:x2="4.402cm" svg:y2="6.562cm"><text:p/></draw:line><draw:line draw:style-name="gr65" draw:text-style-name="P91" svg:x1="4.402cm" svg:y1="6.367cm" svg:x2="4.402cm" svg:y2="6.762cm"><text:p/></draw:line><draw:line draw:style-name="gr65" draw:text-style-name="P91" svg:x1="4.942cm" svg:y1="3.797cm" svg:x2="4.942cm" svg:y2="4.588cm"><text:p/></draw:line><draw:line draw:style-name="gr65" draw:text-style-name="P91" svg:x1="4.942cm" svg:y1="3.006cm" svg:x2="4.942cm" svg:y2="3.797cm"><text:p/></draw:line><draw:line draw:style-name="gr65" draw:text-style-name="P91" svg:x1="4.942cm" svg:y1="5.375cm" svg:x2="4.517cm" svg:y2="5.375cm"><text:p/></draw:line><draw:line draw:style-name="gr65" draw:text-style-name="P91" svg:x1="4.942cm" svg:y1="4.589cm" svg:x2="4.517cm" svg:y2="4.589cm"><text:p/></draw:line><draw:line draw:style-name="gr65" draw:text-style-name="P91" svg:x1="4.517cm" svg:y1="5.376cm" svg:x2="4.517cm" svg:y2="5.254cm"><text:p/></draw:line><draw:line draw:style-name="gr65" draw:text-style-name="P91" svg:x1="4.517cm" svg:y1="5.254cm" svg:x2="4.517cm" svg:y2="5.105cm"><text:p/></draw:line><draw:line draw:style-name="gr65" draw:text-style-name="P91" svg:x1="4.517cm" svg:y1="5.107cm" svg:x2="4.517cm" svg:y2="4.983cm"><text:p/></draw:line><draw:line draw:style-name="gr65" draw:text-style-name="P91" svg:x1="4.517cm" svg:y1="4.982cm" svg:x2="4.517cm" svg:y2="4.86cm"><text:p/></draw:line><draw:line draw:style-name="gr65" draw:text-style-name="P91" svg:x1="4.517cm" svg:y1="4.859cm" svg:x2="4.517cm" svg:y2="4.71cm"><text:p/></draw:line><draw:line draw:style-name="gr65" draw:text-style-name="P91" svg:x1="4.517cm" svg:y1="4.713cm" svg:x2="4.517cm" svg:y2="4.589cm"><text:p/></draw:line><draw:line draw:style-name="gr65" draw:text-style-name="P91" svg:x1="4.517cm" svg:y1="5.375cm" svg:x2="4.517cm" svg:y2="5.5cm"><text:p/></draw:line><draw:line draw:style-name="gr65" draw:text-style-name="P91" svg:x1="4.517cm" svg:y1="4.586cm" svg:x2="4.517cm" svg:y2="4.463cm"><text:p/></draw:line><draw:line draw:style-name="gr65" draw:text-style-name="P91" svg:x1="3.707cm" svg:y1="4.983cm" svg:x2="4.402cm" svg:y2="4.983cm"><text:p/></draw:line><draw:line draw:style-name="gr65" draw:text-style-name="P91" svg:x1="4.402cm" svg:y1="4.784cm" svg:x2="4.402cm" svg:y2="5.18cm"><text:p/></draw:line><draw:line draw:style-name="gr65" draw:text-style-name="P91" svg:x1="4.942cm" svg:y1="3.006cm" svg:x2="4.517cm" svg:y2="3.006cm"><text:p/></draw:line><draw:line draw:style-name="gr65" draw:text-style-name="P91" svg:x1="4.942cm" svg:y1="2.214cm" svg:x2="4.517cm" svg:y2="2.214cm"><text:p/></draw:line><draw:line draw:style-name="gr65" draw:text-style-name="P91" svg:x1="4.517cm" svg:y1="3.006cm" svg:x2="4.517cm" svg:y2="2.884cm"><text:p/></draw:line><draw:line draw:style-name="gr65" draw:text-style-name="P91" svg:x1="4.517cm" svg:y1="2.885cm" svg:x2="4.517cm" svg:y2="2.736cm"><text:p/></draw:line><draw:line draw:style-name="gr65" draw:text-style-name="P91" svg:x1="4.517cm" svg:y1="2.735cm" svg:x2="4.517cm" svg:y2="2.611cm"><text:p/></draw:line><draw:line draw:style-name="gr65" draw:text-style-name="P91" svg:x1="4.517cm" svg:y1="2.612cm" svg:x2="4.517cm" svg:y2="2.49cm"><text:p/></draw:line><draw:line draw:style-name="gr65" draw:text-style-name="P91" svg:x1="4.517cm" svg:y1="2.488cm" svg:x2="4.517cm" svg:y2="2.339cm"><text:p/></draw:line><draw:line draw:style-name="gr65" draw:text-style-name="P91" svg:x1="4.517cm" svg:y1="2.338cm" svg:x2="4.517cm" svg:y2="2.214cm"><text:p/></draw:line><draw:line draw:style-name="gr65" draw:text-style-name="P91" svg:x1="4.517cm" svg:y1="3.006cm" svg:x2="4.517cm" svg:y2="3.131cm"><text:p/></draw:line><draw:line draw:style-name="gr65" draw:text-style-name="P91" svg:x1="4.517cm" svg:y1="2.217cm" svg:x2="4.517cm" svg:y2="2.094cm"><text:p/></draw:line><draw:line draw:style-name="gr65" draw:text-style-name="P91" svg:x1="3.707cm" svg:y1="2.611cm" svg:x2="4.247cm" svg:y2="2.611cm"><text:p/></draw:line><draw:line draw:style-name="gr65" draw:text-style-name="P91" svg:x1="4.402cm" svg:y1="2.413cm" svg:x2="4.402cm" svg:y2="2.809cm"><text:p/></draw:line><draw:path draw:style-name="gr66" draw:text-style-name="P95" svg:width="0.112cm" svg:height="0.145cm" svg:x="4.288cm" svg:y="2.539cm" svg:viewBox="0 0 113 146" svg:d="M113 73c0 98-113 98-113 0 0-97 113-97 113 0z"><text:p/></draw:path><draw:line draw:style-name="gr65" draw:text-style-name="P91" svg:x1="7.411cm" svg:y1="6.959cm" svg:x2="7.411cm" svg:y2="7.749cm"><text:p/></draw:line><draw:line draw:style-name="gr65" draw:text-style-name="P91" svg:x1="7.605cm" svg:y1="7.751cm" svg:x2="7.219cm" svg:y2="7.751cm"><text:p/></draw:line><draw:line draw:style-name="gr65" draw:text-style-name="P91" svg:x1="7.527cm" svg:y1="7.876cm" svg:x2="7.296cm" svg:y2="7.876cm"><text:p/></draw:line><draw:line draw:style-name="gr65" draw:text-style-name="P91" svg:x1="7.45cm" svg:y1="7.996cm" svg:x2="7.373cm" svg:y2="7.996cm"><text:p/></draw:line><draw:line draw:style-name="gr65" draw:text-style-name="P91" svg:x1="7.411cm" svg:y1="1.425cm" svg:x2="7.411cm" svg:y2="0.66cm"><text:p/></draw:line><draw:line draw:style-name="gr65" draw:text-style-name="P91" svg:x1="7.411cm" svg:y1="3.797cm" svg:x2="8.415cm" svg:y2="3.797cm"><text:p/></draw:line><draw:line draw:style-name="gr65" draw:text-style-name="P91" svg:x1="6.177cm" svg:y1="3.797cm" svg:x2="6.177cm" svg:y2="4.984cm"><text:p/></draw:line><draw:line draw:style-name="gr65" draw:text-style-name="P91" svg:x1="6.177cm" svg:y1="2.611cm" svg:x2="6.177cm" svg:y2="3.798cm"><text:p/></draw:line><draw:line draw:style-name="gr65" draw:text-style-name="P91" svg:x1="7.411cm" svg:y1="3.797cm" svg:x2="7.411cm" svg:y2="4.588cm"><text:p/></draw:line><draw:line draw:style-name="gr65" draw:text-style-name="P91" svg:x1="7.411cm" svg:y1="3.006cm" svg:x2="7.411cm" svg:y2="3.797cm"><text:p/></draw:line><draw:line draw:style-name="gr65" draw:text-style-name="P91" svg:x1="7.413cm" svg:y1="5.375cm" svg:x2="6.988cm" svg:y2="5.375cm"><text:p/></draw:line><draw:line draw:style-name="gr65" draw:text-style-name="P91" svg:x1="7.413cm" svg:y1="4.589cm" svg:x2="6.988cm" svg:y2="4.589cm"><text:p/></draw:line><draw:line draw:style-name="gr65" draw:text-style-name="P91" svg:x1="6.988cm" svg:y1="5.376cm" svg:x2="6.988cm" svg:y2="5.254cm"><text:p/></draw:line><draw:line draw:style-name="gr65" draw:text-style-name="P91" svg:x1="6.988cm" svg:y1="5.254cm" svg:x2="6.988cm" svg:y2="5.105cm"><text:p/></draw:line><draw:line draw:style-name="gr65" draw:text-style-name="P91" svg:x1="6.988cm" svg:y1="5.107cm" svg:x2="6.988cm" svg:y2="4.983cm"><text:p/></draw:line><draw:line draw:style-name="gr65" draw:text-style-name="P91" svg:x1="6.988cm" svg:y1="4.982cm" svg:x2="6.988cm" svg:y2="4.86cm"><text:p/></draw:line><draw:line draw:style-name="gr65" draw:text-style-name="P91" svg:x1="6.988cm" svg:y1="4.859cm" svg:x2="6.988cm" svg:y2="4.71cm"><text:p/></draw:line><draw:line draw:style-name="gr65" draw:text-style-name="P91" svg:x1="6.988cm" svg:y1="4.713cm" svg:x2="6.988cm" svg:y2="4.589cm"><text:p/></draw:line><draw:line draw:style-name="gr65" draw:text-style-name="P91" svg:x1="6.988cm" svg:y1="5.375cm" svg:x2="6.988cm" svg:y2="5.5cm"><text:p/></draw:line><draw:line draw:style-name="gr65" draw:text-style-name="P91" svg:x1="6.988cm" svg:y1="4.586cm" svg:x2="6.988cm" svg:y2="4.463cm"><text:p/></draw:line><draw:line draw:style-name="gr65" draw:text-style-name="P91" svg:x1="6.177cm" svg:y1="4.983cm" svg:x2="6.871cm" svg:y2="4.983cm"><text:p/></draw:line><draw:line draw:style-name="gr65" draw:text-style-name="P91" svg:x1="6.871cm" svg:y1="4.784cm" svg:x2="6.871cm" svg:y2="5.18cm"><text:p/></draw:line><draw:line draw:style-name="gr65" draw:text-style-name="P91" svg:x1="7.413cm" svg:y1="3.006cm" svg:x2="6.988cm" svg:y2="3.006cm"><text:p/></draw:line><draw:line draw:style-name="gr65" draw:text-style-name="P91" svg:x1="7.413cm" svg:y1="2.214cm" svg:x2="6.988cm" svg:y2="2.214cm"><text:p/></draw:line><draw:line draw:style-name="gr65" draw:text-style-name="P91" svg:x1="6.988cm" svg:y1="3.006cm" svg:x2="6.988cm" svg:y2="2.884cm"><text:p/></draw:line><draw:line draw:style-name="gr65" draw:text-style-name="P91" svg:x1="6.988cm" svg:y1="2.885cm" svg:x2="6.988cm" svg:y2="2.736cm"><text:p/></draw:line><draw:line draw:style-name="gr65" draw:text-style-name="P91" svg:x1="6.988cm" svg:y1="2.735cm" svg:x2="6.988cm" svg:y2="2.611cm"><text:p/></draw:line><draw:line draw:style-name="gr65" draw:text-style-name="P91" svg:x1="6.988cm" svg:y1="2.612cm" svg:x2="6.988cm" svg:y2="2.49cm"><text:p/></draw:line><draw:line draw:style-name="gr65" draw:text-style-name="P91" svg:x1="6.988cm" svg:y1="2.488cm" svg:x2="6.988cm" svg:y2="2.339cm"><text:p/></draw:line><draw:line draw:style-name="gr65" draw:text-style-name="P91" svg:x1="6.988cm" svg:y1="2.338cm" svg:x2="6.988cm" svg:y2="2.214cm"><text:p/></draw:line><draw:line draw:style-name="gr65" draw:text-style-name="P91" svg:x1="6.988cm" svg:y1="3.006cm" svg:x2="6.988cm" svg:y2="3.131cm"><text:p/></draw:line><draw:line draw:style-name="gr65" draw:text-style-name="P91" svg:x1="6.988cm" svg:y1="2.217cm" svg:x2="6.988cm" svg:y2="2.094cm"><text:p/></draw:line><draw:line draw:style-name="gr65" draw:text-style-name="P91" svg:x1="6.177cm" svg:y1="2.611cm" svg:x2="6.717cm" svg:y2="2.611cm"><text:p/></draw:line><draw:line draw:style-name="gr65" draw:text-style-name="P91" svg:x1="6.871cm" svg:y1="2.413cm" svg:x2="6.871cm" svg:y2="2.809cm"><text:p/></draw:line><draw:path draw:style-name="gr67" draw:text-style-name="P96" svg:width="0.111cm" svg:height="0.145cm" svg:x="6.757cm" svg:y="2.539cm" svg:viewBox="0 0 112 146" svg:d="M112 73c0 98-112 98-112 0 0-97 112-97 112 0z"><text:p/></draw:path><draw:line draw:style-name="gr65" draw:text-style-name="P91" svg:x1="4.942cm" svg:y1="3.797cm" svg:x2="6.177cm" svg:y2="3.797cm"><text:p/></draw:line><draw:line draw:style-name="gr65" draw:text-style-name="P91" svg:x1="7.411cm" svg:y1="1.425cm" svg:x2="7.411cm" svg:y2="2.216cm"><text:p/></draw:line><draw:line draw:style-name="gr65" draw:text-style-name="P91" svg:x1="7.411cm" svg:y1="5.375cm" svg:x2="7.411cm" svg:y2="6.958cm"><text:p/></draw:line><draw:path draw:style-name="gr68" draw:text-style-name="P92" svg:width="0.072cm" svg:height="0.093cm" svg:x="1.819cm" svg:y="6.517cm" svg:viewBox="0 0 73 94" svg:d="M73 47c-1 62-73 62-73 0 0-63 72-63 72 0z"><text:p/></draw:path><draw:path draw:style-name="gr68" draw:text-style-name="P92" svg:width="0.072cm" svg:height="0.093cm" svg:x="3.672cm" svg:y="4.934cm" svg:viewBox="0 0 73 94" svg:d="M73 47c0 62-73 62-73 0 0-63 72-63 72 0z"><text:p/></draw:path><draw:path draw:style-name="gr68" draw:text-style-name="P92" svg:width="0.072cm" svg:height="0.093cm" svg:x="3.98cm" svg:y="1.377cm" svg:viewBox="0 0 73 94" svg:d="M73 47c0 62-73 62-73 0 0-63 72-63 72 0z"><text:p/></draw:path><draw:path draw:style-name="gr68" draw:text-style-name="P92" svg:width="0.072cm" svg:height="0.093cm" svg:x="4.906cm" svg:y="3.75cm" svg:viewBox="0 0 73 94" svg:d="M73 47c0 62-73 62-73 0 0-63 72-63 72 0z"><text:p/></draw:path><draw:path draw:style-name="gr68" draw:text-style-name="P92" svg:width="0.072cm" svg:height="0.093cm" svg:x="6.141cm" svg:y="3.75cm" svg:viewBox="0 0 73 94" svg:d="M73 47c0 62-73 62-73 0 0-63 72-63 72 0z"><text:p/></draw:path><draw:path draw:style-name="gr68" draw:text-style-name="P92" svg:width="0.072cm" svg:height="0.093cm" svg:x="7.376cm" svg:y="3.75cm" svg:viewBox="0 0 73 94" svg:d="M73 47c0 62-73 62-73 0 0-63 71-63 71 0z"><text:p/></draw:path><draw:line draw:style-name="gr65" draw:text-style-name="P91" svg:x1="7.606cm" svg:y1="0.652cm" svg:x2="7.22cm" svg:y2="0.652cm"><text:p/></draw:line><draw:line draw:style-name="gr65" draw:text-style-name="P91" svg:x1="4.205cm" svg:y1="0.652cm" svg:x2="3.819cm" svg:y2="0.652cm"><text:p/></draw:line><draw:frame draw:style-name="gr73" draw:text-style-name="P97" svg:width="0.976cm" svg:height="0.9cm" svg:x="0cm" svg:y="4.607cm"><draw:text-box><text:p text:style-name="P93"><text:span text:style-name="T82">e1</text:span></text:p></draw:text-box></draw:frame><draw:frame draw:style-name="gr74" draw:text-style-name="P97" svg:width="0.976cm" svg:height="0.902cm" svg:x="0.002cm" svg:y="6.195cm"><draw:text-box><text:p text:style-name="P93"><text:span text:style-name="T82">e2</text:span></text:p></draw:text-box></draw:frame><draw:frame draw:style-name="gr75" draw:text-style-name="P97" svg:width="0.742cm" svg:height="0.902cm" svg:x="3.657cm" svg:y="0cm"><draw:text-box><text:p text:style-name="P93"><text:span text:style-name="T82">1</text:span></text:p></draw:text-box></draw:frame><draw:frame draw:style-name="gr75" draw:text-style-name="P97" svg:width="0.742cm" svg:height="0.902cm" svg:x="7.038cm" svg:y="0cm"><draw:text-box><text:p text:style-name="P93"><text:span text:style-name="T82">1</text:span></text:p></draw:text-box></draw:frame><draw:frame draw:style-name="gr76" draw:text-style-name="P97" svg:width="0.717cm" svg:height="0.904cm" svg:x="8.32cm" svg:y="3.395cm"><draw:text-box><text:p text:style-name="P93"><text:span text:style-name="T82">s</text:span></text:p></draw:text-box></draw:frame></draw:g></text:p>
          </table:table-cell>
          <table:covered-table-cell/>
          <table:table-cell table:style-name="Tableau2.C2" table:number-columns-spanned="2" office:value-type="string">
            <text:p text:style-name="P27">Montage 5</text:p>
            <text:p text:style-name="P27"><draw:g text:anchor-type="as-char" draw:z-index="6" draw:name="Objet de groupe 7" draw:style-name="gr45"><draw:line draw:style-name="gr65" draw:text-style-name="P91" svg:x1="5.051cm" svg:y1="5.949cm" svg:x2="5.051cm" svg:y2="6.836cm"><text:p/></draw:line><draw:line draw:style-name="gr65" draw:text-style-name="P91" svg:x1="3.679cm" svg:y1="6.836cm" svg:x2="5.053cm" svg:y2="6.836cm"><text:p/></draw:line><draw:line draw:style-name="gr65" draw:text-style-name="P91" svg:x1="2.991cm" svg:y1="6.836cm" svg:x2="3.678cm" svg:y2="6.836cm"><text:p/></draw:line><draw:line draw:style-name="gr65" draw:text-style-name="P91" svg:x1="2.991cm" svg:y1="5.949cm" svg:x2="2.991cm" svg:y2="6.836cm"><text:p/></draw:line><draw:line draw:style-name="gr65" draw:text-style-name="P91" svg:x1="3.679cm" svg:y1="3.734cm" svg:x2="0.846cm" svg:y2="3.734cm"><text:p/></draw:line><draw:line draw:style-name="gr65" draw:text-style-name="P91" svg:x1="1.618cm" svg:y1="1.96cm" svg:x2="0.846cm" svg:y2="1.96cm"><text:p/></draw:line><draw:line draw:style-name="gr65" draw:text-style-name="P91" svg:x1="1.618cm" svg:y1="1.96cm" svg:x2="3.679cm" svg:y2="1.96cm"><text:p/></draw:line><draw:line draw:style-name="gr65" draw:text-style-name="P91" svg:x1="1.618cm" svg:y1="1.96cm" svg:x2="1.618cm" svg:y2="5.506cm"><text:p/></draw:line><draw:line draw:style-name="gr65" draw:text-style-name="P91" svg:x1="3.679cm" svg:y1="3.734cm" svg:x2="3.679cm" svg:y2="5.506cm"><text:p/></draw:line><draw:line draw:style-name="gr65" draw:text-style-name="P91" svg:x1="3.679cm" svg:y1="6.836cm" svg:x2="3.679cm" svg:y2="7.723cm"><text:p/></draw:line><draw:line draw:style-name="gr65" draw:text-style-name="P91" svg:x1="3.894cm" svg:y1="7.721cm" svg:x2="3.464cm" svg:y2="7.721cm"><text:p/></draw:line><draw:line draw:style-name="gr65" draw:text-style-name="P91" svg:x1="3.808cm" svg:y1="7.861cm" svg:x2="3.55cm" svg:y2="7.861cm"><text:p/></draw:line><draw:line draw:style-name="gr65" draw:text-style-name="P91" svg:x1="3.722cm" svg:y1="7.996cm" svg:x2="3.636cm" svg:y2="7.996cm"><text:p/></draw:line><draw:line draw:style-name="gr65" draw:text-style-name="P91" svg:x1="2.991cm" svg:y1="4.619cm" svg:x2="5.052cm" svg:y2="4.619cm"><text:p/></draw:line><draw:line draw:style-name="gr65" draw:text-style-name="P91" svg:x1="2.991cm" svg:y1="4.619cm" svg:x2="2.991cm" svg:y2="5.063cm"><text:p/></draw:line><draw:line draw:style-name="gr65" draw:text-style-name="P91" svg:x1="2.991cm" svg:y1="5.949cm" svg:x2="2.519cm" svg:y2="5.949cm"><text:p/></draw:line><draw:line draw:style-name="gr65" draw:text-style-name="P91" svg:x1="2.991cm" svg:y1="5.061cm" svg:x2="2.519cm" svg:y2="5.061cm"><text:p/></draw:line><draw:line draw:style-name="gr65" draw:text-style-name="P91" svg:x1="2.519cm" svg:y1="5.944cm" svg:x2="2.519cm" svg:y2="5.807cm"><text:p/></draw:line><draw:line draw:style-name="gr65" draw:text-style-name="P91" svg:x1="2.519cm" svg:y1="5.809cm" svg:x2="2.519cm" svg:y2="5.643cm"><text:p/></draw:line><draw:line draw:style-name="gr65" draw:text-style-name="P91" svg:x1="2.519cm" svg:y1="5.645cm" svg:x2="2.519cm" svg:y2="5.506cm"><text:p/></draw:line><draw:line draw:style-name="gr65" draw:text-style-name="P91" svg:x1="2.519cm" svg:y1="5.505cm" svg:x2="2.519cm" svg:y2="5.368cm"><text:p/></draw:line><draw:line draw:style-name="gr65" draw:text-style-name="P91" svg:x1="2.519cm" svg:y1="5.368cm" svg:x2="2.519cm" svg:y2="5.202cm"><text:p/></draw:line><draw:line draw:style-name="gr65" draw:text-style-name="P91" svg:x1="2.519cm" svg:y1="5.2cm" svg:x2="2.519cm" svg:y2="5.061cm"><text:p/></draw:line><draw:line draw:style-name="gr65" draw:text-style-name="P91" svg:x1="2.519cm" svg:y1="5.949cm" svg:x2="2.519cm" svg:y2="6.089cm"><text:p/></draw:line><draw:line draw:style-name="gr65" draw:text-style-name="P91" svg:x1="2.519cm" svg:y1="5.063cm" svg:x2="2.519cm" svg:y2="4.925cm"><text:p/></draw:line><draw:line draw:style-name="gr65" draw:text-style-name="P91" svg:x1="1.618cm" svg:y1="5.506cm" svg:x2="2.39cm" svg:y2="5.506cm"><text:p/></draw:line><draw:line draw:style-name="gr65" draw:text-style-name="P91" svg:x1="2.39cm" svg:y1="5.284cm" svg:x2="2.39cm" svg:y2="5.728cm"><text:p/></draw:line><draw:line draw:style-name="gr65" draw:text-style-name="P91" svg:x1="5.052cm" svg:y1="5.949cm" svg:x2="4.58cm" svg:y2="5.949cm"><text:p/></draw:line><draw:line draw:style-name="gr65" draw:text-style-name="P91" svg:x1="5.052cm" svg:y1="5.061cm" svg:x2="4.58cm" svg:y2="5.061cm"><text:p/></draw:line><draw:line draw:style-name="gr65" draw:text-style-name="P91" svg:x1="4.58cm" svg:y1="5.944cm" svg:x2="4.58cm" svg:y2="5.807cm"><text:p/></draw:line><draw:line draw:style-name="gr65" draw:text-style-name="P91" svg:x1="4.58cm" svg:y1="5.809cm" svg:x2="4.58cm" svg:y2="5.643cm"><text:p/></draw:line><draw:line draw:style-name="gr65" draw:text-style-name="P91" svg:x1="4.58cm" svg:y1="5.645cm" svg:x2="4.58cm" svg:y2="5.506cm"><text:p/></draw:line><draw:line draw:style-name="gr65" draw:text-style-name="P91" svg:x1="4.58cm" svg:y1="5.505cm" svg:x2="4.58cm" svg:y2="5.368cm"><text:p/></draw:line><draw:line draw:style-name="gr65" draw:text-style-name="P91" svg:x1="4.58cm" svg:y1="5.368cm" svg:x2="4.58cm" svg:y2="5.202cm"><text:p/></draw:line><draw:line draw:style-name="gr65" draw:text-style-name="P91" svg:x1="4.58cm" svg:y1="5.2cm" svg:x2="4.58cm" svg:y2="5.061cm"><text:p/></draw:line><draw:line draw:style-name="gr65" draw:text-style-name="P91" svg:x1="4.58cm" svg:y1="5.949cm" svg:x2="4.58cm" svg:y2="6.089cm"><text:p/></draw:line><draw:line draw:style-name="gr65" draw:text-style-name="P91" svg:x1="4.58cm" svg:y1="5.063cm" svg:x2="4.58cm" svg:y2="4.925cm"><text:p/></draw:line><draw:line draw:style-name="gr65" draw:text-style-name="P91" svg:x1="3.679cm" svg:y1="5.506cm" svg:x2="4.451cm" svg:y2="5.506cm"><text:p/></draw:line><draw:line draw:style-name="gr65" draw:text-style-name="P91" svg:x1="4.451cm" svg:y1="5.284cm" svg:x2="4.451cm" svg:y2="5.728cm"><text:p/></draw:line><draw:line draw:style-name="gr65" draw:text-style-name="P91" svg:x1="5.051cm" svg:y1="4.619cm" svg:x2="5.051cm" svg:y2="5.063cm"><text:p/></draw:line><draw:line draw:style-name="gr65" draw:text-style-name="P91" svg:x1="5.051cm" svg:y1="4.177cm" svg:x2="5.051cm" svg:y2="4.62cm"><text:p/></draw:line><draw:line draw:style-name="gr65" draw:text-style-name="P91" svg:x1="5.052cm" svg:y1="4.177cm" svg:x2="4.58cm" svg:y2="4.177cm"><text:p/></draw:line><draw:line draw:style-name="gr65" draw:text-style-name="P91" svg:x1="5.052cm" svg:y1="3.29cm" svg:x2="4.58cm" svg:y2="3.29cm"><text:p/></draw:line><draw:line draw:style-name="gr65" draw:text-style-name="P91" svg:x1="4.58cm" svg:y1="4.175cm" svg:x2="4.58cm" svg:y2="4.038cm"><text:p/></draw:line><draw:line draw:style-name="gr65" draw:text-style-name="P91" svg:x1="4.58cm" svg:y1="4.04cm" svg:x2="4.58cm" svg:y2="3.874cm"><text:p/></draw:line><draw:line draw:style-name="gr65" draw:text-style-name="P91" svg:x1="4.58cm" svg:y1="3.873cm" svg:x2="4.58cm" svg:y2="3.734cm"><text:p/></draw:line><draw:line draw:style-name="gr65" draw:text-style-name="P91" svg:x1="4.58cm" svg:y1="3.734cm" svg:x2="4.58cm" svg:y2="3.596cm"><text:p/></draw:line><draw:line draw:style-name="gr65" draw:text-style-name="P91" svg:x1="4.58cm" svg:y1="3.596cm" svg:x2="4.58cm" svg:y2="3.431cm"><text:p/></draw:line><draw:line draw:style-name="gr65" draw:text-style-name="P91" svg:x1="4.58cm" svg:y1="3.43cm" svg:x2="4.58cm" svg:y2="3.29cm"><text:p/></draw:line><draw:line draw:style-name="gr65" draw:text-style-name="P91" svg:x1="4.58cm" svg:y1="4.177cm" svg:x2="4.58cm" svg:y2="4.316cm"><text:p/></draw:line><draw:line draw:style-name="gr65" draw:text-style-name="P91" svg:x1="4.58cm" svg:y1="3.29cm" svg:x2="4.58cm" svg:y2="3.153cm"><text:p/></draw:line><draw:line draw:style-name="gr65" draw:text-style-name="P91" svg:x1="3.679cm" svg:y1="3.734cm" svg:x2="4.28cm" svg:y2="3.734cm"><text:p/></draw:line><draw:line draw:style-name="gr65" draw:text-style-name="P91" svg:x1="4.451cm" svg:y1="3.513cm" svg:x2="4.451cm" svg:y2="3.956cm"><text:p/></draw:line><draw:path draw:style-name="gr66" draw:text-style-name="P95" svg:width="0.124cm" svg:height="0.161cm" svg:x="4.324cm" svg:y="3.654cm" svg:viewBox="0 0 125 162" svg:d="M125 82c0 107-125 107-125 0 0-109 125-109 125 0z"><text:p/></draw:path><draw:line draw:style-name="gr65" draw:text-style-name="P91" svg:x1="5.051cm" svg:y1="1.517cm" svg:x2="5.051cm" svg:y2="0.66cm"><text:p/></draw:line><draw:line draw:style-name="gr65" draw:text-style-name="P91" svg:x1="5.051cm" svg:y1="2.404cm" svg:x2="5.051cm" svg:y2="3.29cm"><text:p/></draw:line><draw:line draw:style-name="gr65" draw:text-style-name="P91" svg:x1="5.052cm" svg:y1="2.404cm" svg:x2="4.58cm" svg:y2="2.404cm"><text:p/></draw:line><draw:line draw:style-name="gr65" draw:text-style-name="P91" svg:x1="5.052cm" svg:y1="1.519cm" svg:x2="4.58cm" svg:y2="1.519cm"><text:p/></draw:line><draw:line draw:style-name="gr65" draw:text-style-name="P91" svg:x1="4.58cm" svg:y1="2.404cm" svg:x2="4.58cm" svg:y2="2.266cm"><text:p/></draw:line><draw:line draw:style-name="gr65" draw:text-style-name="P91" svg:x1="4.58cm" svg:y1="2.268cm" svg:x2="4.58cm" svg:y2="2.103cm"><text:p/></draw:line><draw:line draw:style-name="gr65" draw:text-style-name="P91" svg:x1="4.58cm" svg:y1="2.1cm" svg:x2="4.58cm" svg:y2="1.96cm"><text:p/></draw:line><draw:line draw:style-name="gr65" draw:text-style-name="P91" svg:x1="4.58cm" svg:y1="1.96cm" svg:x2="4.58cm" svg:y2="1.823cm"><text:p/></draw:line><draw:line draw:style-name="gr65" draw:text-style-name="P91" svg:x1="4.58cm" svg:y1="1.821cm" svg:x2="4.58cm" svg:y2="1.655cm"><text:p/></draw:line><draw:line draw:style-name="gr65" draw:text-style-name="P91" svg:x1="4.58cm" svg:y1="1.658cm" svg:x2="4.58cm" svg:y2="1.519cm"><text:p/></draw:line><draw:line draw:style-name="gr65" draw:text-style-name="P91" svg:x1="4.58cm" svg:y1="2.404cm" svg:x2="4.58cm" svg:y2="2.543cm"><text:p/></draw:line><draw:line draw:style-name="gr65" draw:text-style-name="P91" svg:x1="4.58cm" svg:y1="1.518cm" svg:x2="4.58cm" svg:y2="1.381cm"><text:p/></draw:line><draw:line draw:style-name="gr65" draw:text-style-name="P91" svg:x1="3.679cm" svg:y1="1.96cm" svg:x2="4.28cm" svg:y2="1.96cm"><text:p/></draw:line><draw:line draw:style-name="gr65" draw:text-style-name="P91" svg:x1="4.451cm" svg:y1="1.741cm" svg:x2="4.451cm" svg:y2="2.184cm"><text:p/></draw:line><draw:path draw:style-name="gr66" draw:text-style-name="P95" svg:width="0.124cm" svg:height="0.162cm" svg:x="4.324cm" svg:y="1.878cm" svg:viewBox="0 0 125 163" svg:d="M125 81c0 109-125 109-125 0 0-108 125-108 125 0z"><text:p/></draw:path><draw:line draw:style-name="gr65" draw:text-style-name="P91" svg:x1="7.455cm" svg:y1="6.391cm" svg:x2="7.455cm" svg:y2="7.721cm"><text:p/></draw:line><draw:line draw:style-name="gr65" draw:text-style-name="P91" svg:x1="7.67cm" svg:y1="7.721cm" svg:x2="7.241cm" svg:y2="7.721cm"><text:p/></draw:line><draw:line draw:style-name="gr65" draw:text-style-name="P91" svg:x1="7.584cm" svg:y1="7.861cm" svg:x2="7.327cm" svg:y2="7.861cm"><text:p/></draw:line><draw:line draw:style-name="gr65" draw:text-style-name="P91" svg:x1="7.498cm" svg:y1="7.996cm" svg:x2="7.413cm" svg:y2="7.996cm"><text:p/></draw:line><draw:line draw:style-name="gr65" draw:text-style-name="P91" svg:x1="7.455cm" svg:y1="2.847cm" svg:x2="7.455cm" svg:y2="0.66cm"><text:p/></draw:line><draw:line draw:style-name="gr65" draw:text-style-name="P91" svg:x1="7.455cm" svg:y1="4.619cm" svg:x2="8.571cm" svg:y2="4.619cm"><text:p/></draw:line><draw:line draw:style-name="gr65" draw:text-style-name="P91" svg:x1="6.082cm" svg:y1="4.619cm" svg:x2="6.082cm" svg:y2="5.949cm"><text:p/></draw:line><draw:line draw:style-name="gr65" draw:text-style-name="P91" svg:x1="6.082cm" svg:y1="3.29cm" svg:x2="6.082cm" svg:y2="4.62cm"><text:p/></draw:line><draw:line draw:style-name="gr65" draw:text-style-name="P91" svg:x1="7.455cm" svg:y1="4.619cm" svg:x2="7.455cm" svg:y2="5.506cm"><text:p/></draw:line><draw:line draw:style-name="gr65" draw:text-style-name="P91" svg:x1="7.455cm" svg:y1="3.734cm" svg:x2="7.455cm" svg:y2="4.62cm"><text:p/></draw:line><draw:line draw:style-name="gr65" draw:text-style-name="P91" svg:x1="7.455cm" svg:y1="6.391cm" svg:x2="6.983cm" svg:y2="6.391cm"><text:p/></draw:line><draw:line draw:style-name="gr65" draw:text-style-name="P91" svg:x1="7.455cm" svg:y1="5.506cm" svg:x2="6.983cm" svg:y2="5.506cm"><text:p/></draw:line><draw:line draw:style-name="gr65" draw:text-style-name="P91" svg:x1="6.983cm" svg:y1="6.393cm" svg:x2="6.983cm" svg:y2="6.255cm"><text:p/></draw:line><draw:line draw:style-name="gr65" draw:text-style-name="P91" svg:x1="6.983cm" svg:y1="6.254cm" svg:x2="6.983cm" svg:y2="6.089cm"><text:p/></draw:line><draw:line draw:style-name="gr65" draw:text-style-name="P91" svg:x1="6.983cm" svg:y1="6.089cm" svg:x2="6.983cm" svg:y2="5.949cm"><text:p/></draw:line><draw:line draw:style-name="gr65" draw:text-style-name="P91" svg:x1="6.983cm" svg:y1="5.944cm" svg:x2="6.983cm" svg:y2="5.807cm"><text:p/></draw:line><draw:line draw:style-name="gr65" draw:text-style-name="P91" svg:x1="6.983cm" svg:y1="5.809cm" svg:x2="6.983cm" svg:y2="5.643cm"><text:p/></draw:line><draw:line draw:style-name="gr65" draw:text-style-name="P91" svg:x1="6.983cm" svg:y1="5.645cm" svg:x2="6.983cm" svg:y2="5.506cm"><text:p/></draw:line><draw:line draw:style-name="gr65" draw:text-style-name="P91" svg:x1="6.983cm" svg:y1="6.391cm" svg:x2="6.983cm" svg:y2="6.53cm"><text:p/></draw:line><draw:line draw:style-name="gr65" draw:text-style-name="P91" svg:x1="6.983cm" svg:y1="5.505cm" svg:x2="6.983cm" svg:y2="5.368cm"><text:p/></draw:line><draw:line draw:style-name="gr65" draw:text-style-name="P91" svg:x1="6.082cm" svg:y1="5.949cm" svg:x2="6.855cm" svg:y2="5.949cm"><text:p/></draw:line><draw:line draw:style-name="gr65" draw:text-style-name="P91" svg:x1="6.855cm" svg:y1="5.726cm" svg:x2="6.855cm" svg:y2="6.169cm"><text:p/></draw:line><draw:line draw:style-name="gr65" draw:text-style-name="P91" svg:x1="7.455cm" svg:y1="3.734cm" svg:x2="6.983cm" svg:y2="3.734cm"><text:p/></draw:line><draw:line draw:style-name="gr65" draw:text-style-name="P91" svg:x1="7.455cm" svg:y1="2.847cm" svg:x2="6.983cm" svg:y2="2.847cm"><text:p/></draw:line><draw:line draw:style-name="gr65" draw:text-style-name="P91" svg:x1="6.983cm" svg:y1="3.734cm" svg:x2="6.983cm" svg:y2="3.596cm"><text:p/></draw:line><draw:line draw:style-name="gr65" draw:text-style-name="P91" svg:x1="6.983cm" svg:y1="3.596cm" svg:x2="6.983cm" svg:y2="3.431cm"><text:p/></draw:line><draw:line draw:style-name="gr65" draw:text-style-name="P91" svg:x1="6.983cm" svg:y1="3.43cm" svg:x2="6.983cm" svg:y2="3.29cm"><text:p/></draw:line><draw:line draw:style-name="gr65" draw:text-style-name="P91" svg:x1="6.983cm" svg:y1="3.29cm" svg:x2="6.983cm" svg:y2="3.153cm"><text:p/></draw:line><draw:line draw:style-name="gr65" draw:text-style-name="P91" svg:x1="6.983cm" svg:y1="3.151cm" svg:x2="6.983cm" svg:y2="2.985cm"><text:p/></draw:line><draw:line draw:style-name="gr65" draw:text-style-name="P91" svg:x1="6.983cm" svg:y1="2.986cm" svg:x2="6.983cm" svg:y2="2.847cm"><text:p/></draw:line><draw:line draw:style-name="gr65" draw:text-style-name="P91" svg:x1="6.983cm" svg:y1="3.734cm" svg:x2="6.983cm" svg:y2="3.873cm"><text:p/></draw:line><draw:line draw:style-name="gr65" draw:text-style-name="P91" svg:x1="6.983cm" svg:y1="2.845cm" svg:x2="6.983cm" svg:y2="2.708cm"><text:p/></draw:line><draw:line draw:style-name="gr65" draw:text-style-name="P91" svg:x1="6.082cm" svg:y1="3.29cm" svg:x2="6.683cm" svg:y2="3.29cm"><text:p/></draw:line><draw:line draw:style-name="gr65" draw:text-style-name="P91" svg:x1="6.855cm" svg:y1="3.069cm" svg:x2="6.855cm" svg:y2="3.512cm"><text:p/></draw:line><draw:path draw:style-name="gr67" draw:text-style-name="P96" svg:width="0.125cm" svg:height="0.162cm" svg:x="6.727cm" svg:y="3.207cm" svg:viewBox="0 0 126 163" svg:d="M126 81c0 109-126 109-126 0 0-108 126-108 126 0z"><text:p/></draw:path><draw:line draw:style-name="gr65" draw:text-style-name="P91" svg:x1="5.051cm" svg:y1="4.619cm" svg:x2="6.081cm" svg:y2="4.619cm"><text:p/></draw:line><draw:path draw:style-name="gr68" draw:text-style-name="P92" svg:width="0.08cm" svg:height="0.105cm" svg:x="1.578cm" svg:y="1.907cm" svg:viewBox="0 0 81 106" svg:d="M81 53c-1 70-81 70-81 0 0-71 80-71 80 0z"><text:p/></draw:path><draw:path draw:style-name="gr68" draw:text-style-name="P92" svg:width="0.08cm" svg:height="0.105cm" svg:x="3.639cm" svg:y="3.682cm" svg:viewBox="0 0 81 106" svg:d="M81 53c0 70-81 70-81 0 0-71 80-71 80 0z"><text:p/></draw:path><draw:path draw:style-name="gr68" draw:text-style-name="P92" svg:width="0.08cm" svg:height="0.105cm" svg:x="3.639cm" svg:y="6.782cm" svg:viewBox="0 0 81 106" svg:d="M81 53c0 70-81 70-81 0 0-71 80-71 80 0z"><text:p/></draw:path><draw:path draw:style-name="gr68" draw:text-style-name="P92" svg:width="0.08cm" svg:height="0.105cm" svg:x="5.012cm" svg:y="4.567cm" svg:viewBox="0 0 81 106" svg:d="M81 53c0 70-81 70-81 0 0-71 80-71 80 0z"><text:p/></draw:path><draw:path draw:style-name="gr68" draw:text-style-name="P92" svg:width="0.08cm" svg:height="0.105cm" svg:x="6.043cm" svg:y="4.567cm" svg:viewBox="0 0 81 106" svg:d="M81 53c0 70-81 70-81 0 0-71 80-71 80 0z"><text:p/></draw:path><draw:path draw:style-name="gr68" draw:text-style-name="P92" svg:width="0.08cm" svg:height="0.105cm" svg:x="7.415cm" svg:y="4.567cm" svg:viewBox="0 0 81 106" svg:d="M81 53c0 70-81 70-81 0 0-71 80-71 80 0z"><text:p/></draw:path><draw:line draw:style-name="gr65" draw:text-style-name="P91" svg:x1="7.671cm" svg:y1="0.653cm" svg:x2="7.242cm" svg:y2="0.653cm"><text:p/></draw:line><draw:line draw:style-name="gr65" draw:text-style-name="P91" svg:x1="5.257cm" svg:y1="0.653cm" svg:x2="4.828cm" svg:y2="0.653cm"><text:p/></draw:line><draw:frame draw:style-name="gr69" draw:text-style-name="P85" svg:width="0.981cm" svg:height="0.858cm" svg:x="0cm" svg:y="1.58cm"><draw:text-box><text:p text:style-name="P93"><text:span text:style-name="T78">e1</text:span></text:p></draw:text-box></draw:frame><draw:frame draw:style-name="gr70" draw:text-style-name="P85" svg:width="0.981cm" svg:height="0.856cm" svg:x="0cm" svg:y="3.362cm"><draw:text-box><text:p text:style-name="P93"><text:span text:style-name="T78">e2</text:span></text:p></draw:text-box></draw:frame><draw:frame draw:style-name="gr71" draw:text-style-name="P85" svg:width="0.743cm" svg:height="0.856cm" svg:x="4.681cm" svg:y="0cm"><draw:text-box><text:p text:style-name="P93"><text:span text:style-name="T78">1</text:span></text:p></draw:text-box></draw:frame><draw:frame draw:style-name="gr71" draw:text-style-name="P85" svg:width="0.743cm" svg:height="0.856cm" svg:x="7.078cm" svg:y="0cm"><draw:text-box><text:p text:style-name="P93"><text:span text:style-name="T78">1</text:span></text:p></draw:text-box></draw:frame><draw:frame draw:style-name="gr72" draw:text-style-name="P85" svg:width="0.717cm" svg:height="0.856cm" svg:x="8.451cm" svg:y="4.187cm"><draw:text-box><text:p text:style-name="P93"><text:span text:style-name="T78">s</text:span></text:p></draw:text-box></draw:frame></draw:g></text:p>
          </table:table-cell>
          <table:covered-table-cell/>
        </table:table-row>
      </table:table>
      <text:p text:style-name="P11"/>
      <text:p text:style-name="P11"/>
      <text:p text:style-name="P11"><text:span text:style-name="T1">A faire </text:span><text:span text:style-name="T2">pour chacun des 5 montages</text:span><text:span text:style-name="T1"> :</text:span></text:p>
      <text:list xml:id="list173613996137861" text:continue-list="list3055145384" text:style-name="tfPuce">
        <text:list-item>
          <text:p text:style-name="P59"><text:span text:style-name="T15">Pour chaque combinaison d’entrées du montage, e</text:span>ssaye<text:span text:style-name="T15">r</text:span> de <text:span text:style-name="T15">prévoir l’état de chaque </text:span>transistor <text:span text:style-name="T15">(bloqué ou passant)</text:span> et en déduire la sortie <text:span text:style-name="T15">du montage.</text:span></text:p>
        </text:list-item>
        <text:list-item>
          <text:p text:style-name="P60"><text:span text:style-name="T15">V</text:span>érifier <text:span text:style-name="T18">vos hypothèses </text:span><text:span text:style-name="T15">grâce aux simulations</text:span> <text:span text:style-name="T15">ci-dessous (</text:span>cliqu<text:span text:style-name="T15">er</text:span> sur les entrées d<text:span text:style-name="T15">es</text:span> montage<text:span text:style-name="T15">s) :<text:line-break/></text:span><text:a xlink:type="simple" xlink:href="https://www.falstad.com/circuit/circuitjs.html?ctz=CQAgDOB0YzCsICMZICYaoOyYMxgByoBsAnCZiHBAlZQKYC0iiAUAGZImqfepxE8QqREkgIUYVO0Gp8+IfyFyhERGKiSWAdwUD08vnoAsEMNt1CTFrNzM7EXQQ95W7Mq86XyzAGXeqjI0tTcBA2AEMAGwBnOkpwFgBZayscdGDQ1DEWACULREw9RURZUIgrcTLsgHMLPCDDEBwcAVMWIA" text:style-name="Internet_20_link" text:visited-style-name="Visited_20_Internet_20_Link"><text:span text:style-name="T15">Montage 1</text:span></text:a><text:span text:style-name="T15"><text:tab/></text:span><text:a xlink:type="simple" xlink:href="https://www.falstad.com/circuit/circuitjs.html?ctz=CQAgDOB0YzCsICMZICYaoOyYMxgByoBsAnCZiHBAlZQKYC0iiAUAGYhapKZEg44+iXpSSQEKMKnadM3Lv0GzuAFjETo0gO6KhJbgL6pUasCx2HOJ3Zzh8zAWRvG1KmFdOdxMhZb9K1RHEoKXNnfHwbHHRwFgBzKKJIyzcINLCFYSM5ZViOLJ4jN0LRII1QnRMIRFRIqqQidIslGuSWxtiAJU4IpFqeyPw08BBiiRGUODCCmZFLMx0Cy18lMwAZXMya3OqQNgBDABsAZzpRdZLLZgNVpD2j0-OM4sR9TmKXWMqP62XrBfe1X6tUirS+Az6bSE-QBfiSUTg3DMQA" text:style-name="Internet_20_link" text:visited-style-name="Visited_20_Internet_20_Link"><text:span text:style-name="T15">Montage 2</text:span></text:a><text:span text:style-name="T15"><text:tab/></text:span><text:a xlink:type="simple" xlink:href="https://www.falstad.com/circuit/circuitjs.html?ctz=CQAgDOB0YzCsICMZICYaoOyYMxgByoBsAnCZiHBAlZQKYC0iiAUAGYhapIAsPIOHEV78EiSAhRhULAO4ChSIhEHDEJbmBYAlBWtT49IfBFMge1cFZRx2nTN3SHVnApSQSo0uUdSp+Lv6mPoEWvnDCWhxc9tyBDuYektAyALK+YRYQQVaoEnaImMIxOTH84sne8qVhpRHgPjUqijlaAOaxAuidOHCaDdUJTp0xWvKFanxIRZ1j05P8MYhTWgAy8yJIBpsQiCBsAIYANgDOdO5rI26I28Nmh6fnko21+IY5ON1zH90xn8GDOLdFz-Aa+N5GUFaIA" text:style-name="Internet_20_link" text:visited-style-name="Visited_20_Internet_20_Link"><text:span text:style-name="T15">Montage 3</text:span></text:a><text:span text:style-name="T15"><text:tab/></text:span><text:a xlink:type="simple" xlink:href="https://www.falstad.com/circuit/circuitjs.html?ctz=CQAgDOB0YzCsIBMkCcjEBZEA4DMB2bARkVwxQxDmyqojgFMBaIogKAHckwaiA2CIjh8Q-CGE6iBUwTxnhJYpMOUihIiVyXpK2lRIAyIFCNx8auRCDM1xIAGYBDADYBnBrUOi01sJUu+lBBEDi7unpIm1ubeVjYKXFGIclHxEgBK3LzSybwk4AUY9AXikHCS6vKVRD6a8koNtWz2xmpy2nKIIURlUGCIij65sYEKAOaq1tiUlRj8JRUqloJLcFYSLTVxMZXxyaK9YNADXJVnKji2i2qYk5UbI7h+k08zwYfHzSPDZ53dH-02BNcNMpv5QXMNApMiDdNJYaJ8nYip4SmU2ABZMGTDAYGj3JDorjLF77V4Jaz7YYk+6SBG7UGXCn0270-RfEnkhHk-Y9BBHQEtGlyel-A78z6nC5LKns4mgpQIrbM0Gc1WgiRAA" text:style-name="Internet_20_link" text:visited-style-name="Visited_20_Internet_20_Link"><text:span text:style-name="T15">Montage 4</text:span></text:a><text:span text:style-name="T15"><text:tab/></text:span><text:a xlink:type="simple" xlink:href="https://www.falstad.com/circuit/circuitjs.html?ctz=CQAgDOB0YzCsICMZICYaoOyYMxgByoBsAnCZiHBAlZQKYC0iiAUAO4haoh4AsnmbjhxFw7TgR4iBQ6WHGJMo4aPT4po+R0XKw-HRrEAZCetSp+Rfuf4QIAMwCGAGwDOdSsaSJuiIhCskf3AkECc3DwQtb19gtSC7BR8EmM58dWj4m1M0jJYAcxyVIqIMsW0lTjhVQSrNBUrUaqRG2vl7VNR0ltVu9CRIKOhUFg6svtquswhEQagwEY4uOplVzMneCGWm+rHJbO2LTkQBoYWWACVVxF5rWpJNEM3POyg4cWWDbcl2nL8t2r-Y6neYjQo4fD8HD9CFQ0oheRXWFIEhCSEgB4IkDPKIIwYsACyPHRO2xvDMzS2+I40K2zVpPD05R4-XiDNJ0WRpK53U5JKOXMpoxZED4xKhTP6szOIw67MkXP2J2loI+k3prKFQA" text:style-name="Internet_20_link" text:visited-style-name="Visited_20_Internet_20_Link"><text:span text:style-name="T15">Montage 5</text:span></text:a></text:p>
        </text:list-item>
        <text:list-item>
          <text:p text:style-name="P59"><text:span text:style-name="T15">Q</text:span>uelle<text:span text:style-name="T18">s</text:span> porte<text:span text:style-name="T18">s</text:span> logique<text:span text:style-name="T18">s</text:span> <text:span text:style-name="T15">ce</text:span><text:span text:style-name="T18">s</text:span><text:span text:style-name="T15"> montage</text:span><text:span text:style-name="T18">s</text:span><text:span text:style-name="T15"> permet</text:span><text:span text:style-name="T18">tent</text:span>-il<text:span text:style-name="T18">s</text:span> <text:span text:style-name="T15">d’obtenir</text:span> ?</text:p>
        </text:list-item>
      </text:list>
      <text:p text:style-name="P12"/>
      <text:p text:style-name="P9">Remarque :</text:p>
      <text:list xml:id="list173614512556705" text:continue-numbering="true" text:style-name="tfPuce">
        <text:list-item>
          <text:p text:style-name="P54">D<text:span text:style-name="T11">ans les deux montages </text:span><text:span text:style-name="T16">de la page précédente</text:span><text:span text:style-name="T11">, on a utilisé une résistance. Malheureusement, ces résistances chauffent et </text:span><text:span text:style-name="T38">dissipe</text:span><text:span text:style-name="T11">nt de l’énergie.</text:span></text:p>
        </text:list-item>
        <text:list-item>
          <text:p text:style-name="P54"><text:span text:style-name="T16">Dans les montages ci-dessus, on a réussi à éviter l’usage de résistances en associant de </text:span><text:span text:style-name="T18">façon complémentaire de</text:span><text:span text:style-name="T16">s transistors de type N et P. On parle de technologie CMOS (C pour Complementary). </text:span><text:span text:style-name="T17">Sur une « verticale » de l’un de ces montages, soit </text:span><text:span text:style-name="T38">ce sont </text:span><text:span text:style-name="T17">les transistors N </text:span><text:span text:style-name="T38">qui </text:span><text:span text:style-name="T17">sont bloqués, soit </text:span><text:span text:style-name="T38">ce sont les transistors </text:span><text:span text:style-name="T17">P, </text:span><text:span text:style-name="T38">mais dans tous les cas,</text:span><text:span text:style-name="T17"> le courant qui traverse est très faible.</text:span></text:p>
        </text:list-item>
      </text:list>
      <text:list xml:id="list173614416904342" text:continue-list="list173613883456973" text:style-name="tfNum_20_I_29_">
        <text:list-item>
          <text:p text:style-name="P80">Faire un additionneur <text:span text:style-name="T19">en assemblant des portes logiques</text:span></text:p>
        </text:list-item>
      </text:list>
      <text:list xml:id="list2783684934" text:style-name="tfNum_20_1_29_">
        <text:list-item>
          <text:p text:style-name="P74">Demi additionneur 1 bit</text:p>
        </text:list-item>
      </text:list>
      <text:list xml:id="list173614807901660" text:continue-list="list173614512556705" text:style-name="tfPuce">
        <text:list-item>
          <text:p text:style-name="P55"><text:span text:style-name="T20">Compléter l</text:span><text:span text:style-name="T50">e</text:span><text:span text:style-name="T20"> table</text:span><text:span text:style-name="T41">au</text:span><text:span text:style-name="T20"> ci-dessous :<text:line-break/>A</text:span><text:span text:style-name="T41">ttention le + désigne ici l’addition et non l’opérateur booléen « ou »</text:span></text:p>
        </text:list-item>
      </text:list>
      <table:table table:name="Tableau3" table:style-name="Tableau3">
        <table:table-column table:style-name="Tableau3.A"/>
        <table:table-column table:style-name="Tableau3.B"/>
        <table:table-column table:style-name="Tableau3.C"/>
        <table:table-row table:style-name="TableLine94174593129840">
          <table:table-cell table:style-name="Tableau3.A1" office:value-type="string">
            <text:p text:style-name="P28">e1</text:p>
          </table:table-cell>
          <table:table-cell table:style-name="Tableau3.A1" office:value-type="string">
            <text:p text:style-name="P28">e2</text:p>
          </table:table-cell>
          <table:table-cell table:style-name="Tableau3.C1" office:value-type="string">
            <text:p text:style-name="P30">e1 + e2</text:p>
          </table:table-cell>
        </table:table-row>
        <table:table-row table:style-name="TableLine94174593481616">
          <table:table-cell table:style-name="Tableau3.A2" office:value-type="string">
            <text:p text:style-name="P28">0</text:p>
          </table:table-cell>
          <table:table-cell table:style-name="Tableau3.A2" office:value-type="string">
            <text:p text:style-name="P28">0</text:p>
          </table:table-cell>
          <table:table-cell table:style-name="Tableau3.C2" office:value-type="string">
            <text:p text:style-name="P28"/>
          </table:table-cell>
        </table:table-row>
        <table:table-row table:style-name="TableLine94174593783408">
          <table:table-cell table:style-name="Tableau3.A2" office:value-type="string">
            <text:p text:style-name="P28">0</text:p>
          </table:table-cell>
          <table:table-cell table:style-name="Tableau3.A2" office:value-type="string">
            <text:p text:style-name="P28">1</text:p>
          </table:table-cell>
          <table:table-cell table:style-name="Tableau3.C2" office:value-type="string">
            <text:p text:style-name="P28"/>
          </table:table-cell>
        </table:table-row>
        <table:table-row table:style-name="TableLine94174593788864">
          <table:table-cell table:style-name="Tableau3.A2" office:value-type="string">
            <text:p text:style-name="P28">1</text:p>
          </table:table-cell>
          <table:table-cell table:style-name="Tableau3.A2" office:value-type="string">
            <text:p text:style-name="P28">0</text:p>
          </table:table-cell>
          <table:table-cell table:style-name="Tableau3.C2" office:value-type="string">
            <text:p text:style-name="P28"/>
          </table:table-cell>
        </table:table-row>
        <table:table-row table:style-name="TableLine94174593810688">
          <table:table-cell table:style-name="Tableau3.A2" office:value-type="string">
            <text:p text:style-name="P28">1</text:p>
          </table:table-cell>
          <table:table-cell table:style-name="Tableau3.A2" office:value-type="string">
            <text:p text:style-name="P28">1</text:p>
          </table:table-cell>
          <table:table-cell table:style-name="Tableau3.C2" office:value-type="string">
            <text:p text:style-name="P28"/>
          </table:table-cell>
        </table:table-row>
      </table:table>
      <text:list xml:id="list173613085720161" text:continue-numbering="true" text:style-name="tfPuce">
        <text:list-item>
          <text:p text:style-name="P65">On remarque que la valeur de e1 + e2 s’écrit sur 2 bits.<text:line-break/><text:span text:style-name="T21">L</text:span>e bit des unités <text:span text:style-name="T21">s’appellera dans la suite « </text:span>s » (<text:span text:style-name="T21">comme « </text:span>sortie ») et <text:span text:style-name="T21">l</text:span>e bit des « deuzaines » <text:span text:style-name="T21">s’appellera « </text:span>cout » (<text:span text:style-name="T21">comme « </text:span>carry out » <text:span text:style-name="T36">c’est à dire</text:span><text:span text:style-name="T22"> « retenue sortante »</text:span>).<text:line-break/><text:span text:style-name="T20">A l’aide de 2 portes logiques, proposer un montage permettant de calculer e1 + e2.<text:line-break/></text:span><text:span text:style-name="T21">Ce montage aura deux entrées </text:span><text:span text:style-name="T36">(</text:span><text:span text:style-name="T21">e1 et e2</text:span><text:span text:style-name="T36">)</text:span><text:span text:style-name="T21"> </text:span><text:span text:style-name="T36">et</text:span><text:span text:style-name="T21"> deux sorties </text:span><text:span text:style-name="T36">(</text:span><text:span text:style-name="T21">s et cout</text:span><text:span text:style-name="T36">)</text:span><text:span text:style-name="T21">.</text:span></text:p>
        </text:list-item>
      </text:list>
      <text:p text:style-name="P40"><text:span text:style-name="T59">Vérifiez votre proposition : </text:span><text:a xlink:type="simple" xlink:href="https://logic.modulo-info.ch/?mode=tryout&amp;data=N4IgbiBcAsA0IEsB2UDaoAOB7AzmgTAIwAMsRxAuvAgCZSkhICGAtgKZQhuEjxhMAbegF9YmXARKwAzNMrU6kQvGbtObfL3CCRVEFgCuAFzTi8kVAFZLpafnmJFADhWsOkEAGNDJ0WbTWpPj2erRQAJyuah54wnoA5kxGbOboIEYAnhjuIAAaAPIASlrYqdByZCHUKBb4Mno+UNB+6Vk5AIIAcgAiJRIW5bZViDVWsABsDcZQAOxx8AJMAEZsAqn+FtJOpCQOyQAeJh7dbCwIAARMNDQIRghYSEhsBgBO54TnS7daAGYPRyA5Bh9uccEwkDgALQ4NgvBA-EAtUpoaThHZyPQHAEAYQECAAjgY2AAvUGvc4CFLnNhIIwvACXVO41KM1Pw52w5OSOGSb0p508CBengM33mIAA7kKUmhUEEqKhlNIFcpJrA5bBLAq4OEFTNYE4KBRhEA" text:style-name="Internet_20_link" text:visited-style-name="Visited_20_Internet_20_Link"><text:span text:style-name="T60">simulation d'un demi additionneur 1 bit</text:span></text:a></text:p>
      <text:list xml:id="list173614921185668" text:continue-numbering="true" text:style-name="tfPuce">
        <text:list-item>
          <text:p text:style-name="P61">Compléter l’addition binaire ci-dessous en observant la propagation de la retenue :</text:p>
        </text:list-item>
      </text:list>
      <table:table table:name="Tableau4" table:style-name="Tableau4">
        <table:table-column table:style-name="Tableau4.A"/>
        <table:table-column table:style-name="Tableau4.B"/>
        <table:table-column table:style-name="Tableau4.A"/>
        <table:table-column table:style-name="Tableau4.B"/>
        <table:table-row table:style-name="TableLine94174593102800">
          <table:table-cell table:style-name="Tableau4.A1" office:value-type="string">
            <text:p text:style-name="P32">1</text:p>
          </table:table-cell>
          <table:table-cell table:style-name="Tableau4.A1" office:value-type="string">
            <text:p text:style-name="P32">0</text:p>
          </table:table-cell>
          <table:table-cell table:style-name="Tableau4.A1" office:value-type="string">
            <text:p text:style-name="P32">1</text:p>
          </table:table-cell>
          <table:table-cell table:style-name="Tableau4.A1" office:value-type="string">
            <text:p text:style-name="P32">1</text:p>
          </table:table-cell>
        </table:table-row>
        <table:table-row table:style-name="TableLine94174593723584">
          <table:table-cell table:style-name="Tableau4.A1" office:value-type="string">
            <text:p text:style-name="P32"/>
          </table:table-cell>
          <table:table-cell table:style-name="Tableau4.A1" office:value-type="string">
            <text:p text:style-name="P23"/>
          </table:table-cell>
          <table:table-cell table:style-name="Tableau4.A1" office:value-type="string">
            <text:p text:style-name="P32">1</text:p>
          </table:table-cell>
          <table:table-cell table:style-name="Tableau4.A1" office:value-type="string">
            <text:p text:style-name="P32">1</text:p>
          </table:table-cell>
        </table:table-row>
        <table:table-row table:style-name="TableLine94174593301296">
          <table:table-cell table:style-name="Tableau4.A3" office:value-type="string">
            <text:p text:style-name="P23"/>
          </table:table-cell>
          <table:table-cell table:style-name="Tableau4.A3" office:value-type="string">
            <text:p text:style-name="P23"/>
          </table:table-cell>
          <table:table-cell table:style-name="Tableau4.A3" office:value-type="string">
            <text:p text:style-name="P23"/>
          </table:table-cell>
          <table:table-cell table:style-name="Tableau4.A3" office:value-type="string">
            <text:p text:style-name="P23"/>
          </table:table-cell>
        </table:table-row>
      </table:table>
      <text:p text:style-name="P35">On remarque que pour ajouter deux nombres de n bits, on <text:span text:style-name="T23">effectue</text:span> n <text:span text:style-name="T23">petites </text:span>additions <text:span text:style-name="T23">à 3 entrées : 1 bit du premier nombre + 1 bit du second + 1 bit de la retenue de l’addition précédente.</text:span></text:p>
      <text:p text:style-name="P36">Le demi additionneur proposé ci-dessus n’a que 2 entrées et ne permet pas de faire ces petites additions. Il va donc falloir lui ajouter une 3ème entrée.</text:p>
      <text:p text:style-name="P22"/>
      <text:list xml:id="list173613679620837" text:continue-list="list2783684934" text:style-name="tfNum_20_1_29_">
        <text:list-item>
          <text:p text:style-name="P77">Additionneur complet 1 bit</text:p>
        </text:list-item>
      </text:list>
      <text:list xml:id="list173614017313862" text:continue-list="list173614921185668" text:style-name="tfPuce">
        <text:list-item>
          <text:p text:style-name="P56"><text:span text:style-name="T20">Compléter la table de vérité ci-dessous : </text:span><text:span text:style-name="T24">(« cin » est la retenue qui vient de l’addition précédente et « cout » est la retenue à reporter </text:span><text:span text:style-name="T39">dans</text:span><text:span text:style-name="T24"> l’</text:span><text:span text:style-name="T36">addition</text:span><text:span text:style-name="T24"> suivante)</text:span></text:p>
        </text:list-item>
      </text:list>
      <table:table table:name="Tableau5" table:style-name="Tableau5">
        <table:table-column table:style-name="Tableau5.A" table:number-columns-repeated="5"/>
        <table:table-row table:style-name="TableLine94174593733152">
          <table:table-cell table:style-name="Tableau5.A1" office:value-type="string">
            <text:p text:style-name="P31">cin</text:p>
          </table:table-cell>
          <table:table-cell table:style-name="Tableau5.A1" office:value-type="string">
            <text:p text:style-name="P29">e1</text:p>
          </table:table-cell>
          <table:table-cell table:style-name="Tableau5.A1" office:value-type="string">
            <text:p text:style-name="P29">e2</text:p>
          </table:table-cell>
          <table:table-cell table:style-name="Tableau5.A1" office:value-type="string">
            <text:p text:style-name="P31">cout</text:p>
          </table:table-cell>
          <table:table-cell table:style-name="Tableau5.E1" office:value-type="string">
            <text:p text:style-name="P31">s</text:p>
          </table:table-cell>
        </table:table-row>
        <table:table-row table:style-name="TableLine94174592774944">
          <table:table-cell table:style-name="Tableau5.A2" office:value-type="string">
            <text:p text:style-name="P31">0</text:p>
          </table:table-cell>
          <table:table-cell table:style-name="Tableau5.A2" office:value-type="string">
            <text:p text:style-name="P29">0</text:p>
          </table:table-cell>
          <table:table-cell table:style-name="Tableau5.A2" office:value-type="string">
            <text:p text:style-name="P29">0</text:p>
          </table:table-cell>
          <table:table-cell table:style-name="Tableau5.A2" office:value-type="string">
            <text:p text:style-name="P29"/>
          </table:table-cell>
          <table:table-cell table:style-name="Tableau5.E2" office:value-type="string">
            <text:p text:style-name="P29"/>
          </table:table-cell>
        </table:table-row>
        <table:table-row table:style-name="TableLine94174592806528">
          <table:table-cell table:style-name="Tableau5.A2" office:value-type="string">
            <text:p text:style-name="P31">0</text:p>
          </table:table-cell>
          <table:table-cell table:style-name="Tableau5.A2" office:value-type="string">
            <text:p text:style-name="P29">0</text:p>
          </table:table-cell>
          <table:table-cell table:style-name="Tableau5.A2" office:value-type="string">
            <text:p text:style-name="P29">1</text:p>
          </table:table-cell>
          <table:table-cell table:style-name="Tableau5.A2" office:value-type="string">
            <text:p text:style-name="P29"/>
          </table:table-cell>
          <table:table-cell table:style-name="Tableau5.E2" office:value-type="string">
            <text:p text:style-name="P29"/>
          </table:table-cell>
        </table:table-row>
        <table:table-row table:style-name="TableLine94174593269184">
          <table:table-cell table:style-name="Tableau5.A2" office:value-type="string">
            <text:p text:style-name="P31">0</text:p>
          </table:table-cell>
          <table:table-cell table:style-name="Tableau5.A2" office:value-type="string">
            <text:p text:style-name="P29">1</text:p>
          </table:table-cell>
          <table:table-cell table:style-name="Tableau5.A2" office:value-type="string">
            <text:p text:style-name="P29">0</text:p>
          </table:table-cell>
          <table:table-cell table:style-name="Tableau5.A2" office:value-type="string">
            <text:p text:style-name="P29"/>
          </table:table-cell>
          <table:table-cell table:style-name="Tableau5.E2" office:value-type="string">
            <text:p text:style-name="P29"/>
          </table:table-cell>
        </table:table-row>
        <table:table-row table:style-name="TableLine94174592683968">
          <table:table-cell table:style-name="Tableau5.A2" office:value-type="string">
            <text:p text:style-name="P31">0</text:p>
          </table:table-cell>
          <table:table-cell table:style-name="Tableau5.A2" office:value-type="string">
            <text:p text:style-name="P29">1</text:p>
          </table:table-cell>
          <table:table-cell table:style-name="Tableau5.A2" office:value-type="string">
            <text:p text:style-name="P29">1</text:p>
          </table:table-cell>
          <table:table-cell table:style-name="Tableau5.A2" office:value-type="string">
            <text:p text:style-name="P29"/>
          </table:table-cell>
          <table:table-cell table:style-name="Tableau5.E2" office:value-type="string">
            <text:p text:style-name="P29"/>
          </table:table-cell>
        </table:table-row>
        <table:table-row table:style-name="TableLine94174593764384">
          <table:table-cell table:style-name="Tableau5.A2" office:value-type="string">
            <text:p text:style-name="P31">1</text:p>
          </table:table-cell>
          <table:table-cell table:style-name="Tableau5.A2" office:value-type="string">
            <text:p text:style-name="P29">0</text:p>
          </table:table-cell>
          <table:table-cell table:style-name="Tableau5.A2" office:value-type="string">
            <text:p text:style-name="P29">0</text:p>
          </table:table-cell>
          <table:table-cell table:style-name="Tableau5.A2" office:value-type="string">
            <text:p text:style-name="P29"/>
          </table:table-cell>
          <table:table-cell table:style-name="Tableau5.E2" office:value-type="string">
            <text:p text:style-name="P29"/>
          </table:table-cell>
        </table:table-row>
        <table:table-row table:style-name="TableLine94174593603936">
          <table:table-cell table:style-name="Tableau5.A2" office:value-type="string">
            <text:p text:style-name="P31">1</text:p>
          </table:table-cell>
          <table:table-cell table:style-name="Tableau5.A2" office:value-type="string">
            <text:p text:style-name="P29">0</text:p>
          </table:table-cell>
          <table:table-cell table:style-name="Tableau5.A2" office:value-type="string">
            <text:p text:style-name="P29">1</text:p>
          </table:table-cell>
          <table:table-cell table:style-name="Tableau5.A2" office:value-type="string">
            <text:p text:style-name="P29"/>
          </table:table-cell>
          <table:table-cell table:style-name="Tableau5.E2" office:value-type="string">
            <text:p text:style-name="P29"/>
          </table:table-cell>
        </table:table-row>
        <table:table-row table:style-name="TableLine94174592948496">
          <table:table-cell table:style-name="Tableau5.A2" office:value-type="string">
            <text:p text:style-name="P31">1</text:p>
          </table:table-cell>
          <table:table-cell table:style-name="Tableau5.A2" office:value-type="string">
            <text:p text:style-name="P29">1</text:p>
          </table:table-cell>
          <table:table-cell table:style-name="Tableau5.A2" office:value-type="string">
            <text:p text:style-name="P29">0</text:p>
          </table:table-cell>
          <table:table-cell table:style-name="Tableau5.A2" office:value-type="string">
            <text:p text:style-name="P29"/>
          </table:table-cell>
          <table:table-cell table:style-name="Tableau5.E2" office:value-type="string">
            <text:p text:style-name="P29"/>
          </table:table-cell>
        </table:table-row>
        <table:table-row table:style-name="TableLine94174592965056">
          <table:table-cell table:style-name="Tableau5.A2" office:value-type="string">
            <text:p text:style-name="P31">1</text:p>
          </table:table-cell>
          <table:table-cell table:style-name="Tableau5.A2" office:value-type="string">
            <text:p text:style-name="P29">1</text:p>
          </table:table-cell>
          <table:table-cell table:style-name="Tableau5.A2" office:value-type="string">
            <text:p text:style-name="P29">1</text:p>
          </table:table-cell>
          <table:table-cell table:style-name="Tableau5.A2" office:value-type="string">
            <text:p text:style-name="P29"/>
          </table:table-cell>
          <table:table-cell table:style-name="Tableau5.E2" office:value-type="string">
            <text:p text:style-name="P29"/>
          </table:table-cell>
        </table:table-row>
      </table:table>
      <text:list xml:id="list173613248736885" text:continue-numbering="true" text:style-name="tfPuce">
        <text:list-item>
          <text:p text:style-name="P62">En observant la table de vérité ci-dessus, compléter :<text:line-break/>s = (e1 <text:span text:style-name="T25">⊕ e2) …… cin<text:line-break/>cout = (e1 …… e2) + ( (e1 ⊕ e2) …… </text:span><text:span text:style-name="T26">cin)</text:span></text:p>
        </text:list-item>
        <text:list-item>
          <text:p text:style-name="P66">A l’aide de 5 portes logiques, vous appuyer sur les deux expressions ci-dessus pour proposer un montage permettant de calculer e1 + e2 + cin.</text:p>
        </text:list-item>
      </text:list>
      <text:p text:style-name="P43"><text:span text:style-name="T27">Vérifiez votre proposition : </text:span><text:a xlink:type="simple" xlink:href="https://logic.modulo-info.ch/?mode=tryout&amp;data=N4IgbiBcAsA0IEsB2UDaoAOB7AzmgjAEwAMsh+xAuvAgCZSkhICGAtgKZQjv4jxjMANgwC+sTLgIkyANio16kfPBYcu7Qn3BDR4kNjyRURUtGLzEigKwq2nSCADGyLQOGRiI6iCwBXAC5oEoaoMgAcpIQAzBZ0UPhhtmoOeGLBaOGkUVaxivgAnEn2Tn6BXvAA5sz+7CGg-gCeGMUAGgDyAEpaBmiEEWQk3i5GhLBR3qVQ0Gkgjc1c7V3wPUbQZmQxQyhGMrAA7BMBUGEzc8UAggByACLdkqvrUfmx26iFFIeBSvinTRc3dxCayyHxoryIsHw43gkyU0z0Zy4nUBaCseyyOS2BBs+Bkn3ie3KIEEzAARuxBHV9PdUE9SOjvDUAB5fEDnWi0BD+BBYJBIdi+ABOAAJHFhWBhBOx-ML8MLSVytAAzXmsmIYJnCnDMJA4AC0OHYgoQSpARIA7ghBbU0KhItRjGMHXA8bBUDYDm7SPkHcpQag4EQHTjocZA1ZfX7XcY9pCfW7EglKJQREA" text:style-name="Internet_20_link" text:visited-style-name="Visited_20_Internet_20_Link"><text:span text:style-name="T34">simulation d'un additionneur complet 1 bit</text:span></text:a></text:p>
      <text:list xml:id="list173614671152506" text:continue-list="list173613679620837" text:style-name="tfNum_20_1_29_">
        <text:list-item>
          <text:p text:style-name="P78"><text:span text:style-name="T36">Additionneur </text:span><text:span text:style-name="T56">4</text:span><text:span text:style-name="T36"> bits</text:span></text:p>
        </text:list-item>
      </text:list>
      <text:list xml:id="list173614185244425" text:continue-list="list173613248736885" text:style-name="tfPuce">
        <text:list-item>
          <text:p text:style-name="P63">On décide de schématiser l’additionneur complet 1 bit ainsi :</text:p>
        </text:list-item>
      </text:list>
      <text:p text:style-name="P14"><draw:g text:anchor-type="as-char" draw:z-index="7" draw:name="Objet de groupe 8" draw:style-name="gr45"><draw:custom-shape draw:style-name="gr59" draw:text-style-name="P90" svg:width="1.094cm" svg:height="1.093cm" svg:x="1.644cm" svg:y="1.08cm"><text:p/><draw:enhanced-geometry svg:viewBox="0 0 21600 21600" draw:type="rectangle" draw:enhanced-path="M 0 0 L 21600 0 21600 21600 0 21600 0 0 Z N"/></draw:custom-shape><draw:line draw:style-name="gr47" draw:text-style-name="P90" svg:x1="1.642cm" svg:y1="1.277cm" svg:x2="0.753cm" svg:y2="1.277cm"><text:p/></draw:line><draw:frame draw:style-name="gr60" draw:text-style-name="P85" svg:width="0.978cm" svg:height="0.74cm" svg:x="0cm" svg:y="0.9cm"><draw:text-box><text:p text:style-name="P84"><text:span text:style-name="T78">e1</text:span></text:p></draw:text-box></draw:frame><draw:line draw:style-name="gr47" draw:text-style-name="P90" svg:x1="1.65cm" svg:y1="1.97cm" svg:x2="0.761cm" svg:y2="1.97cm"><text:p/></draw:line><draw:frame draw:style-name="gr60" draw:text-style-name="P85" svg:width="0.978cm" svg:height="0.74cm" svg:x="0.009cm" svg:y="1.589cm"><draw:text-box><text:p text:style-name="P84"><text:span text:style-name="T78">e2</text:span></text:p></draw:text-box></draw:frame><draw:line draw:style-name="gr47" draw:text-style-name="P90" svg:x1="3.625cm" svg:y1="1.622cm" svg:x2="2.736cm" svg:y2="1.622cm"><text:p/></draw:line><draw:frame draw:style-name="gr61" draw:text-style-name="P85" svg:width="0.717cm" svg:height="0.74cm" svg:x="3.473cm" svg:y="1.228cm"><draw:text-box><text:p text:style-name="P84"><text:span text:style-name="T78">s</text:span></text:p></draw:text-box></draw:frame><draw:frame draw:style-name="gr62" draw:text-style-name="P85" svg:width="1.057cm" svg:height="0.74cm" svg:x="1.683cm" svg:y="0cm"><draw:text-box><text:p text:style-name="P84"><text:span text:style-name="T78">cin</text:span></text:p></draw:text-box></draw:frame><draw:line draw:style-name="gr47" draw:text-style-name="P90" svg:x1="2.192cm" svg:y1="0.625cm" svg:x2="2.192cm" svg:y2="1.088cm"><text:p/></draw:line><draw:line draw:style-name="gr47" draw:text-style-name="P90" svg:x1="2.192cm" svg:y1="2.164cm" svg:x2="2.192cm" svg:y2="2.627cm"><text:p/></draw:line><draw:frame draw:style-name="gr63" draw:text-style-name="P85" svg:width="1.306cm" svg:height="0.74cm" svg:x="1.519cm" svg:y="2.438cm"><draw:text-box><text:p text:style-name="P84"><text:span text:style-name="T78">cout</text:span></text:p></draw:text-box></draw:frame><draw:frame draw:style-name="gr64" draw:text-style-name="P94" svg:width="0.959cm" svg:height="1.144cm" svg:x="1.72cm" svg:y="1.062cm"><draw:text-box><text:p text:style-name="P84"><text:span text:style-name="T81">+</text:span></text:p></draw:text-box></draw:frame></draw:g></text:p>
      <text:p text:style-name="P39"><text:span text:style-name="T62">Proposer un montage permettant d’additionner 2 nombres de 4 bits en enchaînant 4 additionneurs complets 1 bit. </text:span><text:span text:style-name="T61">(Prenez un brouillon, posez des additions </text:span><text:span text:style-name="T51">avec des</text:span><text:span text:style-name="T61"> nombres de 4 bits, observez comment les retenues se propagent d</text:span><text:span text:style-name="T51">e bit en bit… et ne regardez pas la solution ci-dessous tant que vous n’avez pas trouvé ;-)</text:span></text:p>
      <text:p text:style-name="P44"><text:span text:style-name="T27">Vérifiez votre proposition : </text:span><text:a xlink:type="simple" xlink:href="https://logic.modulo-info.ch/?mode=tryout&amp;data=N4IgbiBcAsA0IEsB2UDaoAuBPADgUyhCQQCMSAbA+HAewGc0AmANgAZZGBGVgXXgQAmaZrADssABywAnH3ABDcmnYrYveEnkBbApBABRJBgBOAS7wACAEIgAvrEy5dRUhSohaDSKhbto09UQhb25YTk4wxjCAZjkwRWU1JMDNHUJDE3MLAEE7Bw96YWh2TkZAmmMEPCNCBn5g6LgFJUh2RDoAYRokOgx5GsgTAFc8WzkaIYw0R3xCYjJKEGpC7wkA2EbAwTRogFYNkWjxaIk5VOcAZQqMKpyAaht7UE80NfZd3a3gtvPCABFTDh5HQ6HgdDUxvAAMY0LS0JDVDBedAgbCzPTyAQCPDGJYFZHMYobVjlSqIuZ45BoThwTj7TjMcaTaniTinJ6opyETHY3HLAlE4qkqoDIiUlAhaQcdhcJlTbyMKKMWIctHOHk4vEvbyE94k8Zk0UofgSnxwRj7FhypjiRjs-Jq7lYzX8ooy-XwCoi+Vik1MKXRdjRTjW7zRKLRFVycjyEh4cjI54rVAfPVyDB4AAePuyWIQN26CKGxgs0AsJHzdRAADNuj7AzhMxY6P06ABaUGVat2OQAdwQxjwyNQbI4IdgPmiHEZE8jYRnqEaG3HqEO6lQrN2fFQUjK26lFu3oUYsgn4TC0CPUU4p5HU8Yl9nEa3Z+OC8VG1E28Yx1OE7tag8DwthAA" text:style-name="Internet_20_link" text:visited-style-name="Visited_20_Internet_20_Link"><text:span text:style-name="T28">simulation d'un additionneur 4 bits</text:span></text:a></text:p>
      <text:p text:style-name="P46"/>
      <text:p text:style-name="P46"/>
      <text:p text:style-name="P46"/>
      <text:list xml:id="list173614353011178" text:continue-list="list173614671152506" text:style-name="tfNum_20_1_29_">
        <text:list-item>
          <text:p text:style-name="P75"><text:span text:style-name="T54">D</text:span><text:span text:style-name="T55">eux autres exemples</text:span></text:p>
        </text:list-item>
      </text:list>
      <text:list xml:id="list173613808998650" text:continue-list="list173614185244425" text:style-name="tfPuce">
        <text:list-item>
          <text:p text:style-name="P73"><text:span text:style-name="T62">Proposer un montage </text:span><text:span text:style-name="T52">faisant le complément à 2</text:span><text:span text:style-name="T63"> d’un </text:span><text:span text:style-name="T62">nombre de 4 bits </text:span><text:span text:style-name="T71">pour obtenir son opposé.<text:line-break/>On utilisera pour cela</text:span><text:span text:style-name="T63"> des inverseurs et des demi-additionneurs 1 bits.</text:span></text:p>
        </text:list-item>
      </text:list>
      <text:p text:style-name="P41"><text:span text:style-name="T27">Vérifiez votre proposition : </text:span><text:a xlink:type="simple" xlink:href="https://logic.modulo-info.ch/?mode=tryout&amp;data=N4IgbiBcAsA0IEsB2UDaoAuBPADgUyhCQQCMSAbA+HAewGc0AmRgBlgGYA2FgXXgQAmaNgEZYjDn3ABDcsNhtFUpNIC2BSCACiSDACcAl3gAEAQRABfWKFoNIqdgFZRAdl78hkdmxlzIYxDoAYRokOgxpXSh9AFc8CykaGIw0TFwNIlIKKhBbNE4RNnZWKUE0djFijnYOaGU1DIBlGj0MBBMAWjNLKQBzaQw8O3QQbHxCADkAeQAVEGp6crdxQtKUSGZ4JJSN9is08c1puYXh9mWK90R1xjgQbahGR33R9MnZ+dzF+3O2aFX+DdOFtko8XC8xhljp88j9lo4SoDHgAOEE7RgATgS8AAxjRVLQkHhdMMDhkABayABm0gEAjwehh31Q0GcsBEGKuyHysBciVB9lRGJ4ELemkp5BpdIZTOGrLYmK561QhXZIn5OxVEhE7BF1lehxAEql9MZpzQ8o4nLWaBEcBEjg1tuBIj5osNxtpptlFrZziVttRHKd9lYKxFUnI0hIeHIpK+cpYbGRV0GAA8diApjhbAZjAIAOQxJDGJD4kh6EzQYwkBAYBjwKmhTPeHBp4x0SJ0Dp0BkIKk9eAAdwQleGqEYNT5sAcbE4fFQGPZ7hVNTtC9d7ORC6eap3LnZjpnmPZwpnCsYG-EdWP4nnM5qjG3M9RFQ3EmKG+B7F1x6KdRFIA" text:style-name="Internet_20_link" text:visited-style-name="Visited_20_Internet_20_Link"><text:span text:style-name="T29">simulation de l'opposé d'un nombre 4 bits</text:span></text:a></text:p>
      <text:list xml:id="list173614564908838" text:continue-numbering="true" text:style-name="tfPuce">
        <text:list-item>
          <text:p text:style-name="P67"><text:span text:style-name="T66">Pour</text:span><text:span text:style-name="T65"> réaliser un soustracteur 4 bits, </text:span><text:span text:style-name="T64">on peut observer que : a − b = a + (−b) = a + </text:span><text:span text:style-name="T67">b</text:span><text:span text:style-name="T64"> + 1<text:line-break/></text:span><text:span text:style-name="T69">(ou </text:span><text:span text:style-name="T68">b</text:span><text:span text:style-name="T69"> désigne le nombre b dont on a inversé tous les bits).<text:line-break/></text:span><text:span text:style-name="T70">On peut donc réutiliser un additionneur 4 bits en inversant au préalable tous les bits de b et en reliant le cin du premier étage à 1.</text:span></text:p>
        </text:list-item>
      </text:list>
      <text:p text:style-name="P42"><text:span text:style-name="T31">Vérification</text:span><text:span text:style-name="T27"> : </text:span><text:a xlink:type="simple" xlink:href="https://logic.modulo-info.ch/?mode=tryout&amp;data=N4IgbiBcAsA0IEsB2UDaoAuBPADgUyhCQQCMSAbA+HAewGc0AmANgAZZGBGVgXXgQAmaZrADssABywAnH3ABDcmnYrYveEnkBbApBABRJBgBOAS7wACAEIgAvrEy5dRUhSohaDSKhbto09UQhb25YTk4wxjCAZjkwRWU1JMDNHUJDE3MLAEE7Bw96YWh2TkZAmmMEPCNCBn5g6LgFJUgIxDoAYRokOgx5GsgTAFc8WzkaIYw0R3xCYjJKEGpC7wkA2EbAwTRogFYNkWjxaIk5VOcAZQqMKpzAJCIbMfgAYxotWiRqjC90EGxZvTyAQCPDGJYFH7MYobVjlSpfObg5BoThwTj7TjMcaTFHiTinewzZxAkFg5aQ6HFOFVAZEJEoELSDjsLjYqbeRhRRixQl-JyEEmg8GeIrsXaw8bw2kofgMnxwRj7FhspjiRgE-L-YnAoXk0XM6kIvQyxByxhM6LsaKcFXeaJRaI8uQAc3kGDwPyJhAAcgB5AAqwpWqF2ZTCEi2DLaE3ZjF5Wp9AaDP1DLIjcmRkGi8BjUGg8f5ej9gb13lTG3Tsqg+xAuaz0gLAJAxeTaHL0Erprz7FrOJgnCeIHI8hIeHInohbfFsHFcndAA92SArkNesZ5M93UNjBZoBYSAhvuCAGbdJeWnDzix0fp0AC0dFBCGPdjkAHcEMYPWhUPiODbYB8bNlUAx0wixUC4GtPhfxZWRAPCMJoBg0owng39gOQ0CHV2FDjggnwHVEGDGGOU5AIddRUDRXDQKZMoYOgCJFRgkQANQY4YKkWjUCZYoeB4WwgA" text:style-name="Internet_20_link" text:visited-style-name="Visited_20_Internet_20_Link"><text:span text:style-name="T30">simulation d'un soustracteur 4 bits</text:span></text:a></text:p>
      <text:p text:style-name="P47"/>
      <text:list xml:id="list173613572956776" text:continue-list="list173614416904342" text:style-name="tfNum_20_I_29_">
        <text:list-item>
          <text:p text:style-name="P81">Faire un <text:span text:style-name="T37">multiplex</text:span>eur</text:p>
        </text:list-item>
      </text:list>
      <text:p text:style-name="P16"><text:span text:style-name="T38">Les</text:span> multiplexeur<text:span text:style-name="T38">s sont des</text:span> circuit<text:span text:style-name="T38">s</text:span> très utilisé<text:span text:style-name="T38">s</text:span> qui <text:span text:style-name="T38">ont</text:span> plusieurs entrées <text:span text:style-name="T38">mais</text:span> une seule sortie, et qui permet<text:span text:style-name="T38">tent</text:span> de sélectionner <text:span text:style-name="T38">laquelle des</text:span> entrées <text:span text:style-name="T38">doit être transmise à la</text:span> sortie <text:span text:style-name="T73">(comme un aiguillage).</text:span></text:p>
      <text:p text:style-name="P16"/>
      <text:list xml:id="list173613136967300" text:continue-list="list173614353011178" text:style-name="tfNum_20_1_29_">
        <text:list-item text:start-value="1">
          <text:p text:style-name="tfTitre_20_1_29_">Multiplexeur 1 bit – 2 entrées vers 1 sortie</text:p>
        </text:list-item>
      </text:list>
      <table:table table:name="Tableau6" table:style-name="Tableau6">
        <table:table-column table:style-name="Tableau6.A"/>
        <table:table-column table:style-name="Tableau6.B"/>
        <table:table-column table:style-name="Tableau6.C"/>
        <table:table-row table:style-name="TableLine94174593239008">
          <table:table-cell table:style-name="Tableau6.A1" office:value-type="string">
            <text:list xml:id="list173613250863229" text:continue-list="list173614564908838" text:style-name="tfPuce">
              <text:list-item>
                <text:p text:style-name="P57">Schéma<text:span text:style-name="T42"> :<text:line-break/></text:span><text:span text:style-name="T42"><draw:g text:anchor-type="as-char" draw:z-index="8" draw:name="Forme1" draw:style-name="gr45"><draw:line draw:style-name="gr47" draw:text-style-name="P90" svg:x1="1.648cm" svg:y1="1.193cm" svg:x2="0.759cm" svg:y2="1.193cm"><text:p/></draw:line><draw:frame draw:style-name="gr52" draw:text-style-name="P85" svg:width="0.997cm" svg:height="0.745cm" svg:x="0cm" svg:y="0.815cm"><draw:text-box><text:p text:style-name="P93"><text:span text:style-name="T78">e2</text:span></text:p></draw:text-box></draw:frame><draw:line draw:style-name="gr47" draw:text-style-name="P90" svg:x1="1.65cm" svg:y1="1.887cm" svg:x2="0.761cm" svg:y2="1.887cm"><text:p/></draw:line><draw:frame draw:style-name="gr56" draw:text-style-name="P85" svg:width="0.997cm" svg:height="0.747cm" svg:x="0.009cm" svg:y="1.505cm"><draw:text-box><text:p text:style-name="P93"><text:span text:style-name="T78">e1</text:span></text:p></draw:text-box></draw:frame><draw:line draw:style-name="gr47" draw:text-style-name="P90" svg:x1="3.561cm" svg:y1="1.538cm" svg:x2="2.672cm" svg:y2="1.538cm"><text:p/></draw:line><draw:frame draw:style-name="gr57" draw:text-style-name="P85" svg:width="0.731cm" svg:height="0.745cm" svg:x="3.413cm" svg:y="1.143cm"><draw:text-box><text:p text:style-name="P93"><text:span text:style-name="T78">s</text:span></text:p></draw:text-box></draw:frame><draw:line draw:style-name="gr47" draw:text-style-name="P90" svg:x1="2.192cm" svg:y1="0.596cm" svg:x2="2.192cm" svg:y2="1.059cm"><text:p/></draw:line><draw:frame draw:style-name="gr58" draw:text-style-name="P85" svg:width="1.08cm" svg:height="0.745cm" svg:x="1.646cm" svg:y="0cm"><draw:text-box><text:p text:style-name="P93"><text:span text:style-name="T78">sel</text:span></text:p></draw:text-box></draw:frame><draw:custom-shape draw:style-name="gr54" draw:text-style-name="P90" svg:width="1.251cm" svg:height="1.003cm" draw:transform="rotate (1.5707963267949) translate (1.666875cm 2.15863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span></text:p>
              </text:list-item>
            </text:list>
          </table:table-cell>
          <table:table-cell table:style-name="Tableau6.A1" office:value-type="string">
            <text:p text:style-name="P34">Fonctionnement :</text:p>
            <text:p text:style-name="P34"/>
            <text:p text:style-name="P34"/>
            <text:p text:style-name="P34">Si <text:span text:style-name="T1">sel</text:span> est à 0, la sortie <text:span text:style-name="T1">s</text:span> renvoie la valeur de <text:span text:style-name="T1">e1</text:span>.</text:p>
            <text:p text:style-name="P34">Si <text:span text:style-name="T1">sel</text:span> est à 1, la sortie <text:span text:style-name="T1">s</text:span> renvoie la valeur de <text:span text:style-name="T1">e2</text:span>.</text:p>
          </table:table-cell>
          <table:table-cell table:style-name="Tableau6.C1" office:value-type="string">
            <table:table table:name="Tableau7" table:style-name="Tableau7">
              <table:table-column table:style-name="Tableau7.A"/>
              <table:table-column table:style-name="Tableau7.B"/>
              <table:table-row table:style-name="TableLine94174533863728">
                <table:table-cell table:style-name="Tableau7.A1" office:value-type="string">
                  <text:p text:style-name="P33">sel</text:p>
                </table:table-cell>
                <table:table-cell table:style-name="Tableau7.B1" office:value-type="string">
                  <text:p text:style-name="P33">s</text:p>
                </table:table-cell>
              </table:table-row>
              <table:table-row table:style-name="TableLine94174593859952">
                <table:table-cell table:style-name="Tableau7.A2" office:value-type="string">
                  <text:p text:style-name="P33">0</text:p>
                </table:table-cell>
                <table:table-cell table:style-name="Tableau7.B2" office:value-type="string">
                  <text:p text:style-name="P33">e1</text:p>
                </table:table-cell>
              </table:table-row>
              <table:table-row table:style-name="TableLine94174593944896">
                <table:table-cell table:style-name="Tableau7.A2" office:value-type="string">
                  <text:p text:style-name="P33">1</text:p>
                </table:table-cell>
                <table:table-cell table:style-name="Tableau7.B2" office:value-type="string">
                  <text:p text:style-name="P33">e2</text:p>
                </table:table-cell>
              </table:table-row>
            </table:table>
            <text:p text:style-name="P19"/>
          </table:table-cell>
        </table:table-row>
      </table:table>
      <text:p text:style-name="Standard"/>
      <text:list xml:id="list173614377801085" text:continue-numbering="true" text:style-name="tfPuce">
        <text:list-item>
          <text:p text:style-name="P68">A <text:span text:style-name="T43">l’aide de 2 portes « ET », 1 porte « OU » et </text:span><text:span text:style-name="T45">1</text:span><text:span text:style-name="T43"> inverseur, proposer un montage permettant de réaliser le multiplexeur ci-dessus.</text:span></text:p>
        </text:list-item>
      </text:list>
      <text:p text:style-name="P45"><text:span text:style-name="T27">Vérifiez votre proposition : </text:span><text:a xlink:type="simple" xlink:href="https://logic.modulo-info.ch/?mode=tryout&amp;data=N4IgbiBcAsA0IEsB2UDaoAOB7AzmgjAKwAMsATNMQLrwIAmUpISAhgLYCmUIHZI8YFgBtGAX1iZcBErADMADmq0GkfPFaduHfP3DCxEkNjyRUZAOyl8lmiCwAnBByQAXbnmVQy69l0ggcDhEBfUhiUVsAcxYXDhN0EBcATww-EAA5AHkAFV1jNAtSWWIlO0dnN38PRBRIWXgsAFdK6HFQZNTuAEF0gBE8qVNZADZSMmLbZDRCWGHbJsrzNsSUtJ7++Hyh0bkbWlrUeVgATnnmqHxwww60zIAlAfiSIpLJg-w1fDIzyvxZCIa51Mkniw0uclenlUcGYvncIABICELAARkF4iC0LJLLNSrEAB6VEAAWUaQhcCAwQg4+I4jXsAAJ8AyUQgXAzAMgEDLIDIq9gAl3EGWAOPYcEyGTgHBSuPAAGZYVzcYoYfGSlhIHAAWkCjjlCNsAHcEPY4mhUKQ5rBUGpTtbvIQaGY5E64PIneZYB8neCvj76vhoFQqKIgA" text:style-name="Internet_20_link" text:visited-style-name="Visited_20_Internet_20_Link"><text:span text:style-name="T32">simulation d'un multiplexeur 1 bit - 2 entrées vers 1 sortie</text:span></text:a></text:p>
      <text:p text:style-name="Standard"/>
      <text:p text:style-name="P17"/>
      <text:list xml:id="list173613694967871" text:continue-list="list173613136967300" text:style-name="tfNum_20_1_29_">
        <text:list-item>
          <text:p text:style-name="P76">Multiplexeur 1 bit – <text:span text:style-name="T44">4</text:span> entrées vers 1 sortie</text:p>
        </text:list-item>
      </text:list>
      <text:list xml:id="list173614433620398" text:continue-list="list173614377801085" text:style-name="tfPuce">
        <text:list-item>
          <text:p text:style-name="P70">Dans le schéma précédent, il y avait seulement deux entrées. Un bit de sélection suffisait donc pour préciser l’entrée que l’on devait retrouver en sortie. Si l’on veut maintenant pouvoir sélectionner une entrée parmi quatre, combien nous faut-il de bits de sélection ?</text:p>
        </text:list-item>
        <text:list-item>
          <text:p text:style-name="P69"><text:span text:style-name="T75">Compléter le schéma ci-dessous permettant de réaliser </text:span><text:span text:style-name="T53">un</text:span><text:span text:style-name="T75"> multiplexeur « </text:span><text:span text:style-name="T74">1</text:span><text:span text:style-name="T75"> bit – 4 entrées vers une sortie » en utilisant 3 multiplexeurs « 1 bit – 2 entrées vers une sortie »</text:span></text:p>
        </text:list-item>
      </text:list>
      <text:p text:style-name="P48"/>
      <text:p text:style-name="P4"><draw:g text:anchor-type="as-char" draw:z-index="9" draw:name="Forme2" draw:style-name="gr45"><draw:line draw:style-name="gr47" draw:text-style-name="P90" svg:x1="1.648cm" svg:y1="1.978cm" svg:x2="0.759cm" svg:y2="1.978cm"><text:p/></draw:line><draw:frame draw:style-name="gr52" draw:text-style-name="P85" svg:width="0.997cm" svg:height="0.745cm" svg:x="0cm" svg:y="1.6cm"><draw:text-box><text:p text:style-name="P93"><text:span text:style-name="T78">e4</text:span></text:p></draw:text-box></draw:frame><draw:line draw:style-name="gr47" draw:text-style-name="P90" svg:x1="1.65cm" svg:y1="2.672cm" svg:x2="0.761cm" svg:y2="2.672cm"><text:p/></draw:line><draw:frame draw:style-name="gr52" draw:text-style-name="P85" svg:width="0.997cm" svg:height="0.745cm" svg:x="0.009cm" svg:y="2.29cm"><draw:text-box><text:p text:style-name="P93"><text:span text:style-name="T78">e3</text:span></text:p></draw:text-box></draw:frame><draw:line draw:style-name="gr47" draw:text-style-name="P90" svg:x1="3.167cm" svg:y1="2.323cm" svg:x2="2.672cm" svg:y2="2.323cm"><text:p/></draw:line><draw:frame draw:style-name="gr53" draw:text-style-name="P85" svg:width="0.733cm" svg:height="0.745cm" svg:x="6.003cm" svg:y="3.313cm"><draw:text-box><text:p text:style-name="P93"><text:span text:style-name="T78">s</text:span></text:p></draw:text-box></draw:frame><draw:line draw:style-name="gr47" draw:text-style-name="P90" svg:x1="2.192cm" svg:y1="1.385cm" svg:x2="2.192cm" svg:y2="1.848cm"><text:p/></draw:line><draw:custom-shape draw:style-name="gr54" draw:text-style-name="P90" svg:width="1.251cm" svg:height="1.003cm" draw:transform="rotate (1.5707963267949) translate (1.666875cm 2.94386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7" draw:text-style-name="P90" svg:x1="1.656cm" svg:y1="4.487cm" svg:x2="0.767cm" svg:y2="4.487cm"><text:p/></draw:line><draw:frame draw:style-name="gr52" draw:text-style-name="P85" svg:width="0.997cm" svg:height="0.745cm" svg:x="0.009cm" svg:y="4.108cm"><draw:text-box><text:p text:style-name="P93"><text:span text:style-name="T78">e2</text:span></text:p></draw:text-box></draw:frame><draw:line draw:style-name="gr47" draw:text-style-name="P90" svg:x1="1.658cm" svg:y1="5.179cm" svg:x2="0.769cm" svg:y2="5.179cm"><text:p/></draw:line><draw:frame draw:style-name="gr52" draw:text-style-name="P85" svg:width="0.997cm" svg:height="0.745cm" svg:x="0.018cm" svg:y="4.798cm"><draw:text-box><text:p text:style-name="P93"><text:span text:style-name="T78">e1</text:span></text:p></draw:text-box></draw:frame><draw:line draw:style-name="gr47" draw:text-style-name="P90" svg:x1="3.175cm" svg:y1="4.831cm" svg:x2="2.68cm" svg:y2="4.831cm"><text:p/></draw:line><draw:line draw:style-name="gr47" draw:text-style-name="P90" svg:x1="2.2cm" svg:y1="3.889cm" svg:x2="2.2cm" svg:y2="4.352cm"><text:p/></draw:line><draw:custom-shape draw:style-name="gr54" draw:text-style-name="P90" svg:width="1.251cm" svg:height="1.003cm" draw:transform="rotate (1.5707963267949) translate (1.67569444444444cm 5.45211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7" draw:text-style-name="P90" svg:x1="4.549cm" svg:y1="3.338cm" svg:x2="4.067cm" svg:y2="3.338cm"><text:p/></draw:line><draw:line draw:style-name="gr47" draw:text-style-name="P90" svg:x1="4.55cm" svg:y1="4.032cm" svg:x2="4.068cm" svg:y2="4.032cm"><text:p/></draw:line><draw:line draw:style-name="gr47" draw:text-style-name="P90" svg:x1="6.067cm" svg:y1="3.683cm" svg:x2="5.572cm" svg:y2="3.683cm"><text:p/></draw:line><draw:line draw:style-name="gr47" draw:text-style-name="P90" svg:x1="5.092cm" svg:y1="2.745cm" svg:x2="5.092cm" svg:y2="3.208cm"><text:p/></draw:line><draw:custom-shape draw:style-name="gr54" draw:text-style-name="P90" svg:width="1.251cm" svg:height="1.003cm" draw:transform="rotate (1.5707963267949) translate (4.56670833333333cm 4.30381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55" draw:text-style-name="P85" svg:width="1.325cm" svg:height="0.745cm" svg:x="2.501cm" svg:y="0cm"><draw:text-box><text:p text:style-name="P93"><text:span text:style-name="T78">sel1</text:span></text:p></draw:text-box></draw:frame><draw:frame draw:style-name="gr55" draw:text-style-name="P85" svg:width="1.325cm" svg:height="0.745cm" svg:x="4.454cm" svg:y="0cm"><draw:text-box><text:p text:style-name="P93"><text:span text:style-name="T78">sel2</text:span></text:p></draw:text-box></draw:frame><draw:line draw:style-name="gr47" draw:text-style-name="P90" svg:x1="5.092cm" svg:y1="0.545cm" svg:x2="5.092cm" svg:y2="1.008cm"><text:p/></draw:line><draw:line draw:style-name="gr47" draw:text-style-name="P90" svg:x1="3.131cm" svg:y1="0.545cm" svg:x2="3.131cm" svg:y2="1.008cm"><text:p/></draw:line></draw:g></text:p>
      <text:p text:style-name="P20"/>
      <text:p text:style-name="P50"/>
      <text:p text:style-name="P37"><text:span text:style-name="T27">Vérifiez votre proposition : </text:span><text:a xlink:type="simple" xlink:href="https://logic.modulo-info.ch/?mode=tryout&amp;data=N4IgbiBcAsA0IEsB2UDaoAOB7AzmgTAAyGz4AchAuvAgCZQCM+8SAhgLYCmUIn0I8MKwA2UQgF9YmXAWKwAzPKo16kBvJYdukXvIHgRYydLyRUREvIrVEqhnBBsuPTvn1DRkCVJDZT5uWglGzpGAFZNZx1OBndDL2NfGTNoIlgGAE5lECwAJwROJAAXHjwVRgB2SO0QHE5hWMF47xM0aAp0rJs8guLS-VC1MmrS+rcmzwlugFcSs1azMI75MOzBhgA2EZ08cRsAYyx2bCRCov9QIoBPDBr2aYAPAFp8IqxGpP9FEnwumhQzCQGKQZnN5IlrrcePdnq93vo-GhvrBUmsAag4BENqCoBUITc7o8Xm8PoiUstViF0cMMulslhZowGHt4MJWAAjeoXT5IrKwazwIqcB5zEAAWWmwiKCAwwmFnGmuQABAwleyEEUlYBkAiV0CVZ1yAEvODglWBOLlTaqcHlpdx4AAzLB9HRKDAPJU4VhIHBPOr5B0gFkgADuCFyJrQqAYETC1GjcGg8fU6WTzGUqA0ZHjVQyyeBm2TVXwRdg2Ng0eGDColHEQA" text:style-name="Internet_20_link" text:visited-style-name="Visited_20_Internet_20_Link"><text:span text:style-name="T33">simulation d'un multiplexeur 1 bit - 4 entrées vers 1 sortie</text:span></text:a></text:p>
      <text:list xml:id="list173613839422000" text:continue-list="list173613694967871" text:style-name="tfNum_20_1_29_">
        <text:list-item>
          <text:p text:style-name="P79">Multiplexeur <text:span text:style-name="T46">4</text:span> bit<text:span text:style-name="T46">s</text:span> – <text:span text:style-name="T44">4</text:span> entrées vers 1 sortie</text:p>
        </text:list-item>
      </text:list>
      <text:list xml:id="list173613890281685" text:continue-list="list173614433620398" text:style-name="tfPuce">
        <text:list-item>
          <text:p text:style-name="P71">Compléter le schéma ci-dessous permettant de réaliser 1 multiplexeurs « <text:span text:style-name="T46">4</text:span> bit<text:span text:style-name="T46">s</text:span> – 4 entrées vers une sortie » en utilisant <text:span text:style-name="T46">4</text:span> multiplexeurs « 1 bit – <text:span text:style-name="T46">4</text:span> entrées vers une sortie »</text:p>
        </text:list-item>
      </text:list>
      <text:p text:style-name="P49"/>
      <text:p text:style-name="P5"><draw:g text:anchor-type="as-char" draw:z-index="10" draw:name="Forme3" draw:style-name="gr45"><draw:frame draw:style-name="gr46" draw:text-style-name="P85" svg:width="1.327cm" svg:height="0.745cm" svg:x="10.299cm" svg:y="0cm"><draw:text-box><text:p text:style-name="P93"><text:span text:style-name="T78">sel1</text:span></text:p></draw:text-box></draw:frame><draw:frame draw:style-name="gr46" draw:text-style-name="P85" svg:width="1.327cm" svg:height="0.745cm" svg:x="11.451cm" svg:y="0cm"><draw:text-box><text:p text:style-name="P93"><text:span text:style-name="T78">sel2</text:span></text:p></draw:text-box></draw:frame><draw:line draw:style-name="gr47" draw:text-style-name="P90" svg:x1="12.09cm" svg:y1="0.543cm" svg:x2="12.09cm" svg:y2="1.006cm"><text:p/></draw:line><draw:line draw:style-name="gr47" draw:text-style-name="P90" svg:x1="10.929cm" svg:y1="0.544cm" svg:x2="10.929cm" svg:y2="1.007cm"><text:p/></draw:line><draw:g draw:style-name="gr20"><draw:line draw:style-name="gr47" draw:text-style-name="P90" svg:x1="10.276cm" svg:y1="3.598cm" svg:x2="9.387cm" svg:y2="3.598cm"><text:p/></draw:line><draw:line draw:style-name="gr47" draw:text-style-name="P90" svg:x1="10.278cm" svg:y1="3.104cm" svg:x2="9.389cm" svg:y2="3.104cm"><text:p/></draw:line><draw:line draw:style-name="gr47" draw:text-style-name="P90" svg:x1="12.295cm" svg:y1="2.856cm" svg:x2="11.8cm" svg:y2="2.856cm"><text:p/></draw:line><draw:custom-shape draw:style-name="gr48" draw:text-style-name="P90" svg:width="2.001cm" svg:height="1.502cm" draw:transform="rotate (1.5707963267949) translate (10.2958194444444cm 3.86277777777778cm)"><text:p/><draw:enhanced-geometry svg:viewBox="0 0 21600 21600" draw:mirror-vertical="tru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7" draw:text-style-name="P90" svg:x1="10.284cm" svg:y1="2.615cm" svg:x2="9.395cm" svg:y2="2.615cm"><text:p/></draw:line><draw:line draw:style-name="gr47" draw:text-style-name="P90" svg:x1="10.286cm" svg:y1="2.122cm" svg:x2="9.397cm" svg:y2="2.122cm"><text:p/></draw:line><draw:line draw:style-name="gr47" draw:text-style-name="P90" svg:x1="10.911cm" svg:y1="2.07cm" svg:x2="10.911cm" svg:y2="1.55cm"><text:p/></draw:line><draw:line draw:style-name="gr47" draw:text-style-name="P90" svg:x1="11.307cm" svg:y1="2.205cm" svg:x2="11.307cm" svg:y2="1.555cm"><text:p/></draw:line></draw:g><draw:g draw:style-name="gr20"><draw:line draw:style-name="gr47" draw:text-style-name="P90" svg:x1="10.276cm" svg:y1="9.599cm" svg:x2="9.387cm" svg:y2="9.599cm"><text:p/></draw:line><draw:line draw:style-name="gr47" draw:text-style-name="P90" svg:x1="10.278cm" svg:y1="9.106cm" svg:x2="9.389cm" svg:y2="9.106cm"><text:p/></draw:line><draw:line draw:style-name="gr47" draw:text-style-name="P90" svg:x1="12.295cm" svg:y1="8.858cm" svg:x2="11.8cm" svg:y2="8.858cm"><text:p/></draw:line><draw:custom-shape draw:style-name="gr48" draw:text-style-name="P90" svg:width="2.001cm" svg:height="1.502cm" draw:transform="rotate (1.5707963267949) translate (10.2958194444444cm 9.86352777777778cm)"><text:p/><draw:enhanced-geometry svg:viewBox="0 0 21600 21600" draw:mirror-vertical="tru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7" draw:text-style-name="P90" svg:x1="10.284cm" svg:y1="8.618cm" svg:x2="9.395cm" svg:y2="8.618cm"><text:p/></draw:line><draw:line draw:style-name="gr47" draw:text-style-name="P90" svg:x1="10.286cm" svg:y1="8.124cm" svg:x2="9.397cm" svg:y2="8.124cm"><text:p/></draw:line><draw:line draw:style-name="gr47" draw:text-style-name="P90" svg:x1="10.911cm" svg:y1="8.072cm" svg:x2="10.911cm" svg:y2="7.552cm"><text:p/></draw:line><draw:line draw:style-name="gr47" draw:text-style-name="P90" svg:x1="11.307cm" svg:y1="8.208cm" svg:x2="11.307cm" svg:y2="7.558cm"><text:p/></draw:line></draw:g><draw:g draw:style-name="gr20"><draw:line draw:style-name="gr47" draw:text-style-name="P90" svg:x1="10.276cm" svg:y1="6.599cm" svg:x2="9.387cm" svg:y2="6.599cm"><text:p/></draw:line><draw:line draw:style-name="gr47" draw:text-style-name="P90" svg:x1="10.278cm" svg:y1="6.108cm" svg:x2="9.389cm" svg:y2="6.108cm"><text:p/></draw:line><draw:line draw:style-name="gr47" draw:text-style-name="P90" svg:x1="12.295cm" svg:y1="5.858cm" svg:x2="11.8cm" svg:y2="5.858cm"><text:p/></draw:line><draw:custom-shape draw:style-name="gr48" draw:text-style-name="P90" svg:width="2.001cm" svg:height="1.502cm" draw:transform="rotate (1.5707963267949) translate (10.2958194444444cm 6.86315277777778cm)"><text:p/><draw:enhanced-geometry svg:viewBox="0 0 21600 21600" draw:mirror-vertical="tru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7" draw:text-style-name="P90" svg:x1="10.284cm" svg:y1="5.617cm" svg:x2="9.395cm" svg:y2="5.617cm"><text:p/></draw:line><draw:line draw:style-name="gr47" draw:text-style-name="P90" svg:x1="10.286cm" svg:y1="5.126cm" svg:x2="9.397cm" svg:y2="5.126cm"><text:p/></draw:line><draw:line draw:style-name="gr47" draw:text-style-name="P90" svg:x1="10.911cm" svg:y1="5.074cm" svg:x2="10.911cm" svg:y2="4.554cm"><text:p/></draw:line><draw:line draw:style-name="gr47" draw:text-style-name="P90" svg:x1="11.307cm" svg:y1="5.207cm" svg:x2="11.307cm" svg:y2="4.557cm"><text:p/></draw:line></draw:g><draw:g draw:style-name="gr20"><draw:line draw:style-name="gr47" draw:text-style-name="P90" svg:x1="10.276cm" svg:y1="12.598cm" svg:x2="9.387cm" svg:y2="12.598cm"><text:p/></draw:line><draw:line draw:style-name="gr47" draw:text-style-name="P90" svg:x1="10.278cm" svg:y1="12.107cm" svg:x2="9.389cm" svg:y2="12.107cm"><text:p/></draw:line><draw:line draw:style-name="gr47" draw:text-style-name="P90" svg:x1="12.295cm" svg:y1="11.857cm" svg:x2="11.8cm" svg:y2="11.857cm"><text:p/></draw:line><draw:custom-shape draw:style-name="gr48" draw:text-style-name="P90" svg:width="2.001cm" svg:height="1.502cm" draw:transform="rotate (1.5707963267949) translate (10.2958194444444cm 12.8621388888889cm)"><text:p/><draw:enhanced-geometry svg:viewBox="0 0 21600 21600" draw:mirror-vertical="tru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7" draw:text-style-name="P90" svg:x1="10.284cm" svg:y1="11.616cm" svg:x2="9.395cm" svg:y2="11.616cm"><text:p/></draw:line><draw:line draw:style-name="gr47" draw:text-style-name="P90" svg:x1="10.286cm" svg:y1="11.125cm" svg:x2="9.397cm" svg:y2="11.125cm"><text:p/></draw:line><draw:line draw:style-name="gr47" draw:text-style-name="P90" svg:x1="10.911cm" svg:y1="11.073cm" svg:x2="10.911cm" svg:y2="10.553cm"><text:p/></draw:line><draw:line draw:style-name="gr47" draw:text-style-name="P90" svg:x1="11.307cm" svg:y1="11.206cm" svg:x2="11.307cm" svg:y2="10.556cm"><text:p/></draw:line></draw:g><draw:frame draw:style-name="gr49" draw:text-style-name="P85" svg:width="1.207cm" svg:height="0.92cm" draw:transform="rotate (0.0176278254451427) translate (0cm 2.45343055555556cm)"><draw:text-box><text:p text:style-name="P93"><text:span text:style-name="T78">e1</text:span></text:p></draw:text-box></draw:frame><draw:g draw:style-name="gr20"><draw:line draw:style-name="gr47" draw:text-style-name="P90" svg:x1="0.814cm" svg:y1="3.593cm" svg:x2="1.386cm" svg:y2="3.593cm"><text:p/></draw:line><draw:line draw:style-name="gr47" draw:text-style-name="P90" svg:x1="0.816cm" svg:y1="3.099cm" svg:x2="1.388cm" svg:y2="3.099cm"><text:p/></draw:line><draw:line draw:style-name="gr47" draw:text-style-name="P90" svg:x1="0.816cm" svg:y1="2.605cm" svg:x2="1.388cm" svg:y2="2.605cm"><text:p/></draw:line><draw:line draw:style-name="gr47" draw:text-style-name="P90" svg:x1="0.816cm" svg:y1="2.111cm" svg:x2="1.388cm" svg:y2="2.111cm"><text:p/></draw:line></draw:g><draw:frame draw:style-name="gr50" draw:text-style-name="P85" svg:width="1.206cm" svg:height="0.922cm" draw:transform="rotate (0.0160570291183478) translate (0.00881944444444444cm 5.45204166666667cm)"><draw:text-box><text:p text:style-name="P93"><text:span text:style-name="T78">e2</text:span></text:p></draw:text-box></draw:frame><draw:g draw:style-name="gr20"><draw:line draw:style-name="gr47" draw:text-style-name="P90" svg:x1="0.822cm" svg:y1="6.593cm" svg:x2="1.394cm" svg:y2="6.593cm"><text:p/></draw:line><draw:line draw:style-name="gr47" draw:text-style-name="P90" svg:x1="0.824cm" svg:y1="6.101cm" svg:x2="1.396cm" svg:y2="6.101cm"><text:p/></draw:line><draw:line draw:style-name="gr47" draw:text-style-name="P90" svg:x1="0.824cm" svg:y1="5.607cm" svg:x2="1.396cm" svg:y2="5.607cm"><text:p/></draw:line><draw:line draw:style-name="gr47" draw:text-style-name="P90" svg:x1="0.824cm" svg:y1="5.111cm" svg:x2="1.396cm" svg:y2="5.111cm"><text:p/></draw:line></draw:g><draw:frame draw:style-name="gr50" draw:text-style-name="P85" svg:width="1.206cm" svg:height="0.922cm" draw:transform="rotate (0.0176278254451427) translate (0.00881944444444444cm 8.45241666666667cm)"><draw:text-box><text:p text:style-name="P93"><text:span text:style-name="T78">e3</text:span></text:p></draw:text-box></draw:frame><draw:g draw:style-name="gr20"><draw:line draw:style-name="gr47" draw:text-style-name="P90" svg:x1="0.822cm" svg:y1="9.593cm" svg:x2="1.394cm" svg:y2="9.593cm"><text:p/></draw:line><draw:line draw:style-name="gr47" draw:text-style-name="P90" svg:x1="0.824cm" svg:y1="9.099cm" svg:x2="1.396cm" svg:y2="9.099cm"><text:p/></draw:line><draw:line draw:style-name="gr47" draw:text-style-name="P90" svg:x1="0.824cm" svg:y1="8.605cm" svg:x2="1.396cm" svg:y2="8.605cm"><text:p/></draw:line><draw:line draw:style-name="gr47" draw:text-style-name="P90" svg:x1="0.824cm" svg:y1="8.111cm" svg:x2="1.396cm" svg:y2="8.111cm"><text:p/></draw:line></draw:g><draw:frame draw:style-name="gr50" draw:text-style-name="P85" svg:width="1.206cm" svg:height="0.922cm" draw:transform="rotate (0.0176278254451427) translate (0.00881944444444444cm 11.4527916666667cm)"><draw:text-box><text:p text:style-name="P93"><text:span text:style-name="T78">e4</text:span></text:p></draw:text-box></draw:frame><draw:g draw:style-name="gr20"><draw:line draw:style-name="gr47" draw:text-style-name="P90" svg:x1="0.822cm" svg:y1="12.593cm" svg:x2="1.394cm" svg:y2="12.593cm"><text:p/></draw:line><draw:line draw:style-name="gr47" draw:text-style-name="P90" svg:x1="0.824cm" svg:y1="12.1cm" svg:x2="1.396cm" svg:y2="12.1cm"><text:p/></draw:line><draw:line draw:style-name="gr47" draw:text-style-name="P90" svg:x1="0.824cm" svg:y1="11.606cm" svg:x2="1.396cm" svg:y2="11.606cm"><text:p/></draw:line><draw:line draw:style-name="gr47" draw:text-style-name="P90" svg:x1="0.824cm" svg:y1="11.111cm" svg:x2="1.396cm" svg:y2="11.111cm"><text:p/></draw:line></draw:g><draw:frame draw:style-name="gr51" draw:text-style-name="P85" svg:width="0.784cm" svg:height="0.92cm" draw:transform="rotate (0.0179768912955416) translate (15.3087916666667cm 6.95311111111111cm)"><draw:text-box><text:p text:style-name="P93"><text:span text:style-name="T78">s</text:span></text:p></draw:text-box></draw:frame><draw:g draw:style-name="gr20"><draw:line draw:style-name="gr47" draw:text-style-name="P90" svg:x1="14.722cm" svg:y1="8.093cm" svg:x2="15.294cm" svg:y2="8.093cm"><text:p/></draw:line><draw:line draw:style-name="gr47" draw:text-style-name="P90" svg:x1="14.724cm" svg:y1="7.599cm" svg:x2="15.296cm" svg:y2="7.599cm"><text:p/></draw:line><draw:line draw:style-name="gr47" draw:text-style-name="P90" svg:x1="14.724cm" svg:y1="7.105cm" svg:x2="15.296cm" svg:y2="7.105cm"><text:p/></draw:line><draw:line draw:style-name="gr47" draw:text-style-name="P90" svg:x1="14.724cm" svg:y1="6.611cm" svg:x2="15.296cm" svg:y2="6.611cm"><text:p/></draw:line></draw:g></draw:g></text:p>
      <text:p text:style-name="P21"/>
      <text:p text:style-name="P51"/>
      <text:p text:style-name="P38"><text:span text:style-name="T27">Vérifiez votre proposition : </text:span><text:a xlink:type="simple" xlink:href="https://logic.modulo-info.ch/?mode=tryout&amp;data=N4IgbiBcAsA0IEsB2UDaoAuBPADgUyhCQQCMSAbA+HAewGc0BGAVgAZYAmNgXXgQBM0HABycAnLADM7SY17gAhuSax2a+UgUBbApBB5GIAL6xMuXUVIUqIWg0ioW7aGNbyBaSRymSpcSczyYEoqjKqqGtoWeJLGpiDY+ITEZJQg1PRMbLAAbIxufIIOkjlSAOxSopJiQSEOarBhBURRhHjQcWZJeinW6baZDk7lzR4O0M5h0N7QkrXK9Y3hzZo6bRydA-aozBONPIVQ0HAta3p0eOSG8MELrCagdmg5HOxO8jQATgh4SBiEAHd+mMcr5ThYLuQNjc6vcPgBXf4OLoWXppDLbYTZaajIqoaClaAVaCiFyRM4gBhGeQAYxoWloSF+GG2KMIWnhAA8ALTQDA0a5bNDMYTsLijFCLMLeXxwQLwGiIqA5B4Jczsrm8-mCp4OEUyMoStAVUQSfKNMKMDgIpGMSSqxIWDk8vkC-q6nai2AuI1DOAsRqlRgVRiiRg1BVKyCvB3qvTOrVujHCr15X2oDjS7wcXwcOBcTg5G1QDhlanwcgKEiXVlC4quWCG+QYPCcpEgACy8PIGAQOEonLw8M+AAJoCOSAgWSPAMgEY5HzM+AEu8HQR2A8J814wR3Qvr2bAAzGh-QjSHCc3cKJB0bkXb6H4zyAEIT6rtAZ0QFfFvXioLycH+JRSH+HASGUf7QGEwhAb4Eb-iG37SI00CQd4LBAf6RawP+YYQThsicHIOGzJw1oEcwnBzAREh5pBcr0Y05H4v68HHIWf6EthjiyvhGbODBOGlt68Ggt6nG+IwxGoGJoYSZwgTcEYQA" text:style-name="Internet_20_link" text:visited-style-name="Visited_20_Internet_20_Link"><text:span text:style-name="T35">simulation d'un multiplexeur 4 bits - 4 entrées vers 1 sortie</text:span></text:a></text:p>
      <text:p text:style-name="P15"/>
      <text:list xml:id="list173614023774128" text:continue-list="list173613572956776" text:style-name="tfNum_20_I_29_">
        <text:list-item>
          <text:p text:style-name="P80">Exemple d’U<text:span text:style-name="T57">AL</text:span> très simplifiée !</text:p>
        </text:list-item>
      </text:list>
      <text:p text:style-name="Standard"/>
      <text:p text:style-name="P64"><draw:g text:anchor-type="as-char" draw:z-index="11" draw:name="Forme4" draw:style-name="gr1"><draw:custom-shape draw:style-name="gr2" draw:text-style-name="P83" svg:width="1.664cm" svg:height="0.645cm" svg:x="0cm" svg:y="0.681cm"><text:p text:style-name="P82"><text:span text:style-name="T77">0</text:span><text:span text:style-name="T77">0</text:span><text:span text:style-name="T77">0</text:span><text:span text:style-name="T77">0</text:span></text:p><draw:enhanced-geometry svg:viewBox="0 0 21600 21600" draw:type="rectangle" draw:enhanced-path="M 0 0 L 21600 0 21600 21600 0 21600 0 0 Z N"/></draw:custom-shape><draw:frame draw:style-name="gr3" draw:text-style-name="P85" svg:width="0.789cm" svg:height="0.729cm" svg:x="0.437cm" svg:y="0cm"><draw:text-box><text:p text:style-name="P84"><text:span text:style-name="T78">A</text:span></text:p></draw:text-box></draw:frame><draw:custom-shape draw:style-name="gr4" draw:text-style-name="P83" svg:width="1.666cm" svg:height="0.645cm" svg:x="2.418cm" svg:y="0.686cm"><text:p text:style-name="P82"><text:span text:style-name="T77">0</text:span><text:span text:style-name="T77">0</text:span><text:span text:style-name="T77">0</text:span><text:span text:style-name="T77">0</text:span></text:p><draw:enhanced-geometry svg:viewBox="0 0 21600 21600" draw:type="rectangle" draw:enhanced-path="M 0 0 L 21600 0 21600 21600 0 21600 0 0 Z N"/></draw:custom-shape><draw:frame draw:style-name="gr5" draw:text-style-name="P85" svg:width="0.791cm" svg:height="0.729cm" svg:x="2.858cm" svg:y="0.005cm"><draw:text-box><text:p text:style-name="P84"><text:span text:style-name="T78">B</text:span></text:p></draw:text-box></draw:frame><draw:custom-shape draw:style-name="gr6" draw:text-style-name="P87" svg:width="1.324cm" svg:height="1.438cm" svg:x="5.015cm" svg:y="1.829cm"><text:p text:style-name="P86"><text:span text:style-name="T79">+</text:span></text:p><draw:enhanced-geometry svg:viewBox="0 0 21600 21600" draw:type="rectangle" draw:enhanced-path="M 0 0 L 21600 0 21600 21600 0 21600 0 0 Z N"/></draw:custom-shape><draw:custom-shape draw:style-name="gr7" draw:text-style-name="P87" svg:width="1.324cm" svg:height="1.437cm" svg:x="5.022cm" svg:y="3.874cm"><text:p text:style-name="P86"><text:span text:style-name="T79">−</text:span></text:p><draw:enhanced-geometry svg:viewBox="0 0 21600 21600" draw:type="rectangle" draw:enhanced-path="M 0 0 L 21600 0 21600 21600 0 21600 0 0 Z N"/></draw:custom-shape><draw:custom-shape draw:style-name="gr8" draw:text-style-name="P89" svg:width="1.324cm" svg:height="1.438cm" svg:x="5.022cm" svg:y="5.9cm"><text:p text:style-name="P88"><text:span text:style-name="T80">o</text:span><text:span text:style-name="T80">p</text:span><text:span text:style-name="T80">p</text:span></text:p><draw:enhanced-geometry svg:viewBox="0 0 21600 21600" draw:type="rectangle" draw:enhanced-path="M 0 0 L 21600 0 21600 21600 0 21600 0 0 Z N"/></draw:custom-shape><draw:custom-shape draw:style-name="gr9" draw:text-style-name="P87" svg:width="1.324cm" svg:height="1.437cm" svg:x="5.022cm" svg:y="8.026cm"><text:p text:style-name="P86"><text:span text:style-name="T79">×</text:span></text:p><draw:enhanced-geometry svg:viewBox="0 0 21600 21600" draw:type="rectangle" draw:enhanced-path="M 0 0 L 21600 0 21600 21600 0 21600 0 0 Z N"/></draw:custom-shape><draw:custom-shape draw:style-name="gr10" draw:text-style-name="P90" svg:width="2.534cm" svg:height="1.325cm" draw:transform="rotate (1.5707963267949) translate (8.74006944444444cm 6.890361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1" draw:text-style-name="P83" svg:width="1.666cm" svg:height="0.643cm" svg:x="10.209cm" svg:y="0.693cm"><text:p text:style-name="P82"><text:span text:style-name="T77">0</text:span><text:span text:style-name="T77">0</text:span><text:span text:style-name="T77">0</text:span><text:span text:style-name="T77">0</text:span></text:p><draw:enhanced-geometry svg:viewBox="0 0 21600 21600" draw:type="rectangle" draw:enhanced-path="M 0 0 L 21600 0 21600 21600 0 21600 0 0 Z N"/></draw:custom-shape><draw:frame draw:style-name="gr12" draw:text-style-name="P85" svg:width="2.139cm" svg:height="0.729cm" svg:x="9.975cm" svg:y="0.012cm"><draw:text-box><text:p text:style-name="P84"><text:span text:style-name="T78">Résu</text:span><text:span text:style-name="T78">ltat</text:span></text:p></draw:text-box></draw:frame><draw:custom-shape draw:style-name="gr13" draw:text-style-name="P83" svg:width="0.948cm" svg:height="0.643cm" svg:x="8.982cm" svg:y="9.687cm"><text:p text:style-name="P82"><text:span text:style-name="T77">0</text:span><text:span text:style-name="T77">0</text:span></text:p><draw:enhanced-geometry svg:viewBox="0 0 21600 21600" draw:type="rectangle" draw:enhanced-path="M 0 0 L 21600 0 21600 21600 0 21600 0 0 Z N"/></draw:custom-shape><draw:frame draw:style-name="gr14" draw:text-style-name="P85" svg:width="2.592cm" svg:height="0.729cm" svg:x="8.16cm" svg:y="10.292cm"><draw:text-box><text:p text:style-name="P84"><text:span text:style-name="T78">Instr</text:span><text:span text:style-name="T78">uctio</text:span><text:span text:style-name="T78">n</text:span></text:p></draw:text-box></draw:frame><draw:line draw:style-name="gr15" draw:text-style-name="P91" svg:x1="3.289cm" svg:y1="1.362cm" svg:x2="3.289cm" svg:y2="9.19cm"><text:p/></draw:line><draw:line draw:style-name="gr16" draw:text-style-name="P91" svg:x1="3.289cm" svg:y1="9.194cm" svg:x2="5.029cm" svg:y2="9.194cm"><text:p/></draw:line><draw:line draw:style-name="gr17" draw:text-style-name="P91" svg:x1="3.289cm" svg:y1="6.623cm" svg:x2="5.029cm" svg:y2="6.623cm"><text:p/></draw:line><draw:line draw:style-name="gr18" draw:text-style-name="P91" svg:x1="3.289cm" svg:y1="5.034cm" svg:x2="5.029cm" svg:y2="5.034cm"><text:p/></draw:line><draw:line draw:style-name="gr19" draw:text-style-name="P91" svg:x1="3.289cm" svg:y1="2.976cm" svg:x2="5.029cm" svg:y2="2.976cm"><text:p/></draw:line><draw:g draw:style-name="gr20"><draw:line draw:style-name="gr21" draw:text-style-name="P91" svg:x1="0.777cm" svg:y1="1.362cm" svg:x2="0.777cm" svg:y2="8.358cm"><text:p/></draw:line><draw:line draw:style-name="gr22" draw:text-style-name="P91" svg:x1="5.028cm" svg:y1="8.363cm" svg:x2="0.755cm" svg:y2="8.363cm"><text:p/></draw:line><draw:line draw:style-name="gr23" draw:text-style-name="P91" svg:x1="5.028cm" svg:y1="4.203cm" svg:x2="0.755cm" svg:y2="4.203cm"><text:p/></draw:line><draw:line draw:style-name="gr24" draw:text-style-name="P91" svg:x1="5.028cm" svg:y1="2.161cm" svg:x2="0.755cm" svg:y2="2.161cm"><text:p/></draw:line></draw:g><draw:custom-shape draw:style-name="gr25" draw:text-style-name="P92" svg:width="0.267cm" svg:height="0.264cm" svg:x="0.646cm" svg:y="2.0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92" svg:width="0.265cm" svg:height="0.267cm" svg:x="0.647cm" svg:y="4.0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7" draw:text-style-name="P92" svg:width="0.265cm" svg:height="0.267cm" svg:x="3.161cm" svg:y="2.8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92" svg:width="0.265cm" svg:height="0.265cm" svg:x="3.161cm" svg:y="4.9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92" svg:width="0.265cm" svg:height="0.265cm" svg:x="3.161cm" svg:y="6.48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0"><draw:line draw:style-name="gr30" draw:text-style-name="P91" svg:x1="6.315cm" svg:y1="2.535cm" svg:x2="7.979cm" svg:y2="2.535cm"><text:p/></draw:line><draw:line draw:style-name="gr31" draw:text-style-name="P91" svg:x1="7.978cm" svg:y1="2.496cm" svg:x2="7.978cm" svg:y2="4.803cm"><text:p/></draw:line><draw:line draw:style-name="gr32" draw:text-style-name="P91" svg:x1="7.978cm" svg:y1="4.773cm" svg:x2="8.734cm" svg:y2="4.773cm"><text:p/></draw:line></draw:g><draw:g draw:style-name="gr20"><draw:line draw:style-name="gr33" draw:text-style-name="P91" svg:x1="6.33cm" svg:y1="8.775cm" svg:x2="7.994cm" svg:y2="8.775cm"><text:p/></draw:line><draw:line draw:style-name="gr34" draw:text-style-name="P91" svg:x1="7.994cm" svg:y1="8.812cm" svg:x2="7.994cm" svg:y2="6.505cm"><text:p/></draw:line><draw:line draw:style-name="gr35" draw:text-style-name="P91" svg:x1="7.994cm" svg:y1="6.535cm" svg:x2="8.75cm" svg:y2="6.535cm"><text:p/></draw:line></draw:g><draw:g draw:style-name="gr20"><draw:line draw:style-name="gr36" draw:text-style-name="P91" svg:x1="6.352cm" svg:y1="4.582cm" svg:x2="7.411cm" svg:y2="4.582cm"><text:p/></draw:line><draw:line draw:style-name="gr37" draw:text-style-name="P91" svg:x1="7.373cm" svg:y1="4.568cm" svg:x2="7.373cm" svg:y2="5.332cm"><text:p/></draw:line><draw:line draw:style-name="gr38" draw:text-style-name="P91" svg:x1="7.336cm" svg:y1="5.323cm" svg:x2="8.735cm" svg:y2="5.323cm"><text:p/></draw:line></draw:g><draw:g draw:style-name="gr20"><draw:line draw:style-name="gr39" draw:text-style-name="P91" svg:x1="6.352cm" svg:y1="6.606cm" svg:x2="7.411cm" svg:y2="6.606cm"><text:p/></draw:line><draw:line draw:style-name="gr40" draw:text-style-name="P91" svg:x1="7.373cm" svg:y1="6.618cm" svg:x2="7.373cm" svg:y2="5.854cm"><text:p/></draw:line><draw:line draw:style-name="gr41" draw:text-style-name="P91" svg:x1="7.336cm" svg:y1="5.864cm" svg:x2="8.735cm" svg:y2="5.864cm"><text:p/></draw:line></draw:g><draw:line draw:style-name="gr42" draw:text-style-name="P91" svg:x1="9.491cm" svg:y1="9.681cm" svg:x2="9.491cm" svg:y2="6.542cm"><text:p/></draw:line><draw:line draw:style-name="gr43" draw:text-style-name="P91" svg:x1="11.004cm" svg:y1="5.636cm" svg:x2="11.004cm" svg:y2="1.325cm"><text:p/></draw:line><draw:line draw:style-name="gr44" draw:text-style-name="P91" svg:x1="10.071cm" svg:y1="5.674cm" svg:x2="11.041cm" svg:y2="5.674cm"><text:p/></draw:line></draw:g></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Times New Roman1" svg:font-family="'Times New Roman'" style:font-adornments="Normal" style:font-family-generic="roman"/>
    <style:font-face style:name="Arial4" svg:font-family="Arial" style:font-adornments="Normal" style:font-family-generic="swiss"/>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gradient draw:name="gradient" draw:style="linear" draw:start-color="#000000" draw:end-color="#ffffff" draw:start-intensity="100%" draw:end-intensity="100%" draw:angle="0" draw:border="0%"/>
    <draw:hatch draw:name="hatch" draw:style="single" draw:color="#3465a4" draw:distance="0.02cm" draw:rotation="0"/>
    <draw:stroke-dash draw:name="Dash_20_Dot_20_1" draw:display-name="Dash Dot 1" draw:style="rect" draw:dots1="1" draw:dots1-length="0.003cm" draw:dots2="1" draw:dots2-length="0.003cm" draw:distance="0.003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list-style-name="Numérotation"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loext:contextual-spacing="false" fo:padding="0cm" fo:border-left="none" fo:border-right="none" fo:border-top="none" fo:border-bottom="0.99pt solid #000000" style:shadow="none" style:writing-mode="page"/>
      <style:text-properties fo:text-transform="uppercase" style:font-name="Arial2"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loext:contextual-spacing="false" fo:padding="0cm" fo:border="none" style:shadow="none" style:writing-mode="page"/>
      <style:text-properties fo:font-variant="normal" fo:text-transform="none" style:font-name="Arial3"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loext:contextual-spacing="false" style:page-number="auto" fo:padding="0cm" fo:border="none" style:shadow="none" style:writing-mode="page">
        <style:tab-stops/>
      </style:paragraph-properties>
      <style:text-properties fo:font-variant="normal" fo:text-transform="none" style:font-name="Arial2"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loext:contextual-spacing="false" fo:text-indent="-0.7cm" style:auto-text-indent="false" style:page-number="auto" fo:padding="0cm" fo:border="none" style:shadow="none" style:writing-mode="page">
        <style:tab-stops/>
      </style:paragraph-properties>
      <style:text-properties fo:font-variant="normal" fo:text-transform="none" style:font-name="Arial2"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I">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Numérotation">
      <text:list-level-style-number text:level="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0" loext:min-decimal-places="0" number:min-integer-digits="1" number:grouping="true"/>
      <number:text> </number:text>
      <number:currency-symbol number:language="fr" number:country="FR">F</number:currency-symbol>
    </number:currency-style>
    <number:currency-style style:name="N108">
      <number:text>-</number:text>
      <number:number number:decimal-places="0" loext:min-decimal-places="0" number:min-integer-digits="1" number:grouping="true"/>
      <number:text> </number:text>
      <number:currency-symbol number:language="fr" number:country="FR">F</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F</number:currency-symbol>
    </number:currency-style>
    <number:currency-style style:name="N110">
      <number:text>-</number:text>
      <number:number number:decimal-places="2" loext:min-decimal-places="2" number:min-integer-digits="1" number:grouping="true"/>
      <number:text> </number:text>
      <number:currency-symbol number:language="fr" number:country="FR">F</number:currency-symbol>
      <style:map style:condition="value()&gt;=0" style:apply-style-name="N110P0"/>
    </number:currency-style>
    <number:currency-style style:name="N111P0" style:volatile="true">
      <number:number number:decimal-places="0" loext: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loext:min-decimal-places="0" number:min-integer-digits="1" number:grouping="true"/>
      <number:text> </number:text>
      <number:currency-symbol number:language="fr" number:country="FR">F</number:currency-symbol>
      <style:map style:condition="value()&gt;=0" style:apply-style-name="N111P0"/>
    </number:currency-style>
    <number:currency-style style:name="N112P0" style:volatile="true">
      <number:number number:decimal-places="2" loext: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loext: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loext:min-decimal-places="0" number:min-integer-digits="1" number:decimal-replacement="--" number:grouping="true"/>
      <number:text> </number:text>
      <number:currency-symbol number:language="fr" number:country="FR">F</number:currency-symbol>
      <style:map style:condition="value()&gt;=0" style:apply-style-name="N114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2-27T17:36:11.518204006</dc:date>
    <meta:editing-duration>P1DT5H53M44S</meta:editing-duration>
    <meta:editing-cycles>226</meta:editing-cycles>
    <meta:document-statistic meta:table-count="7" meta:image-count="0" meta:object-count="0" meta:page-count="8" meta:paragraph-count="134" meta:word-count="1313" meta:character-count="7034" meta:non-whitespace-character-count="5870"/>
  </office:meta>
</office:document-meta>
</file>